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1000000A9970AA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paragraph-rsid="002b4664"/>
    </style:style>
    <style:style style:name="P9" style:family="paragraph" style:parent-style-name="Text_20_body">
      <style:text-properties officeooo:rsid="005b21fd" officeooo:paragraph-rsid="005b7261"/>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1" style:family="paragraph" style:parent-style-name="Text_20_body">
      <style:text-properties officeooo:paragraph-rsid="00a93e69"/>
    </style:style>
    <style:style style:name="P12" style:family="paragraph" style:parent-style-name="Heading_20_1">
      <style:text-properties officeooo:rsid="00466372"/>
    </style:style>
    <style:style style:name="P13" style:family="paragraph" style:parent-style-name="Text_20_body">
      <style:text-properties officeooo:rsid="00a4b868" officeooo:paragraph-rsid="00a4b868"/>
    </style:style>
    <style:style style:name="P14" style:family="paragraph" style:parent-style-name="Text_20_body">
      <style:text-properties officeooo:rsid="00a7a5a0" officeooo:paragraph-rsid="00a7a5a0"/>
    </style:style>
    <style:style style:name="P15" style:family="paragraph" style:parent-style-name="Text_20_body">
      <style:text-properties officeooo:rsid="00655699" officeooo:paragraph-rsid="00655699"/>
    </style:style>
    <style:style style:name="P16" style:family="paragraph" style:parent-style-name="Text_20_body">
      <style:text-properties officeooo:rsid="0065e986" officeooo:paragraph-rsid="0065e986"/>
    </style:style>
    <style:style style:name="P17" style:family="paragraph" style:parent-style-name="Text_20_body">
      <style:text-properties fo:color="#cccccc" loext:opacity="100%" style:font-name="Consolas" fo:font-size="10.5pt" fo:font-weight="normal" officeooo:rsid="0065e986" officeooo:paragraph-rsid="0065e986" fo:background-color="#1f1f1f"/>
    </style:style>
    <style:style style:name="P18" style:family="paragraph" style:parent-style-name="Text_20_body">
      <style:text-properties officeooo:rsid="00668359" officeooo:paragraph-rsid="00668359"/>
    </style:style>
    <style:style style:name="P19" style:family="paragraph" style:parent-style-name="Text_20_body">
      <style:text-properties officeooo:rsid="0066af31" officeooo:paragraph-rsid="0066af31"/>
    </style:style>
    <style:style style:name="P20" style:family="paragraph" style:parent-style-name="Text_20_body">
      <style:text-properties officeooo:rsid="006849d7" officeooo:paragraph-rsid="006849d7"/>
    </style:style>
    <style:style style:name="P21" style:family="paragraph" style:parent-style-name="Text_20_body">
      <style:text-properties officeooo:rsid="006b0a1d" officeooo:paragraph-rsid="006b0a1d"/>
    </style:style>
    <style:style style:name="P22" style:family="paragraph" style:parent-style-name="Text_20_body">
      <style:text-properties officeooo:rsid="006e23d3" officeooo:paragraph-rsid="006e23d3"/>
    </style:style>
    <style:style style:name="P23" style:family="paragraph" style:parent-style-name="Text_20_body">
      <style:text-properties officeooo:rsid="006e8140" officeooo:paragraph-rsid="006e8140"/>
    </style:style>
    <style:style style:name="P24" style:family="paragraph" style:parent-style-name="Text_20_body">
      <style:text-properties officeooo:rsid="0070015d" officeooo:paragraph-rsid="0070015d"/>
    </style:style>
    <style:style style:name="P25" style:family="paragraph" style:parent-style-name="Text_20_body">
      <style:text-properties officeooo:rsid="0071afd9" officeooo:paragraph-rsid="0071afd9"/>
    </style:style>
    <style:style style:name="P26" style:family="paragraph" style:parent-style-name="Text_20_body">
      <style:text-properties officeooo:rsid="0074f9fd" officeooo:paragraph-rsid="0074f9fd"/>
    </style:style>
    <style:style style:name="P27" style:family="paragraph" style:parent-style-name="Text_20_body">
      <style:text-properties officeooo:rsid="00777385" officeooo:paragraph-rsid="00777385"/>
    </style:style>
    <style:style style:name="P28" style:family="paragraph" style:parent-style-name="Text_20_body">
      <style:text-properties officeooo:rsid="00777385" officeooo:paragraph-rsid="0077b06c"/>
    </style:style>
    <style:style style:name="P29" style:family="paragraph" style:parent-style-name="Text_20_body">
      <style:text-properties officeooo:rsid="0077b06c"/>
    </style:style>
    <style:style style:name="P30" style:family="paragraph" style:parent-style-name="Text_20_body">
      <style:text-properties officeooo:rsid="00777385" officeooo:paragraph-rsid="0077b06c" fo:background-color="transparent"/>
    </style:style>
    <style:style style:name="P31" style:family="paragraph" style:parent-style-name="Text_20_body">
      <style:text-properties officeooo:rsid="003c8726" officeooo:paragraph-rsid="003c8726"/>
    </style:style>
    <style:style style:name="P32" style:family="paragraph" style:parent-style-name="Text_20_body">
      <style:text-properties officeooo:rsid="003cb6d6" officeooo:paragraph-rsid="003cb6d6"/>
    </style:style>
    <style:style style:name="P33" style:family="paragraph" style:parent-style-name="Text_20_body">
      <style:text-properties officeooo:rsid="009f31bd" officeooo:paragraph-rsid="009f31bd"/>
    </style:style>
    <style:style style:name="P34" style:family="paragraph" style:parent-style-name="Text_20_body">
      <style:text-properties officeooo:rsid="00a0a632" officeooo:paragraph-rsid="00a0a632"/>
    </style:style>
    <style:style style:name="P35" style:family="paragraph" style:parent-style-name="Text_20_body">
      <style:text-properties officeooo:paragraph-rsid="00a0a632"/>
    </style:style>
    <style:style style:name="P36" style:family="paragraph" style:parent-style-name="Text_20_body">
      <style:text-properties officeooo:rsid="00834664" officeooo:paragraph-rsid="00855fb0"/>
    </style:style>
    <style:style style:name="P37" style:family="paragraph" style:parent-style-name="Text_20_body">
      <style:text-properties officeooo:rsid="00855fb0" officeooo:paragraph-rsid="00855fb0"/>
    </style:style>
    <style:style style:name="P38" style:family="paragraph" style:parent-style-name="Table_20_Contents">
      <style:text-properties fo:font-weight="bold" officeooo:rsid="00875f4e" officeooo:paragraph-rsid="00875f4e" style:font-weight-asian="bold" style:font-weight-complex="bold"/>
    </style:style>
    <style:style style:name="P39" style:family="paragraph" style:parent-style-name="Table_20_Contents">
      <style:text-properties officeooo:rsid="00875f4e" officeooo:paragraph-rsid="00875f4e"/>
    </style:style>
    <style:style style:name="P40" style:family="paragraph" style:parent-style-name="Text_20_body">
      <style:text-properties officeooo:paragraph-rsid="00875f4e"/>
    </style:style>
    <style:style style:name="P41" style:family="paragraph" style:parent-style-name="Heading_20_3">
      <style:text-properties officeooo:paragraph-rsid="00875f4e"/>
    </style:style>
    <style:style style:name="P42" style:family="paragraph" style:parent-style-name="Table_20_Contents">
      <style:text-properties officeooo:paragraph-rsid="00875f4e"/>
    </style:style>
    <style:style style:name="P43" style:family="paragraph" style:parent-style-name="Table_20_Contents">
      <style:text-properties officeooo:rsid="00876e58" officeooo:paragraph-rsid="00876e58"/>
    </style:style>
    <style:style style:name="P44" style:family="paragraph" style:parent-style-name="Standard">
      <style:text-properties officeooo:paragraph-rsid="00875f4e"/>
    </style:style>
    <style:style style:name="P45" style:family="paragraph" style:parent-style-name="Table_20_Contents">
      <style:text-properties officeooo:rsid="00884050" officeooo:paragraph-rsid="00884050"/>
    </style:style>
    <style:style style:name="P46" style:family="paragraph" style:parent-style-name="Table_20_Contents">
      <style:text-properties officeooo:rsid="008a2052" officeooo:paragraph-rsid="008a2052"/>
    </style:style>
    <style:style style:name="P47" style:family="paragraph" style:parent-style-name="Table_20_Contents">
      <style:text-properties officeooo:rsid="008a8e7e" officeooo:paragraph-rsid="008a8e7e"/>
    </style:style>
    <style:style style:name="P48" style:family="paragraph" style:parent-style-name="Table_20_Contents">
      <style:text-properties officeooo:rsid="008b075e" officeooo:paragraph-rsid="008b075e"/>
    </style:style>
    <style:style style:name="P49" style:family="paragraph" style:parent-style-name="Standard">
      <style:text-properties officeooo:paragraph-rsid="008b075e"/>
    </style:style>
    <style:style style:name="P50" style:family="paragraph" style:parent-style-name="Table_20_Contents">
      <style:text-properties officeooo:rsid="008ce85f" officeooo:paragraph-rsid="008ce85f"/>
    </style:style>
    <style:style style:name="P51" style:family="paragraph" style:parent-style-name="Text_20_body">
      <style:text-properties officeooo:paragraph-rsid="008e8e7c"/>
    </style:style>
    <style:style style:name="P52" style:family="paragraph" style:parent-style-name="Table_20_Contents">
      <style:text-properties officeooo:rsid="008e8e7c" officeooo:paragraph-rsid="008e8e7c"/>
    </style:style>
    <style:style style:name="P53" style:family="paragraph" style:parent-style-name="Table_20_Contents">
      <style:text-properties officeooo:rsid="00900e7c" officeooo:paragraph-rsid="00900e7c"/>
    </style:style>
    <style:style style:name="P54" style:family="paragraph" style:parent-style-name="Text_20_body">
      <style:text-properties officeooo:paragraph-rsid="00913769"/>
    </style:style>
    <style:style style:name="P55" style:family="paragraph" style:parent-style-name="Table_20_Contents">
      <style:text-properties officeooo:rsid="00913769" officeooo:paragraph-rsid="00913769"/>
    </style:style>
    <style:style style:name="P56" style:family="paragraph" style:parent-style-name="Text_20_body">
      <style:text-properties officeooo:paragraph-rsid="00925752"/>
    </style:style>
    <style:style style:name="P57" style:family="paragraph" style:parent-style-name="Table_20_Contents">
      <style:text-properties officeooo:rsid="00925752" officeooo:paragraph-rsid="00925752"/>
    </style:style>
    <style:style style:name="P58" style:family="paragraph" style:parent-style-name="Text_20_body">
      <style:text-properties officeooo:paragraph-rsid="00931c6e"/>
    </style:style>
    <style:style style:name="P59" style:family="paragraph" style:parent-style-name="Table_20_Contents">
      <style:text-properties officeooo:rsid="00931c6e" officeooo:paragraph-rsid="00931c6e"/>
    </style:style>
    <style:style style:name="P60" style:family="paragraph" style:parent-style-name="Text_20_body">
      <style:text-properties officeooo:rsid="009e85c4" officeooo:paragraph-rsid="009e85c4"/>
    </style:style>
    <style:style style:name="P61" style:family="paragraph" style:parent-style-name="Table_20_Contents">
      <style:text-properties officeooo:rsid="0093e21f" officeooo:paragraph-rsid="0093e21f"/>
    </style:style>
    <style:style style:name="P62" style:family="paragraph" style:parent-style-name="Text_20_body">
      <style:text-properties officeooo:rsid="009d75ad" officeooo:paragraph-rsid="009d75ad"/>
    </style:style>
    <style:style style:name="P63" style:family="paragraph" style:parent-style-name="Table_20_Contents">
      <style:text-properties officeooo:rsid="0095239f" officeooo:paragraph-rsid="0095239f"/>
    </style:style>
    <style:style style:name="P64" style:family="paragraph" style:parent-style-name="Text_20_body">
      <style:text-properties officeooo:rsid="009b7b5f" officeooo:paragraph-rsid="009b7b5f"/>
    </style:style>
    <style:style style:name="P65" style:family="paragraph" style:parent-style-name="Table_20_Contents">
      <style:text-properties officeooo:rsid="00960c0f" officeooo:paragraph-rsid="00960c0f"/>
    </style:style>
    <style:style style:name="P66" style:family="paragraph" style:parent-style-name="Table_20_Contents">
      <style:text-properties officeooo:rsid="0098759b" officeooo:paragraph-rsid="0098759b"/>
    </style:style>
    <style:style style:name="P67" style:family="paragraph" style:parent-style-name="Text_20_body">
      <style:text-properties officeooo:rsid="00998fe5" officeooo:paragraph-rsid="00998fe5"/>
    </style:style>
    <style:style style:name="P68" style:family="paragraph" style:parent-style-name="Text_20_body">
      <style:text-properties officeooo:paragraph-rsid="00998fe5"/>
    </style:style>
    <style:style style:name="P69" style:family="paragraph" style:parent-style-name="Text_20_body">
      <style:text-properties fo:font-size="13pt" fo:font-weight="bold" officeooo:rsid="00a822cf" officeooo:paragraph-rsid="00a822cf" style:font-size-asian="13pt" style:font-weight-asian="bold" style:font-size-complex="13pt" style:font-weight-complex="bold"/>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officeooo:rsid="00466372"/>
    </style:style>
    <style:style style:name="T5" style:family="text">
      <style:text-properties officeooo:rsid="00293dce"/>
    </style:style>
    <style:style style:name="T6" style:family="text">
      <style:text-properties officeooo:rsid="003f5b85"/>
    </style:style>
    <style:style style:name="T7" style:family="text">
      <style:text-properties officeooo:rsid="0028c755"/>
    </style:style>
    <style:style style:name="T8" style:family="text">
      <style:text-properties officeooo:rsid="00402b7b"/>
    </style:style>
    <style:style style:name="T9" style:family="text">
      <style:text-properties officeooo:rsid="002b4664"/>
    </style:style>
    <style:style style:name="T10" style:family="text">
      <style:text-properties officeooo:rsid="00297f8e"/>
    </style:style>
    <style:style style:name="T11" style:family="text">
      <style:text-properties officeooo:rsid="003be689"/>
    </style:style>
    <style:style style:name="T12" style:family="text">
      <style:text-properties officeooo:rsid="0040434b"/>
    </style:style>
    <style:style style:name="T13" style:family="text">
      <style:text-properties officeooo:rsid="005b7261"/>
    </style:style>
    <style:style style:name="T14" style:family="text">
      <style:text-properties style:text-position="0% 100%" officeooo:rsid="005b7261"/>
    </style:style>
    <style:style style:name="T15" style:family="text">
      <style:text-properties style:text-position="0% 100%" officeooo:rsid="005c00e0"/>
    </style:style>
    <style:style style:name="T16" style:family="text">
      <style:text-properties style:text-position="0% 100%" officeooo:rsid="005cfc02"/>
    </style:style>
    <style:style style:name="T17" style:family="text">
      <style:text-properties style:text-position="0% 100%" officeooo:rsid="005daa24"/>
    </style:style>
    <style:style style:name="T18" style:family="text">
      <style:text-properties style:text-position="0% 100%" officeooo:rsid="005e03bf"/>
    </style:style>
    <style:style style:name="T19" style:family="text">
      <style:text-properties style:text-position="0% 100%" officeooo:rsid="005f1658"/>
    </style:style>
    <style:style style:name="T20" style:family="text">
      <style:text-properties style:text-position="0% 100%" officeooo:rsid="005f9c46"/>
    </style:style>
    <style:style style:name="T21" style:family="text">
      <style:text-properties style:text-position="0% 100%" officeooo:rsid="005fdb1d"/>
    </style:style>
    <style:style style:name="T22" style:family="text">
      <style:text-properties style:text-position="0% 100%" officeooo:rsid="0060dddc"/>
    </style:style>
    <style:style style:name="T23" style:family="text">
      <style:text-properties officeooo:rsid="00a93e69"/>
    </style:style>
    <style:style style:name="T24" style:family="text">
      <style:text-properties officeooo:rsid="00ab2949"/>
    </style:style>
    <style:style style:name="T25" style:family="text">
      <style:text-properties fo:font-size="10.5pt" style:font-size-asian="10.5pt" style:font-size-complex="10.5pt"/>
    </style:style>
    <style:style style:name="T26" style:family="text">
      <style:text-properties fo:font-style="italic" style:font-style-asian="italic" style:font-style-complex="italic"/>
    </style:style>
    <style:style style:name="T27" style:family="text">
      <style:text-properties officeooo:rsid="00655699"/>
    </style:style>
    <style:style style:name="T28" style:family="text">
      <style:text-properties fo:font-size="9pt" style:font-size-asian="9pt" style:font-size-complex="9pt"/>
    </style:style>
    <style:style style:name="T29" style:family="text">
      <style:text-properties officeooo:rsid="0065e986"/>
    </style:style>
    <style:style style:name="T30" style:family="text">
      <style:text-properties fo:font-size="10pt" style:font-size-asian="10pt" style:font-size-complex="10pt"/>
    </style:style>
    <style:style style:name="T31" style:family="text">
      <style:text-properties officeooo:rsid="006a1e13"/>
    </style:style>
    <style:style style:name="T32" style:family="text">
      <style:text-properties officeooo:rsid="006e23d3"/>
    </style:style>
    <style:style style:name="T33" style:family="text">
      <style:text-properties officeooo:rsid="0075d908"/>
    </style:style>
    <style:style style:name="T34" style:family="text">
      <style:text-properties officeooo:rsid="0077b06c"/>
    </style:style>
    <style:style style:name="T35" style:family="text">
      <style:text-properties officeooo:rsid="00640b2f"/>
    </style:style>
    <style:style style:name="T36" style:family="text">
      <style:text-properties officeooo:rsid="008672aa"/>
    </style:style>
    <style:style style:name="T37" style:family="text">
      <style:text-properties officeooo:rsid="008518fc"/>
    </style:style>
    <style:style style:name="T38" style:family="text">
      <style:text-properties officeooo:rsid="00855fb0"/>
    </style:style>
    <style:style style:name="T39" style:family="text">
      <style:text-properties officeooo:rsid="00875f4e"/>
    </style:style>
    <style:style style:name="T40" style:family="text">
      <style:text-properties officeooo:rsid="00876e58"/>
    </style:style>
    <style:style style:name="T41" style:family="text">
      <style:text-properties officeooo:rsid="00884050"/>
    </style:style>
    <style:style style:name="T42" style:family="text">
      <style:text-properties officeooo:rsid="008a2052"/>
    </style:style>
    <style:style style:name="T43" style:family="text">
      <style:text-properties officeooo:rsid="008a8e7e"/>
    </style:style>
    <style:style style:name="T44" style:family="text">
      <style:text-properties officeooo:rsid="008ce85f"/>
    </style:style>
    <style:style style:name="T45" style:family="text">
      <style:text-properties officeooo:rsid="00900e7c"/>
    </style:style>
    <style:style style:name="T46" style:family="text">
      <style:text-properties officeooo:rsid="0095239f"/>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1">Constantin Reinhold</text:span></text:p>
      <text:p text:style-name="P3"><text:date style:data-style-name="N46" text:date-value="2025-02-10T06:18:49.120999784" text:fixed="true">10. February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455_3478180183" text:style-name="Index_20_Link" text:visited-style-name="Index_20_Link">2. Laufzeitanalyse<text:tab/>3</text:a></text:p>
          <text:p text:style-name="P4"><text:a xlink:type="simple" xlink:href="#__RefHeading___Toc2234_4178761632" text:style-name="Index_20_Link" text:visited-style-name="Index_20_Link">3. Implementierung<text:tab/>3</text:a></text:p>
          <text:p text:style-name="P5"><text:a xlink:type="simple" xlink:href="#__RefHeading___Toc3711_3820859895" text:style-name="Index_20_Link" text:visited-style-name="Index_20_Link">3.1 Node Klasse<text:tab/>3</text:a></text:p>
          <text:p text:style-name="P6"><text:a xlink:type="simple" xlink:href="#__RefHeading___Toc2338_3820859895" text:style-name="Index_20_Link" text:visited-style-name="Index_20_Link">3.1.1 __init__<text:tab/>3</text:a></text:p>
          <text:p text:style-name="P6"><text:a xlink:type="simple" xlink:href="#__RefHeading___Toc2340_3820859895" text:style-name="Index_20_Link" text:visited-style-name="Index_20_Link">3.1.2 __lt__<text:tab/>4</text:a></text:p>
          <text:p text:style-name="P5"><text:a xlink:type="simple" xlink:href="#__RefHeading___Toc2511_3246065864" text:style-name="Index_20_Link" text:visited-style-name="Index_20_Link">3.2 TreeWithHeap Klasse<text:tab/>4</text:a></text:p>
          <text:p text:style-name="P6"><text:a xlink:type="simple" xlink:href="#__RefHeading___Toc2342_3820859895" text:style-name="Index_20_Link" text:visited-style-name="Index_20_Link">3.2.1 __init__<text:tab/>4</text:a></text:p>
          <text:p text:style-name="P6"><text:a xlink:type="simple" xlink:href="#__RefHeading___Toc2344_3820859895" text:style-name="Index_20_Link" text:visited-style-name="Index_20_Link">3.2.2 add_parent<text:tab/>4</text:a></text:p>
          <text:p text:style-name="P6"><text:a xlink:type="simple" xlink:href="#__RefHeading___Toc2346_3820859895" text:style-name="Index_20_Link" text:visited-style-name="Index_20_Link">3.2.3 add_child<text:tab/>4</text:a></text:p>
          <text:p text:style-name="P6"><text:a xlink:type="simple" xlink:href="#__RefHeading___Toc2348_3820859895" text:style-name="Index_20_Link" text:visited-style-name="Index_20_Link">3.2.4 find_n_smallest<text:tab/>5</text:a></text:p>
          <text:p text:style-name="P6"><text:a xlink:type="simple" xlink:href="#__RefHeading___Toc2350_3820859895" text:style-name="Index_20_Link" text:visited-style-name="Index_20_Link">3.2.5 find_min_leaf<text:tab/>5</text:a></text:p>
          <text:p text:style-name="P6"><text:a xlink:type="simple" xlink:href="#__RefHeading___Toc2352_3820859895" text:style-name="Index_20_Link" text:visited-style-name="Index_20_Link">3.2.6 transform_and_add_children<text:tab/>5</text:a></text:p>
          <text:p text:style-name="P6"><text:a xlink:type="simple" xlink:href="#__RefHeading___Toc2354_3820859895" text:style-name="Index_20_Link" text:visited-style-name="Index_20_Link">3.2.7 find_all_paths<text:tab/>5</text:a></text:p>
          <text:p text:style-name="P5"><text:a xlink:type="simple" xlink:href="#__RefHeading___Toc2513_3246065864" text:style-name="Index_20_Link" text:visited-style-name="Index_20_Link">3.3 read_file<text:tab/>6</text:a></text:p>
          <text:p text:style-name="P5"><text:a xlink:type="simple" xlink:href="#__RefHeading___Toc2515_3246065864" text:style-name="Index_20_Link" text:visited-style-name="Index_20_Link">3.4 count_frequencies<text:tab/>6</text:a></text:p>
          <text:p text:style-name="P5"><text:a xlink:type="simple" xlink:href="#__RefHeading___Toc2517_3246065864" text:style-name="Index_20_Link" text:visited-style-name="Index_20_Link">3.5 collapse_tree<text:tab/>7</text:a></text:p>
          <text:p text:style-name="P5"><text:a xlink:type="simple" xlink:href="#__RefHeading___Toc2519_3246065864" text:style-name="Index_20_Link" text:visited-style-name="Index_20_Link">3.6 index_mapping<text:tab/>7</text:a></text:p>
          <text:p text:style-name="P5"><text:a xlink:type="simple" xlink:href="#__RefHeading___Toc2521_3246065864" text:style-name="Index_20_Link" text:visited-style-name="Index_20_Link">3.7 assign_codes<text:tab/>7</text:a></text:p>
          <text:p text:style-name="P5"><text:a xlink:type="simple" xlink:href="#__RefHeading___Toc2523_3246065864" text:style-name="Index_20_Link" text:visited-style-name="Index_20_Link">3.8 encode_message<text:tab/>8</text:a></text:p>
          <text:p text:style-name="P5"><text:a xlink:type="simple" xlink:href="#__RefHeading___Toc2525_3246065864" text:style-name="Index_20_Link" text:visited-style-name="Index_20_Link">3.9 n_ary_huffman<text:tab/>8</text:a></text:p>
          <text:p text:style-name="P5"><text:a xlink:type="simple" xlink:href="#__RefHeading___Toc2527_3246065864" text:style-name="Index_20_Link" text:visited-style-name="Index_20_Link">3.10 weighted_huffman<text:tab/>8</text:a></text:p>
          <text:p text:style-name="P5"><text:a xlink:type="simple" xlink:href="#__RefHeading___Toc2529_3246065864" text:style-name="Index_20_Link" text:visited-style-name="Index_20_Link">3.11 Funktionsaufruf<text:tab/>9</text:a></text:p>
          <text:p text:style-name="P5"><text:a xlink:type="simple" xlink:href="#__RefHeading___Toc473_3478180183" text:style-name="Index_20_Link" text:visited-style-name="Index_20_Link">3.12 Edge cases<text:tab/>9</text:a></text:p>
          <text:p text:style-name="P4"><text:a xlink:type="simple" xlink:href="#__RefHeading___Toc2236_4178761632" text:style-name="Index_20_Link" text:visited-style-name="Index_20_Link">4. Beispiele<text:tab/>9</text:a></text:p>
          <text:p text:style-name="P5"><text:a xlink:type="simple" xlink:href="#__RefHeading___Toc3284_3246065864" text:style-name="Index_20_Link" text:visited-style-name="Index_20_Link">4.1 schmuck0<text:tab/>10</text:a></text:p>
          <text:p text:style-name="P5"><text:a xlink:type="simple" xlink:href="#__RefHeading___Toc3286_3246065864" text:style-name="Index_20_Link" text:visited-style-name="Index_20_Link">4.2 schmuck00<text:tab/>10</text:a></text:p>
          <text:p text:style-name="P5"><text:a xlink:type="simple" xlink:href="#__RefHeading___Toc3288_3246065864" text:style-name="Index_20_Link" text:visited-style-name="Index_20_Link">4.3 schmuck01<text:tab/>11</text:a></text:p>
          <text:p text:style-name="P5"><text:a xlink:type="simple" xlink:href="#__RefHeading___Toc3290_3246065864" text:style-name="Index_20_Link" text:visited-style-name="Index_20_Link">4.4 schmuck1<text:tab/>12</text:a></text:p>
          <text:p text:style-name="P5"><text:a xlink:type="simple" xlink:href="#__RefHeading___Toc3292_3246065864" text:style-name="Index_20_Link" text:visited-style-name="Index_20_Link">4.5 schmuck2<text:tab/>13</text:a></text:p>
          <text:p text:style-name="P5"><text:a xlink:type="simple" xlink:href="#__RefHeading___Toc3294_3246065864" text:style-name="Index_20_Link" text:visited-style-name="Index_20_Link">4.6 schmuck3<text:tab/>13</text:a></text:p>
          <text:p text:style-name="P5"><text:a xlink:type="simple" xlink:href="#__RefHeading___Toc3296_3246065864" text:style-name="Index_20_Link" text:visited-style-name="Index_20_Link">4.7 schmuck4<text:tab/>13</text:a></text:p>
          <text:p text:style-name="P5"><text:a xlink:type="simple" xlink:href="#__RefHeading___Toc3298_3246065864" text:style-name="Index_20_Link" text:visited-style-name="Index_20_Link">4.8 schmuck5<text:tab/>14</text:a></text:p>
          <text:p text:style-name="P5"><text:a xlink:type="simple" xlink:href="#__RefHeading___Toc3300_3246065864" text:style-name="Index_20_Link" text:visited-style-name="Index_20_Link">4.9 schmuck6<text:tab/>15</text:a></text:p>
          <text:p text:style-name="P5"><text:a xlink:type="simple" xlink:href="#__RefHeading___Toc3302_3246065864" text:style-name="Index_20_Link" text:visited-style-name="Index_20_Link"><text:soft-page-break/>4.10 schmuck7<text:tab/>15</text:a></text:p>
          <text:p text:style-name="P5"><text:a xlink:type="simple" xlink:href="#__RefHeading___Toc3304_3246065864" text:style-name="Index_20_Link" text:visited-style-name="Index_20_Link">4.11 schmuck8<text:tab/>16</text:a></text:p>
          <text:p text:style-name="P5"><text:a xlink:type="simple" xlink:href="#__RefHeading___Toc3306_3246065864" text:style-name="Index_20_Link" text:visited-style-name="Index_20_Link">4.12 schmuck9<text:tab/>17</text:a></text:p>
          <text:p text:style-name="P5"><text:a xlink:type="simple" xlink:href="#__RefHeading___Toc3308_3246065864" text:style-name="Index_20_Link" text:visited-style-name="Index_20_Link">4.13 long_message_a<text:tab/>18</text:a></text:p>
          <text:p text:style-name="P5"><text:a xlink:type="simple" xlink:href="#__RefHeading___Toc3310_3246065864" text:style-name="Index_20_Link" text:visited-style-name="Index_20_Link">4.14 long_message_b<text:tab/>19</text:a></text:p>
          <text:p text:style-name="P5"><text:a xlink:type="simple" xlink:href="#__RefHeading___Toc3312_3246065864" text:style-name="Index_20_Link" text:visited-style-name="Index_20_Link">4.15 short_message<text:tab/>20</text:a></text:p>
          <text:p text:style-name="P5"><text:a xlink:type="simple" xlink:href="#__RefHeading___Toc3314_3246065864" text:style-name="Index_20_Link" text:visited-style-name="Index_20_Link">4.16 single<text:tab/>20</text:a></text:p>
          <text:p text:style-name="P4"><text:a xlink:type="simple" xlink:href="#__RefHeading___Toc2238_4178761632" text:style-name="Index_20_Link" text:visited-style-name="Index_20_Link">Quellcode<text:tab/>20</text:a></text:p>
          <text:p text:style-name="P4"><text:a xlink:type="simple" xlink:href="#__RefHeading___Toc3502_3246065864" text:style-name="Index_20_Link" text:visited-style-name="Index_20_Link">Anhang<text:tab/>23</text:a></text:p>
        </text:index-body>
      </text:table-of-content>
      <text:p text:style-name="P7"/>
      <text:h text:style-name="Heading_20_1" text:outline-level="1"><text:bookmark-start text:name="__RefHeading___Toc2232_4178761632"/><text:span text:style-name="T4">1. </text:span>Lösungsidee<text:bookmark-end text:name="__RefHeading___Toc2232_4178761632"/></text:h>
      <text:p text:style-name="P8"><text:span text:style-name="T5">Das Ziel ist es möglichst kurze, Präfixcodes zu erstellen. Also Codes bei denen kein Trennzeichen benötigt wird, weil sie eindeutig eingelesen werden können. Dafür werden </text:span><text:span text:style-name="T6">wird </text:span><text:span text:style-name="T5">Huffman-Kodierung </text:span><text:span text:style-name="T7">(</text:span><text:a xlink:type="simple" xlink:href="https://de.wikipedia.org/wiki/Huffman-Kodierung" text:style-name="Internet_20_link" text:visited-style-name="Visited_20_Internet_20_Link"><text:span text:style-name="T7">https://de.wikipedia.org/wiki/Huffman-Kodierung</text:span></text:a><text:span text:style-name="T7">) </text:span><text:span text:style-name="T5">verwend</text:span><text:span text:style-name="T6">et</text:span><text:span text:style-name="T5">. Die Huffman Kodierung wurde von David Huffman entwickelt und verwendet </text:span><text:span text:style-name="T8">standardmäßig </text:span><text:span text:style-name="T5">eine</text:span><text:span text:style-name="T9">n</text:span><text:span text:style-name="T5"> </text:span><text:span text:style-name="T9">Binärb</text:span><text:span text:style-name="T5">aum um einen eindeutigen Pfad für jedes Symbol zu schaffen, </text:span><text:span text:style-name="T10">welcher </text:span><text:span text:style-name="T5">durch die Inde</text:span><text:span text:style-name="T10">ces der Teilbäume einen Präfixcode baut. </text:span><text:span text:style-name="T9">Da in </text:span><text:span text:style-name="T11">diesem </text:span><text:span text:style-name="T9">Fall </text:span><text:span text:style-name="T10">das Codealphabet größer als zwei ist wird eine Variation der Huffman-Codes mit n-ary Bäumen </text:span><text:span text:style-name="T7">(</text:span><text:a xlink:type="simple" xlink:href="https://en.wikipedia.org/wiki/Huffman_coding#n-ary_Huffman_coding" text:style-name="Internet_20_link" text:visited-style-name="Visited_20_Internet_20_Link"><text:span text:style-name="T7">https://en.wikipedia.org/wiki/Huffman_coding#n-ary_Huffman_coding</text:span></text:a><text:span text:style-name="T7">) </text:span><text:span text:style-name="T10">und erweiterndem Codealphabet eingesetzt. Diese sorgt für eine effizientere Datenspeicherung </text:span><text:span text:style-name="T12">und ermöglicht uns mit mehr als 2 Perlen zu kodieren.</text:span></text:p>
      <text:p text:style-name="P9">Für den zweiten Teil der Aufgabe, in der präfixfrei Codes für Perlen gefunden werden sollen, die nicht alle gleich groß sind wird eine andere Herangehensweise benötigt. Statt einen <text:span text:style-name="T13">Huffmanbaum zu erstellen, der die n-kleinsten Knoten zusammenfasst erstellen wir einen n-ary Baum wobei der Knotenwert immer das Gewicht des n-ten Symbols im Codealphabet + das der Knotenwert des Mutterknoten ist. Jede dieser Erweiterungen erweitert den Baum somit um n-1 Blätter. Wenn wir davon ausgehen, dass wir mit einem einzelnen Wurzelknoten mit dem Wert 0 starten und das Blatt mit dem kleinsten Wert erweitern können die benötigten Erweiterungen mit der Formel: </text:span><text:span text:style-name="T14"><draw:frame text:anchor-type="as-char" svg:y="-0.2134in" draw:z-index="0" draw:name="Shape1" draw:style-name="gr1" draw:text-style-name="P10" svg:width="0.3835in" svg:height="0.3362in"><draw:image xlink:href="Pictures/10000000000000C1000000A9970AAC8D.png" xlink:type="simple" xlink:show="embed" xlink:actuate="onLoad" draw:mime-type="image/png"><text:p/></draw:image><svg:title>TexMaths</svg:title><svg:desc>12§display§\frac{j-1}{n-1}§png§600§FALSE§</svg:desc></draw:frame></text:span><text:span text:style-name="T14">, wobei j die benötigte Anzahl an Blätterknoten bzw. Die Anzahl an benötigten eindeutigen Kombination ist. </text:span><text:span text:style-name="T15">Wir erhalten einen Baum in dem der Pfad in zu jedem Blatt einen eindeutigen, präfixfreien Code repräsentiert. </text:span><text:span text:style-name="T16">Dieser Ansatz erzeugt eine sub-optimale, jedoch funktionale und schnelle Lösung. </text:span><text:span text:style-name="T17">Im Fall von schmuck5 ist die Lösung ca. 0.7% von der optimalen Lösung erfernt. Im Fall von schmuck9 sind es ca. 15%. Dies spricht dafür, dass der Lösungsansatz eine exponential sub-optimale Lösung generiert. </text:span><text:span text:style-name="T18">Ei</text:span><text:span text:style-name="T19">n optimaler Ansatz würde nicht jedes mal n neue Blätter </text:span><text:span text:style-name="T20">er</text:span><text:span text:style-name="T19">zeugen sondern entweder durch ein</text:span><text:span text:style-name="T21">en </text:span><text:span text:style-name="T22">Vorhersagealgorithmus verwenden um die Anzahl an Blätter zu bestimmen um die erweitert wird oder einen rekursiven Charakter haben bei dem später Pfade wieder gelöscht, und durch eine kürzere Alternative ersetzt werden. Denn jedesmal um n Blätter zu erweitern sorgt dafür, dass wir Blätter mit einem Gewicht von k erzeugen, statt einen Pfad zu mit mehreren Perlen zu erstellen der ein Gewicht &lt; k hat. Stellen wir uns ein Codealphabet C = {A, B, C} mit Gewichten {1, 2, 3} vor. Ein Code AAA hat das gleiche Gewicht wie C. Haben wir also die </text:span><text:soft-page-break/><text:span text:style-name="T22">Entscheidungen ob wir einen Knoten B zu BAAA oder BAC erweitern sollten schein BAC zwar kürzer hat aber tatsächlich ein Gewicht von 6 anstatt BAAA mit einem Gewicht von 5. </text:span></text:p>
      <text:h text:style-name="Heading_20_1" text:outline-level="1"><text:bookmark-start text:name="__RefHeading___Toc455_3478180183"/><text:span text:style-name="T4">2. </text:span>Laufzeitanalyse<text:bookmark-end text:name="__RefHeading___Toc455_3478180183"/></text:h>
      <text:p text:style-name="P11"><text:span text:style-name="T23">Insgesamt hat die Implementierung eine Laufzeit von </text:span>O(<text:span text:style-name="T23">L</text:span>+<text:span text:style-name="T23">N</text:span>+TlogT) <text:span text:style-name="T23">wobei L die Anzahl an Zeichen in der Nachricht (len(message)), N die Anzahl an unterschiedlichen Perlen also klein n im Programm, und T die </text:span>Anzahl der verschiedenen Zeichen in der Nachricht <text:span text:style-name="T23">ist. </text:span></text:p>
      <text:p text:style-name="P11"><text:span text:style-name="Strong_20_Emphasis">Best-Case:</text:span> O(<text:span text:style-name="T23">L</text:span>), falls wenige verschiedene Zeichen vorkommen. </text:p>
      <text:p text:style-name="P11"><text:span text:style-name="Strong_20_Emphasis">Worst-Case:</text:span> O(<text:span text:style-name="T23">L</text:span> log <text:span text:style-name="T23">L</text:span>), falls <text:span text:style-name="T24">die</text:span> Nachricht aus komplett einzigartigen Zeichen besteht. </text:p>
      <text:h text:style-name="P12" text:outline-level="1"><text:bookmark-start text:name="__RefHeading___Toc2234_4178761632"/>3. Implementierung<text:bookmark-end text:name="__RefHeading___Toc2234_4178761632"/></text:h>
      <text:p text:style-name="P13">Um das Programm auszuführen reicht im Ordner mit der Quelldatei folgenden Befehl auszuführen.</text:p>
      <text:p text:style-name="P13"><text:span text:style-name="Source_20_Text"><text:span text:style-name="T25">Python aufgabe1.py “&lt;beispiel&gt;.txt”</text:span></text:span></text:p>
      <text:p text:style-name="P13">z.B. <text:span text:style-name="T26">python aufgabe1.py “schmuck0.txt”</text:span> für Beispiel schmuck0.</text:p>
      <text:p text:style-name="P14">Das Programm funktioniert folgendermaßen:</text:p>
      <text:p text:style-name="P14">1. Beispieldatei einlesen → read_file()</text:p>
      <text:p text:style-name="P14">2. Entscheiden ob das Beispiel Teilaufgabe a) oder b) ist.</text:p>
      <text:p text:style-name="P14">3. Häufigkeiten zählen → count_frequencies()</text:p>
      <text:p text:style-name="P14">4. Baum erstellen → TreeWithHeap</text:p>
      <text:p text:style-name="P14">5.1 Teilaufgabe a): Baum fusionieren → collapse_tree()</text:p>
      <text:p text:style-name="P14">5.2 Teilaufgabe b): Baum erweitern bis genug Blattknoten vorhanden sind → tree.find_min_leaf(), tree.transform_and_add_children()</text:p>
      <text:p text:style-name="P14">6. Alle möglichen Pfade finden → find_all_paths()</text:p>
      <text:p text:style-name="P14">7. Codes nach Häufigkeit und Gewichtung zuordnen → assign_codes()</text:p>
      <text:p text:style-name="P14">8. Nachricht kodieren und Ergebnis ausgeben → encode_message()</text:p>
      <text:p text:style-name="P14"/>
      <text:p text:style-name="P14">Zusätzlich hat die TreeWithHeap Klasse eine Methode print_tree() welche mit tree.print_tree() aufgerufen werden kann und den Baum (tree) in einem nutzerfreundlichen Weg mit Hilfe von Einzügen und ASCII-Charaktern darstellt.</text:p>
      <text:h text:style-name="Heading_20_3" text:outline-level="3"><text:bookmark-start text:name="__RefHeading___Toc3711_3820859895"/>3.1 <text:span text:style-name="T27">Node Klasse</text:span><text:bookmark-end text:name="__RefHeading___Toc3711_3820859895"/></text:h>
      <text:h text:style-name="Heading_20_4" text:outline-level="4"><text:bookmark-start text:name="__RefHeading___Toc2338_3820859895"/>3.1.1 __init__<text:bookmark-end text:name="__RefHeading___Toc2338_3820859895"/></text:h>
      <text:p text:style-name="Standard"><text:span text:style-name="Source_20_Text"><text:span text:style-name="T28">def __init__(self, value, is_leaf=True):</text:span></text:span></text:p>
      <text:p text:style-name="Standard"><text:soft-page-break/><text:span text:style-name="Source_20_Text"><text:span text:style-name="T28">        self.value = value</text:span></text:span></text:p>
      <text:p text:style-name="Standard"><text:span text:style-name="Source_20_Text"><text:span text:style-name="T28">        self.is_leaf = is_leaf</text:span></text:span></text:p>
      <text:p text:style-name="Standard"><text:span text:style-name="Source_20_Text"><text:span text:style-name="T28">        self.children = []</text:span></text:span></text:p>
      <text:p text:style-name="Standard"><text:span text:style-name="Source_20_Text"><text:span text:style-name="T28">        self.parent = None</text:span></text:span></text:p>
      <text:p text:style-name="P15">Jeder Knoten (Node) hat genau vier Eigenschaften. Value speichert einen Integer, der den Wert des Knotens wiederspiegelt. is_leaf ist ein boolischer Wert, der bestimmt ob ein Knoten ein Blatt ist. Children ist eine Liste, die andere Knoten enthält. Die Unterknoten in children sind die Kinder des Knotens. Sollte ein Knoten ein Blatt sein, ist diese Liste immer leer. Parent speichert den Mutterknoten.</text:p>
      <text:h text:style-name="Heading_20_4" text:outline-level="4"><text:bookmark-start text:name="__RefHeading___Toc2340_3820859895"/>3.1.2 __lt__<text:bookmark-end text:name="__RefHeading___Toc2340_3820859895"/></text:h>
      <text:p text:style-name="Standard"><text:span text:style-name="Source_20_Text"><text:span text:style-name="T28">def __lt__(self, other):</text:span></text:span></text:p>
      <text:p text:style-name="Standard"><text:span text:style-name="Source_20_Text"><text:span text:style-name="T28">        return self.value &lt; other.value</text:span></text:span></text:p>
      <text:p text:style-name="Text_20_body">__lt__ <text:span text:style-name="T27">ist eine Methode, die bestimmt, wie die Werte von zwei Knoten verglichen werden.</text:span></text:p>
      <text:h text:style-name="Heading_20_3" text:outline-level="3"><text:bookmark-start text:name="__RefHeading___Toc2511_3246065864"/>3.2 TreeWithHeap Klasse<text:bookmark-end text:name="__RefHeading___Toc2511_3246065864"/></text:h>
      <text:h text:style-name="Heading_20_4" text:outline-level="4"><text:bookmark-start text:name="__RefHeading___Toc2342_3820859895"/>3.2.1 <text:span text:style-name="T29">__init__</text:span><text:bookmark-end text:name="__RefHeading___Toc2342_3820859895"/></text:h>
      <text:p text:style-name="Standard"><text:span text:style-name="Source_20_Text"><text:span text:style-name="T28">def __init__(self, is_weighted, frequencies= {}):</text:span></text:span></text:p>
      <text:p text:style-name="Standard"><text:span text:style-name="Source_20_Text"><text:span text:style-name="T28">        if is_weighted:</text:span></text:span></text:p>
      <text:p text:style-name="Standard"><text:span text:style-name="Source_20_Text"><text:span text:style-name="T28">            self.root = Node(0)</text:span></text:span></text:p>
      <text:p text:style-name="Standard"><text:span text:style-name="Source_20_Text"><text:span text:style-name="T28">            self.leaf_heap = [(self.root.value, self.root)]# Min-heap of leaf nodes</text:span></text:span></text:p>
      <text:p text:style-name="Standard"><text:span text:style-name="Source_20_Text"><text:span text:style-name="T28">        else:</text:span></text:span></text:p>
      <text:p text:style-name="Standard"><text:span text:style-name="Source_20_Text"><text:span text:style-name="T28">            self.root = Node(0)</text:span></text:span></text:p>
      <text:p text:style-name="Standard"><text:span text:style-name="Source_20_Text"><text:span text:style-name="T28">            self.top_layer = []</text:span></text:span></text:p>
      <text:p text:style-name="Standard"><text:span text:style-name="Source_20_Text"><text:span text:style-name="T28">            for item in frequencies.items():</text:span></text:span></text:p>
      <text:p text:style-name="Standard"><text:span text:style-name="Source_20_Text"><text:span text:style-name="T28">                self.node = Node(item[1]) </text:span></text:span></text:p>
      <text:p text:style-name="Standard"><text:span text:style-name="Source_20_Text"><text:span text:style-name="T28">                self.top_layer.append(self.node)</text:span></text:span></text:p>
      <text:p text:style-name="P16">Diese Methode bestimmt den Startwert des Baumes. Sollten wir einen Baum mit gewichteten Knoten erstellen wollen wird der Baum mit einem einzelnen Wurzelknoten erstellet. Andernseits, werden n Kinder, mit den Frequenzen als Werte unter dem Wurzelknoten erstellt.</text:p>
      <text:h text:style-name="Heading_20_4" text:outline-level="4"><text:bookmark-start text:name="__RefHeading___Toc2344_3820859895"/>3.2.2 add_parent<text:bookmark-end text:name="__RefHeading___Toc2344_3820859895"/></text:h>
      <text:p text:style-name="Standard"><text:span text:style-name="Source_20_Text"><text:span text:style-name="T28">def add_parent(self, children, value):</text:span></text:span></text:p>
      <text:p text:style-name="Standard"><text:span text:style-name="Source_20_Text"><text:span text:style-name="T28">        new_parent = Node(value, is_leaf=False)</text:span></text:span></text:p>
      <text:p text:style-name="Standard"><text:span text:style-name="Source_20_Text"><text:span text:style-name="T28">        for child in children:</text:span></text:span></text:p>
      <text:p text:style-name="Standard"><text:span text:style-name="Source_20_Text"><text:span text:style-name="T28">            if child.parent is not None:</text:span></text:span></text:p>
      <text:p text:style-name="Standard"><text:span text:style-name="Source_20_Text"><text:span text:style-name="T28">                child.parent.children.remove(child)</text:span></text:span></text:p>
      <text:p text:style-name="Standard"><text:span text:style-name="Source_20_Text"><text:span text:style-name="T28">            child.parent = new_parent</text:span></text:span></text:p>
      <text:p text:style-name="Standard"><text:span text:style-name="Source_20_Text"><text:span text:style-name="T28">            new_parent.children.append(child)</text:span></text:span></text:p>
      <text:p text:style-name="Standard"><text:span text:style-name="Source_20_Text"><text:span text:style-name="T28">            if child in self.top_layer:</text:span></text:span></text:p>
      <text:p text:style-name="Standard"><text:span text:style-name="Source_20_Text"><text:span text:style-name="T28">                self.top_layer.remove(child)</text:span></text:span></text:p>
      <text:p text:style-name="Standard"><text:span text:style-name="Source_20_Text"><text:span text:style-name="T28">        self.top_layer.append(new_parent)</text:span></text:span></text:p>
      <text:p text:style-name="Standard"><text:span text:style-name="Source_20_Text"><text:span text:style-name="T28">        return new_parent</text:span></text:span></text:p>
      <text:p text:style-name="P17"/>
      <text:p text:style-name="P16">Erstellt einen neuen Knoten mit value als Wert. Dieser Knoten wird dann als Mutterknoten für alle Knoten in children eingesetzt. Sollte ein Knoten in children bereits einen Mutterknoten haben, wird diese Verbindung entfernt und durch den neuen Knoten ersetzt. Die Methode gibt außerdem den neuen Mutterknoten zurück.</text:p>
      <text:h text:style-name="Heading_20_4" text:outline-level="4"><text:bookmark-start text:name="__RefHeading___Toc2346_3820859895"/><text:soft-page-break/>3.2.3 add_child<text:bookmark-end text:name="__RefHeading___Toc2346_3820859895"/></text:h>
      <text:p text:style-name="Standard"><text:span text:style-name="Source_20_Text"><text:span text:style-name="T30">def add_child(self, parent, value):</text:span></text:span></text:p>
      <text:p text:style-name="Standard"><text:span text:style-name="Source_20_Text"><text:span text:style-name="T30">        """</text:span></text:span></text:p>
      <text:p text:style-name="Standard"><text:span text:style-name="Source_20_Text"><text:span text:style-name="T30">        Adds a new child to the given parent.</text:span></text:span></text:p>
      <text:p text:style-name="Standard"><text:span text:style-name="Source_20_Text"><text:span text:style-name="T30">        """</text:span></text:span></text:p>
      <text:p text:style-name="Standard"><text:span text:style-name="Source_20_Text"><text:span text:style-name="T30">        new_node = Node(value)</text:span></text:span></text:p>
      <text:p text:style-name="Standard"><text:span text:style-name="Source_20_Text"><text:span text:style-name="T30">        new_node.parent = parent</text:span></text:span></text:p>
      <text:p text:style-name="Standard"><text:span text:style-name="Source_20_Text"><text:span text:style-name="T30">        parent.children.append(new_node)</text:span></text:span></text:p>
      <text:p text:style-name="Standard"><text:span text:style-name="Source_20_Text"><text:span text:style-name="T30">        return new_node</text:span></text:span></text:p>
      <text:p text:style-name="P18">Erstellt einen neuen Knoten und setzt in als Kind in children eines angegeben Mutterknotens ein. Gibt außerdem den neuen Knoten zurück.</text:p>
      <text:h text:style-name="Heading_20_4" text:outline-level="4"><text:bookmark-start text:name="__RefHeading___Toc2348_3820859895"/>3.2.4 find_n_smallest<text:bookmark-end text:name="__RefHeading___Toc2348_3820859895"/></text:h>
      <text:p text:style-name="Standard"><text:span text:style-name="Source_20_Text"><text:span text:style-name="T28">def find_n_smallest(self, n):</text:span></text:span></text:p>
      <text:p text:style-name="Standard"><text:span text:style-name="Source_20_Text"><text:span text:style-name="T28">        if n &lt;= 0:</text:span></text:span></text:p>
      <text:p text:style-name="Standard"><text:span text:style-name="Source_20_Text"><text:span text:style-name="T28">            return []</text:span></text:span></text:p>
      <text:p text:style-name="Standard"><text:span text:style-name="Source_20_Text"><text:span text:style-name="T28"/></text:span></text:p>
      <text:p text:style-name="Standard"><text:span text:style-name="Source_20_Text"><text:span text:style-name="T28">        return heapq.nsmallest(n, self.top_layer, key=lambda node: node)</text:span></text:span></text:p>
      <text:p text:style-name="Text_20_body"/>
      <text:p text:style-name="P18">Gibt die N kleinsten Knoten auf der höchsten Eben zurück, wobei höchste Ebene alle Knoten bezeichnet die keine Kinder haben. Dies wird mit Hilfe der heapq Klasse implementiert die Implementation für die Heap Datenstruktur umfasst.</text:p>
      <text:h text:style-name="Heading_20_4" text:outline-level="4"><text:bookmark-start text:name="__RefHeading___Toc2350_3820859895"/>3.2.5 find_min_leaf<text:bookmark-end text:name="__RefHeading___Toc2350_3820859895"/></text:h>
      <text:p text:style-name="Standard"><text:span text:style-name="Source_20_Text"><text:span text:style-name="T28">def find_min_leaf(self):</text:span></text:span></text:p>
      <text:p text:style-name="Standard"><text:span text:style-name="Source_20_Text"><text:span text:style-name="T28">        if not self.leaf_heap:</text:span></text:span></text:p>
      <text:p text:style-name="Standard"><text:span text:style-name="Source_20_Text"><text:span text:style-name="T28">            return None</text:span></text:span></text:p>
      <text:p text:style-name="Standard"><text:span text:style-name="Source_20_Text"><text:span text:style-name="T28">        return self.leaf_heap[0][1]</text:span></text:span></text:p>
      <text:p text:style-name="Standard"><text:span text:style-name="Source_20_Text"><text:span text:style-name="T28"/></text:span></text:p>
      <text:p text:style-name="P19">Gibt das Blatt mit dem kleinsten Wert zurück.</text:p>
      <text:h text:style-name="Heading_20_4" text:outline-level="4"><text:bookmark-start text:name="__RefHeading___Toc2352_3820859895"/>3.2.6 transform_and_add_children<text:bookmark-end text:name="__RefHeading___Toc2352_3820859895"/></text:h>
      <text:p text:style-name="Standard"><text:span text:style-name="Source_20_Text"><text:span text:style-name="T28">def transform_and_add_children(self, node, new_values):</text:span></text:span></text:p>
      <text:p text:style-name="Standard"><text:span text:style-name="Source_20_Text"><text:span text:style-name="T28">        # Transform the leaf node into an internal node</text:span></text:span></text:p>
      <text:p text:style-name="Standard"><text:span text:style-name="Source_20_Text"><text:span text:style-name="T28">        node.is_leaf = False</text:span></text:span></text:p>
      <text:p text:style-name="Standard"><text:span text:style-name="Source_20_Text"><text:span text:style-name="T28">        # Remove it from the heap</text:span></text:span></text:p>
      <text:p text:style-name="Standard"><text:span text:style-name="Source_20_Text"><text:span text:style-name="T28">        self.leaf_heap = [(val, n) for val, n in self.leaf_heap if n != node]</text:span></text:span></text:p>
      <text:p text:style-name="Standard"><text:span text:style-name="Source_20_Text"><text:span text:style-name="T28">        heapq.heapify(self.leaf_heap)</text:span></text:span></text:p>
      <text:p text:style-name="Standard"><text:span text:style-name="Source_20_Text"><text:span text:style-name="T28"/></text:span></text:p>
      <text:p text:style-name="Standard"><text:span text:style-name="Source_20_Text"><text:span text:style-name="T28">        # Add new children</text:span></text:span></text:p>
      <text:p text:style-name="Standard"><text:span text:style-name="Source_20_Text"><text:span text:style-name="T28">        for value in new_values:</text:span></text:span></text:p>
      <text:p text:style-name="Standard"><text:span text:style-name="Source_20_Text"><text:span text:style-name="T28">            # New node's value = parent's value + added value</text:span></text:span></text:p>
      <text:p text:style-name="Standard"><text:span text:style-name="Source_20_Text"><text:span text:style-name="T28">            new_node_value = node.value + value</text:span></text:span></text:p>
      <text:p text:style-name="Standard"><text:span text:style-name="Source_20_Text"><text:span text:style-name="T28">            new_node = Node(new_node_value)</text:span></text:span></text:p>
      <text:p text:style-name="Standard"><text:span text:style-name="Source_20_Text"><text:span text:style-name="T28">            node.children.append(new_node)</text:span></text:span></text:p>
      <text:p text:style-name="Standard"><text:span text:style-name="Source_20_Text"><text:span text:style-name="T28">            heapq.heappush(self.leaf_heap, (new_node.value, new_node))</text:span></text:span></text:p>
      <text:p text:style-name="Text_20_body"/>
      <text:p text:style-name="P20">Diese Methode ist der Grundbaustein für die Generation eines Baumes mit n Blattknoten. Node ist dabei immer der Blattknoten mit dem kleinsten Wert. Dieser wird zu einem internen Knoten umgewandelt und es werden len(new_values) neue Kinderknoten erstellt. Der Wert jedes neuen Knotes ist dabei der Wert aus new_values + der Wert des ursprünglichen Knotens / Mutterknoten. <text:soft-page-break/><text:span text:style-name="T31">Somit repräsentiert jedes Blatt direkt die Kosten für seinen Pfad und diese müssen später nicht erneut beim Pfadfinden berechnet werden.</text:span> Dadurch, dass immer nur die höchste Ebene als Heap gespeichert wird, wird der ursprüngliche Knoten aus diesem Heap gelöscht und die Kinder neu hinzugefügt.</text:p>
      <text:h text:style-name="Heading_20_4" text:outline-level="4"><text:bookmark-start text:name="__RefHeading___Toc2354_3820859895"/>3.2.7 find_all_paths<text:bookmark-end text:name="__RefHeading___Toc2354_3820859895"/></text:h>
      <text:p text:style-name="Standard"><text:span text:style-name="Source_20_Text"><text:span text:style-name="T28">def find_all_paths(self, is_weighted=False):</text:span></text:span></text:p>
      <text:p text:style-name="Standard"><text:span text:style-name="Source_20_Text"><text:span text:style-name="T28">        paths = []</text:span></text:span></text:p>
      <text:p text:style-name="Standard"><text:span text:style-name="Source_20_Text"><text:span text:style-name="T28"/></text:span></text:p>
      <text:p text:style-name="Standard"><text:span text:style-name="Source_20_Text"><text:span text:style-name="T28">        def dfs(node, current_path):</text:span></text:span></text:p>
      <text:p text:style-name="Standard"><text:span text:style-name="Source_20_Text"><text:span text:style-name="T28">            if node.is_leaf:</text:span></text:span></text:p>
      <text:p text:style-name="Standard"><text:span text:style-name="Source_20_Text"><text:span text:style-name="T28">                if is_weighted:</text:span></text:span></text:p>
      <text:p text:style-name="Standard"><text:span text:style-name="Source_20_Text"><text:span text:style-name="T28">                    paths.append((current_path, node.value))</text:span></text:span></text:p>
      <text:p text:style-name="Standard"><text:span text:style-name="Source_20_Text"><text:span text:style-name="T28">                else:</text:span></text:span></text:p>
      <text:p text:style-name="Standard"><text:span text:style-name="Source_20_Text"><text:span text:style-name="T28">                    if len(current_path) == 0:</text:span></text:span><text:span text:style-name="T28"/></text:p>
      <text:p text:style-name="Standard"><text:span text:style-name="Source_20_Text"><text:span text:style-name="T28"><text:tab/><text:tab/><text:tab/> <text:s text:c="3"/>current_path = "0"</text:span></text:span></text:p>
      <text:p text:style-name="Standard"><text:span text:style-name="Source_20_Text"><text:span text:style-name="T28">                        path_length = 1</text:span></text:span></text:p>
      <text:p text:style-name="Standard"><text:span text:style-name="Source_20_Text"><text:span text:style-name="T28">                    else:</text:span></text:span></text:p>
      <text:p text:style-name="Standard"><text:span text:style-name="Source_20_Text"><text:span text:style-name="T28">                        path_length = len(current_path)</text:span></text:span></text:p>
      <text:p text:style-name="Standard"><text:span text:style-name="Source_20_Text"><text:span text:style-name="T28">                    paths.append((current_path, path_length))</text:span></text:span></text:p>
      <text:p text:style-name="Standard"><text:span text:style-name="Source_20_Text"><text:span text:style-name="T28">                return</text:span></text:span></text:p>
      <text:p text:style-name="Standard"><text:span text:style-name="Source_20_Text"><text:span text:style-name="T28"/></text:span></text:p>
      <text:p text:style-name="Standard"><text:span text:style-name="Source_20_Text"><text:span text:style-name="T28">            for index, child in enumerate(node.children):</text:span></text:span></text:p>
      <text:p text:style-name="Standard"><text:span text:style-name="Source_20_Text"><text:span text:style-name="T28">                dfs(child, current_path + str(index_mapping(index)))</text:span></text:span></text:p>
      <text:p text:style-name="Standard"><text:span text:style-name="Source_20_Text"><text:span text:style-name="T28"/></text:span></text:p>
      <text:p text:style-name="Standard"><text:span text:style-name="Source_20_Text"><text:span text:style-name="T28">        dfs(self.root, "")</text:span></text:span></text:p>
      <text:p text:style-name="Standard"><text:span text:style-name="Source_20_Text"><text:span text:style-name="T28">        return paths</text:span></text:span></text:p>
      <text:p text:style-name="Text_20_body"/>
      <text:p text:style-name="P21">find_all_paths ist besonders, dadurch, dass sie sowohl die gewichteten als auch ungewichteten Bäume durchlaufen, und ihre entsprechenden Pfad finden kann. Die Implementierung in diesem Fall ist eine rekursive Funktion, die entsprechenden alle Pfad durchläuft und am Ende zurückgibt. Dabei wird immer ein Tuple zurückgegeben. Sollte ein gewichteter Baum vorliegen ist, dass ein Paar aus Pfad und Blattwert (Pfadkosten). In einem ungewichteten Baum ist es der Pfad und die Länge des Pfades, da jede Kante Kosten von 1 hat.</text:p>
      <text:h text:style-name="Heading_20_3" text:outline-level="3"><text:bookmark-start text:name="__RefHeading___Toc2513_3246065864"/>3.3 <text:span text:style-name="T32">read_file</text:span><text:bookmark-end text:name="__RefHeading___Toc2513_3246065864"/></text:h>
      <text:p text:style-name="Standard"><text:span text:style-name="Source_20_Text"><text:span text:style-name="T28">def read_file():</text:span></text:span></text:p>
      <text:p text:style-name="Standard"><text:span text:style-name="Source_20_Text"><text:span text:style-name="T28">    with open(directory+filename, encoding='utf-8') as file:</text:span></text:span></text:p>
      <text:p text:style-name="Standard"><text:span text:style-name="Source_20_Text"><text:span text:style-name="T28">        content = file.readlines()</text:span></text:span></text:p>
      <text:p text:style-name="Standard"><text:span text:style-name="Source_20_Text"><text:span text:style-name="T28">        content = [line.strip() for line in content]</text:span></text:span></text:p>
      <text:p text:style-name="Standard"><text:span text:style-name="Source_20_Text"><text:span text:style-name="T28">    n = int(content[0])</text:span></text:span></text:p>
      <text:p text:style-name="Standard"><text:span text:style-name="Source_20_Text"><text:span text:style-name="T28">    if n == 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Es muss mindestens 2 Perlen geben!")</text:span></text:span></text:p>
      <text:p text:style-name="Standard"><text:span text:style-name="Source_20_Text"><text:span text:style-name="T28">        raise ValueError('Es muss mindestens 2 Perlen geben!')</text:span></text:span></text:p>
      <text:p text:style-name="Standard"><text:span text:style-name="Source_20_Text"><text:span text:style-name="T28">    pearls = [int(number) for number in content[1].split()]</text:span></text:span></text:p>
      <text:p text:style-name="Standard"><text:span text:style-name="Source_20_Text"><text:span text:style-name="T28">    message = content[2]</text:span></text:span></text:p>
      <text:p text:style-name="Standard"><text:span text:style-name="Source_20_Text"><text:span text:style-name="T28"/></text:span></text:p>
      <text:p text:style-name="Standard"><text:span text:style-name="Source_20_Text"><text:span text:style-name="T28">    return n, pearls, message</text:span></text:span></text:p>
      <text:p text:style-name="Text_20_body"/>
      <text:p text:style-name="P22">Liest die Beispieldatei ein und gibt die Anzahl an verschiedenen Perlen (N) als Integer, die Größen der Perlen (pearls) als Liste und die zu kodierende Nachricht (message) als String zurück. <text:soft-page-break/>Außerdem behandelt sie Edge Case 1. Sollte nur eine Perle vorhanden sein, gibt die Funktion eine Fehlermeldung aus und stop somit die Ausführung des Programmes.</text:p>
      <text:h text:style-name="Heading_20_3" text:outline-level="3"><text:bookmark-start text:name="__RefHeading___Toc2515_3246065864"/>3.4 count_frequencies<text:bookmark-end text:name="__RefHeading___Toc2515_3246065864"/></text:h>
      <text:p text:style-name="Standard"><text:span text:style-name="Source_20_Text"><text:span text:style-name="T28">def count_frequencies(frequencies={}):</text:span></text:span></text:p>
      <text:p text:style-name="Standard"><text:span text:style-name="Source_20_Text"><text:span text:style-name="T28">    for char in message:</text:span></text:span></text:p>
      <text:p text:style-name="Standard"><text:span text:style-name="Source_20_Text"><text:span text:style-name="T28">        if char not in frequencies:</text:span></text:span></text:p>
      <text:p text:style-name="Standard"><text:span text:style-name="Source_20_Text"><text:span text:style-name="T28">            frequencies[char] = 1</text:span></text:span></text:p>
      <text:p text:style-name="Standard"><text:span text:style-name="Source_20_Text"><text:span text:style-name="T28">        else:</text:span></text:span></text:p>
      <text:p text:style-name="Standard"><text:span text:style-name="Source_20_Text"><text:span text:style-name="T28">            frequencies[char] += 1</text:span></text:span></text:p>
      <text:p text:style-name="Standard"><text:span text:style-name="Source_20_Text"><text:span text:style-name="T28">    return frequencies, len(frequencies)</text:span></text:span></text:p>
      <text:p text:style-name="P23"/>
      <text:p text:style-name="P23">Zählt die absolute Häufigkeit jedes Charakters in der zu kodierenden Nachricht und speichert sie ein einem Dictionary, für einfache Aufrufe, ab. Der Schlüssel ist dabei der Charakter und der Wert ist die Häufigkeit.</text:p>
      <text:h text:style-name="Heading_20_3" text:outline-level="3"><text:bookmark-start text:name="__RefHeading___Toc2517_3246065864"/>3.5 collapse_tree<text:bookmark-end text:name="__RefHeading___Toc2517_3246065864"/></text:h>
      <text:p text:style-name="Standard"><text:span text:style-name="Source_20_Text"><text:span text:style-name="T28">def collapse_tree(tree, n):</text:span></text:span></text:p>
      <text:p text:style-name="Standard"><text:span text:style-name="Source_20_Text"><text:span text:style-name="T28">    n_smallest = tree.find_n_smallest(n)</text:span></text:span></text:p>
      <text:p text:style-name="Standard"><text:span text:style-name="Source_20_Text"><text:span text:style-name="T28">    if len(n_smallest) == 1:</text:span></text:span></text:p>
      <text:p text:style-name="Standard"><text:span text:style-name="Source_20_Text"><text:span text:style-name="T28">        return tree</text:span></text:span></text:p>
      <text:p text:style-name="Standard"><text:span text:style-name="Source_20_Text"><text:span text:style-name="T28">    tree.add_parent(n_smallest, sum([node.value for node in n_smallest]))</text:span></text:span></text:p>
      <text:p text:style-name="Standard"><text:span text:style-name="Source_20_Text"><text:span text:style-name="T28">    collapse_tree(tree, n)</text:span></text:span></text:p>
      <text:p text:style-name="Standard"><text:span text:style-name="Source_20_Text"><text:span text:style-name="T28">    return tree</text:span></text:span></text:p>
      <text:p text:style-name="P24"/>
      <text:p text:style-name="P24">Diese Funktion ist der Grundbaustein für die Erstellung von ungewichteten Huffman Bäumen mit erweitertem Codealphabet. Die Funktion ist rekursiv und fusioniert in jedem Durchlauf die N kleinsten Knoten auf der höchsten Ebene zu einem Unterbaum und erstellt einen neuen Mutterknoten für sie. Somit wird die Anzahl an Knoten auf der höchsten Ebene in jedem Durchlauf um n-1 Knoten reduziert bis nur noch ein Knoten vorhanden ist. Diese Knoten ist der Wurzelknoten des Baumes und die Fusionierung stoppt, wobei der fusionierte Baum zurückgegeben wird.</text:p>
      <text:h text:style-name="Heading_20_3" text:outline-level="3"><text:bookmark-start text:name="__RefHeading___Toc2519_3246065864"/>3.6 index_mapping<text:bookmark-end text:name="__RefHeading___Toc2519_3246065864"/></text:h>
      <text:p text:style-name="Standard"><text:span text:style-name="Source_20_Text"><text:span text:style-name="T28">def index_mapping(index):</text:span></text:span></text:p>
      <text:p text:style-name="Standard"><text:span text:style-name="Source_20_Text"><text:span text:style-name="T28">    if index &lt; 10:</text:span></text:span></text:p>
      <text:p text:style-name="Standard"><text:span text:style-name="Source_20_Text"><text:span text:style-name="T28">        return index</text:span></text:span></text:p>
      <text:p text:style-name="Standard"><text:span text:style-name="Source_20_Text"><text:span text:style-name="T28">    elif index &gt;= 10 and index &lt;= 36:</text:span></text:span></text:p>
      <text:p text:style-name="Standard"><text:span text:style-name="Source_20_Text"><text:span text:style-name="T28">        return chr(index+55)</text:span></text:span></text:p>
      <text:p text:style-name="Standard"><text:span text:style-name="Source_20_Text"><text:span text:style-name="T28">    elif index &gt;= 37 and index &lt;= 62:</text:span></text:span></text:p>
      <text:p text:style-name="Standard"><text:span text:style-name="Source_20_Text"><text:span text:style-name="T28">        return chr(index+60)</text:span></text:span></text:p>
      <text:p text:style-name="Standard"><text:span text:style-name="Source_20_Text"><text:span text:style-name="T28">    else:</text:span></text:span></text:p>
      <text:p text:style-name="Standard"><text:span text:style-name="Source_20_Text"><text:span text:style-name="T28">        raise ValueError("Wie kann das sein?")</text:span></text:span></text:p>
      <text:p text:style-name="Text_20_body"/>
      <text:p text:style-name="P25">Diese Funktion ist dafür zuständig Integer in base62 zu übersetzen, was dafür sorgt, dass mit insgesamt 62 verschiedenen Perlen, statt 10, kodiert werden kann. Das liegt daran, dass Zahlen in jedem base-System ab 2 Stellen nicht mehr eindeutig dekodiert werden können. Zum Beispiel könnte die base10 Zahl 928 folgendermaßen interpretiert werden:</text:p>
      <text:p text:style-name="P25">1. 928</text:p>
      <text:p text:style-name="P25"><text:soft-page-break/>2. 9 und 28</text:p>
      <text:p text:style-name="P25">3. 92 und 8</text:p>
      <text:p text:style-name="P25">4. 9 und 2 und 8</text:p>
      <text:h text:style-name="Heading_20_3" text:outline-level="3"><text:bookmark-start text:name="__RefHeading___Toc2521_3246065864"/>3.7 assign_codes<text:bookmark-end text:name="__RefHeading___Toc2521_3246065864"/></text:h>
      <text:p text:style-name="Standard"><text:span text:style-name="Source_20_Text"><text:span text:style-name="T28">def assign_codes(paths, frequencies, total_characters):</text:span></text:span></text:p>
      <text:p text:style-name="Standard"><text:span text:style-name="Source_20_Text"><text:span text:style-name="T28">    paths = sorted(paths, key=lambda x: x[1])[:total_characters]</text:span></text:span></text:p>
      <text:p text:style-name="Standard"><text:span text:style-name="Source_20_Text"><text:span text:style-name="T28">    frequencies = sorted(frequencies.items(), key=lambda x: x[1], reverse=True)</text:span></text:span></text:p>
      <text:p text:style-name="Standard"><text:span text:style-name="Source_20_Text"><text:span text:style-name="T28">    codes = {}</text:span></text:span></text:p>
      <text:p text:style-name="Standard"><text:span text:style-name="Source_20_Text"><text:span text:style-name="T28">    for i in range(len(frequencies)):</text:span></text:span></text:p>
      <text:p text:style-name="Standard"><text:span text:style-name="Source_20_Text"><text:span text:style-name="T28">        codes[frequencies[i][0]] = paths[i]</text:span></text:span></text:p>
      <text:p text:style-name="Standard"><text:span text:style-name="Source_20_Text"><text:span text:style-name="T28">    return codes</text:span></text:span></text:p>
      <text:p text:style-name="P26">Die assign_codes Funktion hat drei Parameter. Paths, eine Liste von allen möglichen Pfaden in einem Baum und ihren Gewichtungen; Frequencies, ein Dictionary mit allen Symbolen und ihren absoluten Häufigkeiten; total_characters, ein Integer der angibt wie viele eindeutige Codes benötigt werden. Dabei gilt total_characters = len(frequencies). <text:span text:style-name="T33">Als erstes löscht assign_codes die n Pfade mit den höchsten Kosten wobei gilt: n = len(paths)-total_characters. Die Funktion weist jedem Symbol in frequencies einen eindeutigen Code aus paths zu. Dabei erhalten die Symbole mit der höchsten Häufigkeit die Pfade mit dem kleinsten Gewicht. Somit wird die Länge der kodierten Nachricht minimiert. Diese Zuweisungen werden in einem Dictionary gespeichert und zurückgegeben.</text:span></text:p>
      <text:h text:style-name="Heading_20_3" text:outline-level="3"><text:bookmark-start text:name="__RefHeading___Toc2523_3246065864"/>3.8 encode_message<text:bookmark-end text:name="__RefHeading___Toc2523_3246065864"/></text:h>
      <text:p text:style-name="Standard"><text:span text:style-name="Source_20_Text"><text:span text:style-name="T28">def encode_message(codes):</text:span></text:span></text:p>
      <text:p text:style-name="Standard"><text:span text:style-name="Source_20_Text"><text:span text:style-name="T28">    encoded = ""</text:span></text:span></text:p>
      <text:p text:style-name="Standard"><text:span text:style-name="Source_20_Text"><text:span text:style-name="T28">    encoded_length = 0</text:span></text:span></text:p>
      <text:p text:style-name="Standard"><text:span text:style-name="Source_20_Text"><text:span text:style-name="T28">    for char in message:</text:span></text:span></text:p>
      <text:p text:style-name="Standard"><text:span text:style-name="Source_20_Text"><text:span text:style-name="T28">        encoded += codes[char][0]</text:span></text:span></text:p>
      <text:p text:style-name="Standard"><text:span text:style-name="Source_20_Text"><text:span text:style-name="T28">        encoded_length += codes[char][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str(codes)+"\n"+f"Kodierte Textlänge {encoded_length}")</text:span></text:span></text:p>
      <text:p text:style-name="Standard"><text:span text:style-name="Source_20_Text"><text:span text:style-name="T28">    print(codes)</text:span></text:span></text:p>
      <text:p text:style-name="Standard"><text:span text:style-name="Source_20_Text"><text:span text:style-name="T28">    print(f"Kodierte Textlänge {encoded_length}")</text:span></text:span></text:p>
      <text:p text:style-name="P27"/>
      <text:p text:style-name="P27">Kodiert die Nachricht und speichert die Länge der kodierten Nachricht und die Codetabelle in einer Ausgabedatei ab.</text:p>
      <text:h text:style-name="Heading_20_3" text:outline-level="3"><text:bookmark-start text:name="__RefHeading___Toc2525_3246065864"/>3.9 n_ary_huffman<text:bookmark-end text:name="__RefHeading___Toc2525_3246065864"/></text:h>
      <text:p text:style-name="Standard"><text:span text:style-name="Source_20_Text"><text:span text:style-name="T28">def n_ary_huffman(n):</text:span></text:span></text:p>
      <text:p text:style-name="Standard"><text:span text:style-name="Source_20_Text"><text:span text:style-name="T28">    frequencies, total_characters = count_frequencies()</text:span></text:span></text:p>
      <text:p text:style-name="Standard"><text:span text:style-name="Source_20_Text"><text:span text:style-name="T28">    tree = TreeWithHeap(False, frequencies)</text:span></text:span></text:p>
      <text:p text:style-name="Standard"><text:span text:style-name="Source_20_Text"><text:span text:style-name="T28">    collapse_tree(tree, n)</text:span></text:span></text:p>
      <text:p text:style-name="Standard"><text:span text:style-name="Source_20_Text"><text:span text:style-name="T28">    tree.root = tree.top_layer[0]</text:span></text:span></text:p>
      <text:p text:style-name="Standard"><text:span text:style-name="Source_20_Text"><text:span text:style-name="T28">    paths = tree.find_all_paths()</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P27"/>
      <text:p text:style-name="P27"><text:soft-page-break/>Ruft alle Funktionen die für die Teilaufgabe a mit n-ary Huffmanbäumen nötig sind in der richtigen Reihenfolge auf.</text:p>
      <text:h text:style-name="Heading_20_3" text:outline-level="3"><text:bookmark-start text:name="__RefHeading___Toc2527_3246065864"/>3.10 weighted_huffman<text:bookmark-end text:name="__RefHeading___Toc2527_3246065864"/></text:h>
      <text:p text:style-name="Standard"><text:span text:style-name="Source_20_Text"><text:span text:style-name="T28">def weighted_huffman(n, pearls, message):</text:span></text:span></text:p>
      <text:p text:style-name="Standard"><text:span text:style-name="Source_20_Text"><text:span text:style-name="T28">    frequencies, total_characters = count_frequencies()</text:span></text:span></text:p>
      <text:p text:style-name="Standard"><text:span text:style-name="Source_20_Text"><text:span text:style-name="T28">    needed_expansions = (total_characters-1)/(n-1)</text:span></text:span></text:p>
      <text:p text:style-name="Standard"><text:span text:style-name="Source_20_Text"><text:span text:style-name="T28">    tree = TreeWithHeap(True)</text:span></text:span></text:p>
      <text:p text:style-name="Standard"><text:span text:style-name="Source_20_Text"><text:span text:style-name="T28">    for i in range(math.ceil(needed_expansions)):</text:span></text:span></text:p>
      <text:p text:style-name="Standard"><text:span text:style-name="Source_20_Text"><text:span text:style-name="T28">        min_leaf_node = tree.find_min_leaf()</text:span></text:span></text:p>
      <text:p text:style-name="Standard"><text:span text:style-name="Source_20_Text"><text:span text:style-name="T28">        tree.transform_and_add_children(min_leaf_node, pearls)</text:span></text:span></text:p>
      <text:p text:style-name="Standard"><text:span text:style-name="Source_20_Text"><text:span text:style-name="T28">    paths = tree.find_all_paths(True)</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Text_20_body"/>
      <text:p text:style-name="P28">Ruft alle Funktionen die für die Teilaufgabe <text:span text:style-name="T34">b</text:span> mit <text:span text:style-name="T34">gewichteten Bäumen </text:span>nötig sind in der richtigen Reihenfolge auf.</text:p>
      <text:h text:style-name="Heading_20_3" text:outline-level="3"><text:bookmark-start text:name="__RefHeading___Toc2529_3246065864"/>3.11 <text:span text:style-name="T34">Funktionsa</text:span>ufruf<text:bookmark-end text:name="__RefHeading___Toc2529_3246065864"/></text:h>
      <text:p text:style-name="Standard"><text:span text:style-name="Source_20_Text"><text:span text:style-name="T28">n, pearls, message = read_file()</text:span></text:span></text:p>
      <text:p text:style-name="Standard"><text:span text:style-name="Source_20_Text"><text:span text:style-name="T28">n_not_1 = len([x for x in pearls if x != 1])</text:span></text:span></text:p>
      <text:p text:style-name="Standard"><text:span text:style-name="Source_20_Text"><text:span text:style-name="T28">if n &gt; 62: #Es wird maximal mit 62 Perlen kodiert</text:span></text:span></text:p>
      <text:p text:style-name="Standard"><text:span text:style-name="Source_20_Text"><text:span text:style-name="T28">        n = 62</text:span></text:span></text:p>
      <text:p text:style-name="Standard"><text:span text:style-name="Source_20_Text"><text:span text:style-name="T28">if n_not_1 == 0:</text:span></text:span></text:p>
      <text:p text:style-name="Standard"><text:span text:style-name="Source_20_Text"><text:span text:style-name="T28">    n_ary_huffman(n)</text:span></text:span></text:p>
      <text:p text:style-name="Standard"><text:span text:style-name="Source_20_Text"><text:span text:style-name="T28">else:</text:span></text:span></text:p>
      <text:p text:style-name="Standard"><text:span text:style-name="Source_20_Text"><text:span text:style-name="T28">    weighted_huffman(n, pearls, message)</text:span></text:span></text:p>
      <text:p text:style-name="P29"/>
      <text:p text:style-name="P30"><text:span text:style-name="T34">Hier wird </text:span>Edge Case 2 <text:span text:style-name="T34">behandelt</text:span>. Sollte die Anzahl n an Perlen größer als 62, sein wird diese Zahl auf 62 reduziert, so dass eine valide Kodierung erfolgen kann. <text:span text:style-name="T34">Danach wird die für die Beispieldatei entsprechende Funktion n_ary_huffman oder weighted_huffman aufgerufen.</text:span></text:p>
      <text:h text:style-name="Heading_20_3" text:outline-level="3"><text:bookmark-start text:name="__RefHeading___Toc473_3478180183"/><text:span text:style-name="T4">3.</text:span><text:span text:style-name="T35">1</text:span><text:span text:style-name="T34">2</text:span><text:span text:style-name="T4"> </text:span>Edge cases<text:bookmark-end text:name="__RefHeading___Toc473_3478180183"/></text:h>
      <text:p text:style-name="P31"><text:span text:style-name="T32">1. </text:span>Es ist nur 1 Perle vorhanden:</text:p>
      <text:p text:style-name="P31">→ Die Nachricht kann nicht kodiert werden. Eine Fehlermeldung wird ausgegeben.</text:p>
      <text:p text:style-name="P31"><text:span text:style-name="T32">2. </text:span>Es sind mehr als 62 Perlen vorhanden:</text:p>
      <text:p text:style-name="P31">→ Die Nachricht wird mit maximal 62 Perlen kodiert.</text:p>
      <text:p text:style-name="P32"><text:span text:style-name="T32">3. </text:span>Die Nachricht hat nur ist nur 1 Charakter lang oder enthält nur 1 Art von Charakter:</text:p>
      <text:p text:style-name="P32">→ Der Code ist für diesen Charakter ist immer “0”</text:p>
      <text:h text:style-name="Heading_20_1" text:outline-level="1"><text:bookmark-start text:name="__RefHeading___Toc2236_4178761632"/><text:span text:style-name="T36">4. </text:span>Beispiele<text:bookmark-end text:name="__RefHeading___Toc2236_4178761632"/></text:h>
      <text:p text:style-name="P33">Für alle Beispiele konnte eine Lösung generiert werden auf wenn die Lösungen für Teilaufgabe b) mit unterschiedlich großen Perlen nicht optimal gelöst werden konnten.</text:p>
      <text:p text:style-name="P34"><text:soft-page-break/>Alle Tests wurden auf einem Laptop mit den folgenden Spezifikationen durchgeführt:</text:p>
      <text:p text:style-name="P34">OS: Windows 11</text:p>
      <text:p text:style-name="P34">CPU: Intel Pentium Silver N600 @1.10GhZ</text:p>
      <text:p text:style-name="P34">RAM: 4 GB</text:p>
      <text:p text:style-name="P34">GPU: Intel UHD Graphics</text:p>
      <text:p text:style-name="P34">Python: 3.9.13</text:p>
      <text:p text:style-name="P35"/>
      <text:p text:style-name="P36">Alle Ausgabe folgenden dem selben Aufbau. </text:p>
      <text:p text:style-name="P36">Die erste Zeile ist immer die Codetabelle in Form eines Dictionaries mit dem Unicode-Symbol als Schlüssel und einem Tuple als Wert. Der Tuple enthält an erster Stelle den Code für das Symbol und an zweiter Stelle die Kosten für diesen Code. <text:span text:style-name="T37">Die Codes sind in base62 angegeben: [0, 1, …, 9, A, B, …, Z, a, b, …, z]. </text:span><text:span text:style-name="T38">Da die Codetabelle in diesem Format nicht nutzerfreundlich lesbar ist wird sie in den folgenden Beispielen tabelarisch dargestellt. </text:span><text:span text:style-name="T39">Um die Ausgaben in kurz zu halten werden immer nur die ersten 20 Zeichen dargestellt. Die gesamte Ausgabe ist im Anhang auffindbar.</text:span></text:p>
      <text:p text:style-name="P37">In der zweiten Zeile ist die Länge der kodierten Nachricht auffindbar.</text:p>
      <text:p text:style-name="P37"/>
      <text:h text:style-name="Heading_20_3" text:outline-level="3"><text:bookmark-start text:name="__RefHeading___Toc3284_3246065864"/>4.1 <text:span text:style-name="T36">s</text:span>chmuck0<text:bookmark-end text:name="__RefHeading___Toc3284_3246065864"/></text:h>
      <table:table table:name="Table1" table:style-name="Table1">
        <table:table-column table:style-name="Table1.A" table:number-columns-repeated="3"/>
        <table:table-row>
          <table:table-cell table:style-name="Table1.A1" office:value-type="string">
            <text:p text:style-name="P38">Symbol</text:p>
          </table:table-cell>
          <table:table-cell table:style-name="Table1.A1" office:value-type="string">
            <text:p text:style-name="P38">Code</text:p>
          </table:table-cell>
          <table:table-cell table:style-name="Table1.C1" office:value-type="string">
            <text:p text:style-name="P38">Kosten</text:p>
          </table:table-cell>
        </table:table-row>
        <table:table-row>
          <table:table-cell table:style-name="Table1.A2" office:value-type="string">
            <text:p text:style-name="P39">E</text:p>
          </table:table-cell>
          <table:table-cell table:style-name="Table1.A2" office:value-type="string">
            <text:p text:style-name="P39">000</text:p>
          </table:table-cell>
          <table:table-cell table:style-name="Table1.C2" office:value-type="string">
            <text:p text:style-name="P39">3</text:p>
          </table:table-cell>
        </table:table-row>
        <table:table-row>
          <table:table-cell table:style-name="Table1.A2" office:value-type="string">
            <text:p text:style-name="Table_20_Contents">‘ ‘</text:p>
          </table:table-cell>
          <table:table-cell table:style-name="Table1.A2" office:value-type="string">
            <text:p text:style-name="P39">001</text:p>
          </table:table-cell>
          <table:table-cell table:style-name="Table1.C2" office:value-type="string">
            <text:p text:style-name="P39">3</text:p>
          </table:table-cell>
        </table:table-row>
        <table:table-row>
          <table:table-cell table:style-name="Table1.A2" office:value-type="string">
            <text:p text:style-name="P39">T</text:p>
          </table:table-cell>
          <table:table-cell table:style-name="Table1.A2" office:value-type="string">
            <text:p text:style-name="P39">010</text:p>
          </table:table-cell>
          <table:table-cell table:style-name="Table1.C2" office:value-type="string">
            <text:p text:style-name="P39">3</text:p>
          </table:table-cell>
        </table:table-row>
        <table:table-row>
          <table:table-cell table:style-name="Table1.A2" office:value-type="string">
            <text:p text:style-name="P39">N</text:p>
          </table:table-cell>
          <table:table-cell table:style-name="Table1.A2" office:value-type="string">
            <text:p text:style-name="P39">110</text:p>
          </table:table-cell>
          <table:table-cell table:style-name="Table1.C2" office:value-type="string">
            <text:p text:style-name="P39">3</text:p>
          </table:table-cell>
        </table:table-row>
        <table:table-row>
          <table:table-cell table:style-name="Table1.A2" office:value-type="string">
            <text:p text:style-name="P39">S</text:p>
          </table:table-cell>
          <table:table-cell table:style-name="Table1.A2" office:value-type="string">
            <text:p text:style-name="P39">111</text:p>
          </table:table-cell>
          <table:table-cell table:style-name="Table1.C2" office:value-type="string">
            <text:p text:style-name="P39">3</text:p>
          </table:table-cell>
        </table:table-row>
        <table:table-row>
          <table:table-cell table:style-name="Table1.A2" office:value-type="string">
            <text:p text:style-name="P39">D</text:p>
          </table:table-cell>
          <table:table-cell table:style-name="Table1.A2" office:value-type="string">
            <text:p text:style-name="P39">0110</text:p>
          </table:table-cell>
          <table:table-cell table:style-name="Table1.C2" office:value-type="string">
            <text:p text:style-name="P39">4</text:p>
          </table:table-cell>
        </table:table-row>
        <table:table-row>
          <table:table-cell table:style-name="Table1.A2" office:value-type="string">
            <text:p text:style-name="P39">O</text:p>
          </table:table-cell>
          <table:table-cell table:style-name="Table1.A2" office:value-type="string">
            <text:p text:style-name="P39">0111</text:p>
          </table:table-cell>
          <table:table-cell table:style-name="Table1.C2" office:value-type="string">
            <text:p text:style-name="P39">4</text:p>
          </table:table-cell>
        </table:table-row>
        <table:table-row>
          <table:table-cell table:style-name="Table1.A2" office:value-type="string">
            <text:p text:style-name="P39">L</text:p>
          </table:table-cell>
          <table:table-cell table:style-name="Table1.A2" office:value-type="string">
            <text:p text:style-name="P39">1000</text:p>
          </table:table-cell>
          <table:table-cell table:style-name="Table1.C2" office:value-type="string">
            <text:p text:style-name="P39">4</text:p>
          </table:table-cell>
        </table:table-row>
        <table:table-row>
          <table:table-cell table:style-name="Table1.A2" office:value-type="string">
            <text:p text:style-name="P39">R</text:p>
          </table:table-cell>
          <table:table-cell table:style-name="Table1.A2" office:value-type="string">
            <text:p text:style-name="P39">1001</text:p>
          </table:table-cell>
          <table:table-cell table:style-name="Table1.C2" office:value-type="string">
            <text:p text:style-name="P39">4</text:p>
          </table:table-cell>
        </table:table-row>
        <table:table-row>
          <table:table-cell table:style-name="Table1.A2" office:value-type="string">
            <text:p text:style-name="P39">M</text:p>
          </table:table-cell>
          <table:table-cell table:style-name="Table1.A2" office:value-type="string">
            <text:p text:style-name="P39">1010</text:p>
          </table:table-cell>
          <table:table-cell table:style-name="Table1.C2" office:value-type="string">
            <text:p text:style-name="P39">4</text:p>
          </table:table-cell>
        </table:table-row>
        <table:table-row>
          <table:table-cell table:style-name="Table1.A2" office:value-type="string">
            <text:p text:style-name="P39">C</text:p>
          </table:table-cell>
          <table:table-cell table:style-name="Table1.A2" office:value-type="string">
            <text:p text:style-name="P39">10110</text:p>
          </table:table-cell>
          <table:table-cell table:style-name="Table1.C2" office:value-type="string">
            <text:p text:style-name="P39">5</text:p>
          </table:table-cell>
        </table:table-row>
        <table:table-row>
          <table:table-cell table:style-name="Table1.A2" office:value-type="string">
            <text:p text:style-name="P39">H</text:p>
          </table:table-cell>
          <table:table-cell table:style-name="Table1.A2" office:value-type="string">
            <text:p text:style-name="P39">10111</text:p>
          </table:table-cell>
          <table:table-cell table:style-name="Table1.C2" office:value-type="string">
            <text:p text:style-name="P39">5</text:p>
          </table:table-cell>
        </table:table-row>
      </table:table>
      <text:p text:style-name="P40"/>
      <text:p text:style-name="Text_20_body">Kodierte Textlänge: 113<text:tab/><text:tab/><text:tab/><text:tab/><text:tab/><text:tab/>Runtime: 88.567 <text:span text:style-name="T39">milli</text:span> seconds</text:p>
      <text:h text:style-name="P41" text:outline-level="3"><text:bookmark-start text:name="__RefHeading___Toc3286_3246065864"/><text:soft-page-break/>4.2 <text:span text:style-name="T36">s</text:span>chmuck00<text:bookmark-end text:name="__RefHeading___Toc3286_3246065864"/></text:h>
      <table:table table:name="Table2" table:style-name="Table2">
        <table:table-column table:style-name="Table2.A" table:number-columns-repeated="3"/>
        <table:table-row>
          <table:table-cell table:style-name="Table2.A1" office:value-type="string">
            <text:p text:style-name="P38">Symbol</text:p>
          </table:table-cell>
          <table:table-cell table:style-name="Table2.A1" office:value-type="string">
            <text:p text:style-name="P38">Code</text:p>
          </table:table-cell>
          <table:table-cell table:style-name="Table2.C1" office:value-type="string">
            <text:p text:style-name="P38">Kosten</text:p>
          </table:table-cell>
        </table:table-row>
        <table:table-row>
          <table:table-cell table:style-name="Table2.A2" office:value-type="string">
            <text:p text:style-name="P42">‘ ‘</text:p>
          </table:table-cell>
          <table:table-cell table:style-name="Table2.A2" office:value-type="string">
            <text:p text:style-name="P43">00</text:p>
          </table:table-cell>
          <table:table-cell table:style-name="Table2.C2" office:value-type="string">
            <text:p text:style-name="P43">2</text:p>
          </table:table-cell>
        </table:table-row>
        <table:table-row>
          <table:table-cell table:style-name="Table2.A2" office:value-type="string">
            <text:p text:style-name="P43">e</text:p>
          </table:table-cell>
          <table:table-cell table:style-name="Table2.A2" office:value-type="string">
            <text:p text:style-name="P43">01</text:p>
          </table:table-cell>
          <table:table-cell table:style-name="Table2.C2" office:value-type="string">
            <text:p text:style-name="P43">2</text:p>
          </table:table-cell>
        </table:table-row>
        <table:table-row>
          <table:table-cell table:style-name="Table2.A2" office:value-type="string">
            <text:p text:style-name="P43">i</text:p>
          </table:table-cell>
          <table:table-cell table:style-name="Table2.A2" office:value-type="string">
            <text:p text:style-name="P43">10</text:p>
          </table:table-cell>
          <table:table-cell table:style-name="Table2.C2" office:value-type="string">
            <text:p text:style-name="P43">2</text:p>
          </table:table-cell>
        </table:table-row>
        <table:table-row>
          <table:table-cell table:style-name="Table2.A2" office:value-type="string">
            <text:p text:style-name="P43">t</text:p>
          </table:table-cell>
          <table:table-cell table:style-name="Table2.A2" office:value-type="string">
            <text:p text:style-name="P43">021</text:p>
          </table:table-cell>
          <table:table-cell table:style-name="Table2.C2" office:value-type="string">
            <text:p text:style-name="P43">3</text:p>
          </table:table-cell>
        </table:table-row>
        <table:table-row>
          <table:table-cell table:style-name="Table2.A2" office:value-type="string">
            <text:p text:style-name="P43">n</text:p>
          </table:table-cell>
          <table:table-cell table:style-name="Table2.A2" office:value-type="string">
            <text:p text:style-name="P43">022</text:p>
          </table:table-cell>
          <table:table-cell table:style-name="Table2.C2" office:value-type="string">
            <text:p text:style-name="P43">3</text:p>
          </table:table-cell>
        </table:table-row>
        <table:table-row>
          <table:table-cell table:style-name="Table2.A2" office:value-type="string">
            <text:p text:style-name="P43">s</text:p>
          </table:table-cell>
          <table:table-cell table:style-name="Table2.A2" office:value-type="string">
            <text:p text:style-name="P43">110</text:p>
          </table:table-cell>
          <table:table-cell table:style-name="Table2.C2" office:value-type="string">
            <text:p text:style-name="P43">3</text:p>
          </table:table-cell>
        </table:table-row>
        <table:table-row>
          <table:table-cell table:style-name="Table2.A2" office:value-type="string">
            <text:p text:style-name="P43">h</text:p>
          </table:table-cell>
          <table:table-cell table:style-name="Table2.A2" office:value-type="string">
            <text:p text:style-name="P43">111</text:p>
          </table:table-cell>
          <table:table-cell table:style-name="Table2.C2" office:value-type="string">
            <text:p text:style-name="P43">3</text:p>
          </table:table-cell>
        </table:table-row>
        <table:table-row>
          <table:table-cell table:style-name="Table2.A2" office:value-type="string">
            <text:p text:style-name="P43">c</text:p>
          </table:table-cell>
          <table:table-cell table:style-name="Table2.A2" office:value-type="string">
            <text:p text:style-name="P43">120</text:p>
          </table:table-cell>
          <table:table-cell table:style-name="Table2.C2" office:value-type="string">
            <text:p text:style-name="P43">3</text:p>
          </table:table-cell>
        </table:table-row>
        <table:table-row>
          <table:table-cell table:style-name="Table2.A2" office:value-type="string">
            <text:p text:style-name="P43">I</text:p>
          </table:table-cell>
          <table:table-cell table:style-name="Table2.A2" office:value-type="string">
            <text:p text:style-name="P43">0200</text:p>
          </table:table-cell>
          <table:table-cell table:style-name="Table2.C2" office:value-type="string">
            <text:p text:style-name="P43">4</text:p>
          </table:table-cell>
        </table:table-row>
        <table:table-row>
          <table:table-cell table:style-name="Table2.A2" office:value-type="string">
            <text:p text:style-name="P43">a</text:p>
          </table:table-cell>
          <table:table-cell table:style-name="Table2.A2" office:value-type="string">
            <text:p text:style-name="P43">0201</text:p>
          </table:table-cell>
          <table:table-cell table:style-name="Table2.C2" office:value-type="string">
            <text:p text:style-name="P43">4</text:p>
          </table:table-cell>
        </table:table-row>
        <table:table-row>
          <table:table-cell table:style-name="Table2.A2" office:value-type="string">
            <text:p text:style-name="P43">r</text:p>
          </table:table-cell>
          <table:table-cell table:style-name="Table2.A2" office:value-type="string">
            <text:p text:style-name="P43">0202</text:p>
          </table:table-cell>
          <table:table-cell table:style-name="Table2.C2" office:value-type="string">
            <text:p text:style-name="P43">4</text:p>
          </table:table-cell>
        </table:table-row>
        <table:table-row>
          <table:table-cell table:style-name="Table2.A2" office:value-type="string">
            <text:p text:style-name="P43">d</text:p>
          </table:table-cell>
          <table:table-cell table:style-name="Table2.A2" office:value-type="string">
            <text:p text:style-name="P43">1120</text:p>
          </table:table-cell>
          <table:table-cell table:style-name="Table2.C2" office:value-type="string">
            <text:p text:style-name="P43">4</text:p>
          </table:table-cell>
        </table:table-row>
        <table:table-row>
          <table:table-cell table:style-name="Table2.A2" office:value-type="string">
            <text:p text:style-name="P43">D</text:p>
          </table:table-cell>
          <table:table-cell table:style-name="Table2.A2" office:value-type="string">
            <text:p text:style-name="P43">1121</text:p>
          </table:table-cell>
          <table:table-cell table:style-name="Table2.C2" office:value-type="string">
            <text:p text:style-name="P43">4</text:p>
          </table:table-cell>
        </table:table-row>
        <table:table-row>
          <table:table-cell table:style-name="Table2.A2" office:value-type="string">
            <text:p text:style-name="P43">u</text:p>
          </table:table-cell>
          <table:table-cell table:style-name="Table2.A2" office:value-type="string">
            <text:p text:style-name="P43">1212</text:p>
          </table:table-cell>
          <table:table-cell table:style-name="Table2.C2" office:value-type="string">
            <text:p text:style-name="P43">4</text:p>
          </table:table-cell>
        </table:table-row>
        <table:table-row>
          <table:table-cell table:style-name="Table2.A2" office:value-type="string">
            <text:p text:style-name="P43">w</text:p>
          </table:table-cell>
          <table:table-cell table:style-name="Table2.A2" office:value-type="string">
            <text:p text:style-name="P43">1220</text:p>
          </table:table-cell>
          <table:table-cell table:style-name="Table2.C2" office:value-type="string">
            <text:p text:style-name="P43">4</text:p>
          </table:table-cell>
        </table:table-row>
        <table:table-row>
          <table:table-cell table:style-name="Table2.A2" office:value-type="string">
            <text:p text:style-name="P43">m</text:p>
          </table:table-cell>
          <table:table-cell table:style-name="Table2.A2" office:value-type="string">
            <text:p text:style-name="P43">1222</text:p>
          </table:table-cell>
          <table:table-cell table:style-name="Table2.C2" office:value-type="string">
            <text:p text:style-name="P43">4</text:p>
          </table:table-cell>
        </table:table-row>
        <table:table-row>
          <table:table-cell table:style-name="Table2.A2" office:value-type="string">
            <text:p text:style-name="P43">G</text:p>
          </table:table-cell>
          <table:table-cell table:style-name="Table2.A2" office:value-type="string">
            <text:p text:style-name="P43">12220</text:p>
          </table:table-cell>
          <table:table-cell table:style-name="Table2.C2" office:value-type="string">
            <text:p text:style-name="P43">5</text:p>
          </table:table-cell>
        </table:table-row>
        <table:table-row>
          <table:table-cell table:style-name="Table2.A2" office:value-type="string">
            <text:p text:style-name="P43">g</text:p>
          </table:table-cell>
          <table:table-cell table:style-name="Table2.A2" office:value-type="string">
            <text:p text:style-name="P43">11221</text:p>
          </table:table-cell>
          <table:table-cell table:style-name="Table2.C2" office:value-type="string">
            <text:p text:style-name="P43">5</text:p>
          </table:table-cell>
        </table:table-row>
        <table:table-row>
          <table:table-cell table:style-name="Table2.A2" office:value-type="string">
            <text:p text:style-name="P43">E</text:p>
          </table:table-cell>
          <table:table-cell table:style-name="Table2.A2" office:value-type="string">
            <text:p text:style-name="P43">11222</text:p>
          </table:table-cell>
          <table:table-cell table:style-name="Table2.C2" office:value-type="string">
            <text:p text:style-name="P43">5</text:p>
          </table:table-cell>
        </table:table-row>
        <table:table-row>
          <table:table-cell table:style-name="Table2.A2" office:value-type="string">
            <text:p text:style-name="P43">k</text:p>
          </table:table-cell>
          <table:table-cell table:style-name="Table2.A2" office:value-type="string">
            <text:p text:style-name="P43">12100</text:p>
          </table:table-cell>
          <table:table-cell table:style-name="Table2.C2" office:value-type="string">
            <text:p text:style-name="P43">5</text:p>
          </table:table-cell>
        </table:table-row>
      </table:table>
      <text:p text:style-name="P44"/>
      <text:p text:style-name="P44">Kodierte Textlänge: 420<text:tab/><text:tab/><text:tab/><text:tab/><text:tab/><text:tab/>Runtime: 79.01<text:span text:style-name="T40">9</text:span> <text:span text:style-name="T40">milli </text:span>seconds</text:p>
      <text:h text:style-name="Heading_20_3" text:outline-level="3"><text:bookmark-start text:name="__RefHeading___Toc3288_3246065864"/>4.3 <text:span text:style-name="T36">s</text:span>chmuck01<text:bookmark-end text:name="__RefHeading___Toc3288_3246065864"/></text:h>
      <text:p text:style-name="P44"/>
      <table:table table:name="Table3" table:style-name="Table3">
        <table:table-column table:style-name="Table3.A" table:number-columns-repeated="3"/>
        <table:table-row>
          <table:table-cell table:style-name="Table3.A1" office:value-type="string">
            <text:p text:style-name="P38">Symbol</text:p>
          </table:table-cell>
          <table:table-cell table:style-name="Table3.A1" office:value-type="string">
            <text:p text:style-name="P38">Code</text:p>
          </table:table-cell>
          <table:table-cell table:style-name="Table3.C1" office:value-type="string">
            <text:p text:style-name="P38">Kosten</text:p>
          </table:table-cell>
        </table:table-row>
        <table:table-row>
          <table:table-cell table:style-name="Table3.A2" office:value-type="string">
            <text:p text:style-name="P42">‘ ‘</text:p>
          </table:table-cell>
          <table:table-cell table:style-name="Table3.A2" office:value-type="string">
            <text:p text:style-name="P43">0</text:p>
          </table:table-cell>
          <table:table-cell table:style-name="Table3.C2" office:value-type="string">
            <text:p text:style-name="P43">1</text:p>
          </table:table-cell>
        </table:table-row>
        <table:table-row>
          <table:table-cell table:style-name="Table3.A2" office:value-type="string">
            <text:p text:style-name="P43">e</text:p>
          </table:table-cell>
          <table:table-cell table:style-name="Table3.A2" office:value-type="string">
            <text:p text:style-name="P43">2</text:p>
          </table:table-cell>
          <table:table-cell table:style-name="Table3.C2" office:value-type="string">
            <text:p text:style-name="P43">1</text:p>
          </table:table-cell>
        </table:table-row>
        <table:table-row>
          <table:table-cell table:style-name="Table3.A2" office:value-type="string">
            <text:p text:style-name="P43">n</text:p>
          </table:table-cell>
          <table:table-cell table:style-name="Table3.A2" office:value-type="string">
            <text:p text:style-name="P43">10</text:p>
          </table:table-cell>
          <table:table-cell table:style-name="Table3.C2" office:value-type="string">
            <text:p text:style-name="P43">2</text:p>
          </table:table-cell>
        </table:table-row>
        <table:table-row>
          <table:table-cell table:style-name="Table3.A2" office:value-type="string">
            <text:p text:style-name="P43">r</text:p>
          </table:table-cell>
          <table:table-cell table:style-name="Table3.A2" office:value-type="string">
            <text:p text:style-name="P43">12</text:p>
          </table:table-cell>
          <table:table-cell table:style-name="Table3.C2" office:value-type="string">
            <text:p text:style-name="P43">2</text:p>
          </table:table-cell>
        </table:table-row>
        <table:table-row>
          <table:table-cell table:style-name="Table3.A2" office:value-type="string">
            <text:p text:style-name="P43">i</text:p>
          </table:table-cell>
          <table:table-cell table:style-name="Table3.A2" office:value-type="string">
            <text:p text:style-name="P43">13</text:p>
          </table:table-cell>
          <table:table-cell table:style-name="Table3.C2" office:value-type="string">
            <text:p text:style-name="P43">2</text:p>
          </table:table-cell>
        </table:table-row>
        <table:table-row>
          <table:table-cell table:style-name="Table3.A2" office:value-type="string">
            <text:p text:style-name="P43">s</text:p>
          </table:table-cell>
          <table:table-cell table:style-name="Table3.A2" office:value-type="string">
            <text:p text:style-name="P43">30</text:p>
          </table:table-cell>
          <table:table-cell table:style-name="Table3.C2" office:value-type="string">
            <text:p text:style-name="P43">2</text:p>
          </table:table-cell>
        </table:table-row>
        <table:table-row>
          <table:table-cell table:style-name="Table3.A2" office:value-type="string">
            <text:p text:style-name="P43">l</text:p>
          </table:table-cell>
          <table:table-cell table:style-name="Table3.A2" office:value-type="string">
            <text:p text:style-name="P43">31</text:p>
          </table:table-cell>
          <table:table-cell table:style-name="Table3.C2" office:value-type="string">
            <text:p text:style-name="P43">2</text:p>
          </table:table-cell>
        </table:table-row>
        <text:soft-page-break/>
        <table:table-row>
          <table:table-cell table:style-name="Table3.A2" office:value-type="string">
            <text:p text:style-name="P43">a</text:p>
          </table:table-cell>
          <table:table-cell table:style-name="Table3.A2" office:value-type="string">
            <text:p text:style-name="P43">32</text:p>
          </table:table-cell>
          <table:table-cell table:style-name="Table3.C2" office:value-type="string">
            <text:p text:style-name="P43">2</text:p>
          </table:table-cell>
        </table:table-row>
        <table:table-row>
          <table:table-cell table:style-name="Table3.A2" office:value-type="string">
            <text:p text:style-name="P43">t</text:p>
          </table:table-cell>
          <table:table-cell table:style-name="Table3.A2" office:value-type="string">
            <text:p text:style-name="P43">33</text:p>
          </table:table-cell>
          <table:table-cell table:style-name="Table3.C2" office:value-type="string">
            <text:p text:style-name="P43">2</text:p>
          </table:table-cell>
        </table:table-row>
        <table:table-row>
          <table:table-cell table:style-name="Table3.A2" office:value-type="string">
            <text:p text:style-name="P43">h</text:p>
          </table:table-cell>
          <table:table-cell table:style-name="Table3.A2" office:value-type="string">
            <text:p text:style-name="P43">40</text:p>
          </table:table-cell>
          <table:table-cell table:style-name="Table3.C2" office:value-type="string">
            <text:p text:style-name="P43">2</text:p>
          </table:table-cell>
        </table:table-row>
        <table:table-row>
          <table:table-cell table:style-name="Table3.A2" office:value-type="string">
            <text:p text:style-name="P43">c</text:p>
          </table:table-cell>
          <table:table-cell table:style-name="Table3.A2" office:value-type="string">
            <text:p text:style-name="P43">41</text:p>
          </table:table-cell>
          <table:table-cell table:style-name="Table3.C2" office:value-type="string">
            <text:p text:style-name="P43">2</text:p>
          </table:table-cell>
        </table:table-row>
        <table:table-row>
          <table:table-cell table:style-name="Table3.A2" office:value-type="string">
            <text:p text:style-name="P43">o</text:p>
          </table:table-cell>
          <table:table-cell table:style-name="Table3.A2" office:value-type="string">
            <text:p text:style-name="P43">43</text:p>
          </table:table-cell>
          <table:table-cell table:style-name="Table3.C2" office:value-type="string">
            <text:p text:style-name="P43">2</text:p>
          </table:table-cell>
        </table:table-row>
        <table:table-row>
          <table:table-cell table:style-name="Table3.A2" office:value-type="string">
            <text:p text:style-name="P43">g</text:p>
          </table:table-cell>
          <table:table-cell table:style-name="Table3.A2" office:value-type="string">
            <text:p text:style-name="P43">110</text:p>
          </table:table-cell>
          <table:table-cell table:style-name="Table3.C2" office:value-type="string">
            <text:p text:style-name="P43">3</text:p>
          </table:table-cell>
        </table:table-row>
        <table:table-row>
          <table:table-cell table:style-name="Table3.A2" office:value-type="string">
            <text:p text:style-name="P43">m</text:p>
          </table:table-cell>
          <table:table-cell table:style-name="Table3.A2" office:value-type="string">
            <text:p text:style-name="P43">111</text:p>
          </table:table-cell>
          <table:table-cell table:style-name="Table3.C2" office:value-type="string">
            <text:p text:style-name="P43">3</text:p>
          </table:table-cell>
        </table:table-row>
        <table:table-row>
          <table:table-cell table:style-name="Table3.A2" office:value-type="string">
            <text:p text:style-name="P43">u</text:p>
          </table:table-cell>
          <table:table-cell table:style-name="Table3.A2" office:value-type="string">
            <text:p text:style-name="P43">112</text:p>
          </table:table-cell>
          <table:table-cell table:style-name="Table3.C2" office:value-type="string">
            <text:p text:style-name="P43">3</text:p>
          </table:table-cell>
        </table:table-row>
        <table:table-row>
          <table:table-cell table:style-name="Table3.A2" office:value-type="string">
            <text:p text:style-name="P42">.</text:p>
          </table:table-cell>
          <table:table-cell table:style-name="Table3.A2" office:value-type="string">
            <text:p text:style-name="P43">113</text:p>
          </table:table-cell>
          <table:table-cell table:style-name="Table3.C2" office:value-type="string">
            <text:p text:style-name="P43">3</text:p>
          </table:table-cell>
        </table:table-row>
        <table:table-row>
          <table:table-cell table:style-name="Table3.A2" office:value-type="string">
            <text:p text:style-name="P43">d</text:p>
          </table:table-cell>
          <table:table-cell table:style-name="Table3.A2" office:value-type="string">
            <text:p text:style-name="P43">114</text:p>
          </table:table-cell>
          <table:table-cell table:style-name="Table3.C2" office:value-type="string">
            <text:p text:style-name="P43">3</text:p>
          </table:table-cell>
        </table:table-row>
        <table:table-row>
          <table:table-cell table:style-name="Table3.A2" office:value-type="string">
            <text:p text:style-name="P43">k</text:p>
          </table:table-cell>
          <table:table-cell table:style-name="Table3.A2" office:value-type="string">
            <text:p text:style-name="P43">140</text:p>
          </table:table-cell>
          <table:table-cell table:style-name="Table3.C2" office:value-type="string">
            <text:p text:style-name="P43">3</text:p>
          </table:table-cell>
        </table:table-row>
        <table:table-row>
          <table:table-cell table:style-name="Table3.A2" office:value-type="string">
            <text:p text:style-name="P43">E</text:p>
          </table:table-cell>
          <table:table-cell table:style-name="Table3.A2" office:value-type="string">
            <text:p text:style-name="P43">141</text:p>
          </table:table-cell>
          <table:table-cell table:style-name="Table3.C2" office:value-type="string">
            <text:p text:style-name="P43">3</text:p>
          </table:table-cell>
        </table:table-row>
        <table:table-row>
          <table:table-cell table:style-name="Table3.A2" office:value-type="string">
            <text:p text:style-name="P42">,</text:p>
          </table:table-cell>
          <table:table-cell table:style-name="Table3.A2" office:value-type="string">
            <text:p text:style-name="P43">142</text:p>
          </table:table-cell>
          <table:table-cell table:style-name="Table3.C2" office:value-type="string">
            <text:p text:style-name="P43">3</text:p>
          </table:table-cell>
        </table:table-row>
      </table:table>
      <text:p text:style-name="P44"/>
      <text:p text:style-name="P44">Kodierte Textlänge: 1150 <text:tab/><text:tab/><text:tab/><text:tab/><text:tab/><text:tab/>Runtime: 110.384 <text:span text:style-name="T40">milli</text:span> seconds</text:p>
      <text:h text:style-name="Heading_20_3" text:outline-level="3"><text:bookmark-start text:name="__RefHeading___Toc3290_3246065864"/>4.4 <text:span text:style-name="T36">s</text:span>chmuck1<text:bookmark-end text:name="__RefHeading___Toc3290_3246065864"/></text:h>
      <text:p text:style-name="P44"/>
      <table:table table:name="Table4" table:style-name="Table4">
        <table:table-column table:style-name="Table4.A" table:number-columns-repeated="3"/>
        <table:table-row>
          <table:table-cell table:style-name="Table4.A1" office:value-type="string">
            <text:p text:style-name="P38">Symbol</text:p>
          </table:table-cell>
          <table:table-cell table:style-name="Table4.A1" office:value-type="string">
            <text:p text:style-name="P38">Code</text:p>
          </table:table-cell>
          <table:table-cell table:style-name="Table4.C1" office:value-type="string">
            <text:p text:style-name="P38">Kosten</text:p>
          </table:table-cell>
        </table:table-row>
        <table:table-row>
          <table:table-cell table:style-name="Table4.A2" office:value-type="string">
            <text:p text:style-name="P45">e</text:p>
          </table:table-cell>
          <table:table-cell table:style-name="Table4.A2" office:value-type="string">
            <text:p text:style-name="P45">001</text:p>
          </table:table-cell>
          <table:table-cell table:style-name="Table4.C2" office:value-type="string">
            <text:p text:style-name="P45">3</text:p>
          </table:table-cell>
        </table:table-row>
        <table:table-row>
          <table:table-cell table:style-name="Table4.A2" office:value-type="string">
            <text:p text:style-name="P45">t</text:p>
          </table:table-cell>
          <table:table-cell table:style-name="Table4.A2" office:value-type="string">
            <text:p text:style-name="P45">011</text:p>
          </table:table-cell>
          <table:table-cell table:style-name="Table4.C2" office:value-type="string">
            <text:p text:style-name="P45">3</text:p>
          </table:table-cell>
        </table:table-row>
        <table:table-row>
          <table:table-cell table:style-name="Table4.A2" office:value-type="string">
            <text:p text:style-name="P42">‘ ‘</text:p>
          </table:table-cell>
          <table:table-cell table:style-name="Table4.A2" office:value-type="string">
            <text:p text:style-name="P45">100</text:p>
          </table:table-cell>
          <table:table-cell table:style-name="Table4.C2" office:value-type="string">
            <text:p text:style-name="P45">3</text:p>
          </table:table-cell>
        </table:table-row>
        <table:table-row>
          <table:table-cell table:style-name="Table4.A2" office:value-type="string">
            <text:p text:style-name="P45">r</text:p>
          </table:table-cell>
          <table:table-cell table:style-name="Table4.A2" office:value-type="string">
            <text:p text:style-name="P45">101</text:p>
          </table:table-cell>
          <table:table-cell table:style-name="Table4.C2" office:value-type="string">
            <text:p text:style-name="P45">3</text:p>
          </table:table-cell>
        </table:table-row>
        <table:table-row>
          <table:table-cell table:style-name="Table4.A2" office:value-type="string">
            <text:p text:style-name="P45">i</text:p>
          </table:table-cell>
          <table:table-cell table:style-name="Table4.A2" office:value-type="string">
            <text:p text:style-name="P45">110</text:p>
          </table:table-cell>
          <table:table-cell table:style-name="Table4.C2" office:value-type="string">
            <text:p text:style-name="P45">3</text:p>
          </table:table-cell>
        </table:table-row>
        <table:table-row>
          <table:table-cell table:style-name="Table4.A2" office:value-type="string">
            <text:p text:style-name="P45">n</text:p>
          </table:table-cell>
          <table:table-cell table:style-name="Table4.A2" office:value-type="string">
            <text:p text:style-name="P45">111</text:p>
          </table:table-cell>
          <table:table-cell table:style-name="Table4.C2" office:value-type="string">
            <text:p text:style-name="P45">3</text:p>
          </table:table-cell>
        </table:table-row>
        <table:table-row>
          <table:table-cell table:style-name="Table4.A2" office:value-type="string">
            <text:p text:style-name="P45">w</text:p>
          </table:table-cell>
          <table:table-cell table:style-name="Table4.A2" office:value-type="string">
            <text:p text:style-name="P45">20</text:p>
          </table:table-cell>
          <table:table-cell table:style-name="Table4.C2" office:value-type="string">
            <text:p text:style-name="P45">3</text:p>
          </table:table-cell>
        </table:table-row>
        <table:table-row>
          <table:table-cell table:style-name="Table4.A2" office:value-type="string">
            <text:p text:style-name="P45">B</text:p>
          </table:table-cell>
          <table:table-cell table:style-name="Table4.A2" office:value-type="string">
            <text:p text:style-name="P45">21</text:p>
          </table:table-cell>
          <table:table-cell table:style-name="Table4.C2" office:value-type="string">
            <text:p text:style-name="P45">3</text:p>
          </table:table-cell>
        </table:table-row>
        <table:table-row>
          <table:table-cell table:style-name="Table4.A2" office:value-type="string">
            <text:p text:style-name="P45">T</text:p>
          </table:table-cell>
          <table:table-cell table:style-name="Table4.A2" office:value-type="string">
            <text:p text:style-name="P45">0000</text:p>
          </table:table-cell>
          <table:table-cell table:style-name="Table4.C2" office:value-type="string">
            <text:p text:style-name="P45">4</text:p>
          </table:table-cell>
        </table:table-row>
        <table:table-row>
          <table:table-cell table:style-name="Table4.A2" office:value-type="string">
            <text:p text:style-name="P45">s</text:p>
          </table:table-cell>
          <table:table-cell table:style-name="Table4.A2" office:value-type="string">
            <text:p text:style-name="P45">0001</text:p>
          </table:table-cell>
          <table:table-cell table:style-name="Table4.C2" office:value-type="string">
            <text:p text:style-name="P45">4</text:p>
          </table:table-cell>
        </table:table-row>
        <table:table-row>
          <table:table-cell table:style-name="Table4.A2" office:value-type="string">
            <text:p text:style-name="P45">f</text:p>
          </table:table-cell>
          <table:table-cell table:style-name="Table4.A2" office:value-type="string">
            <text:p text:style-name="P45">002</text:p>
          </table:table-cell>
          <table:table-cell table:style-name="Table4.C2" office:value-type="string">
            <text:p text:style-name="P45">4</text:p>
          </table:table-cell>
        </table:table-row>
        <table:table-row>
          <table:table-cell table:style-name="Table4.A2" office:value-type="string">
            <text:p text:style-name="P42">“</text:p>
          </table:table-cell>
          <table:table-cell table:style-name="Table4.A2" office:value-type="string">
            <text:p text:style-name="P45">0100</text:p>
          </table:table-cell>
          <table:table-cell table:style-name="Table4.C2" office:value-type="string">
            <text:p text:style-name="P45">4</text:p>
          </table:table-cell>
        </table:table-row>
        <table:table-row>
          <table:table-cell table:style-name="Table4.A2" office:value-type="string">
            <text:p text:style-name="P45">b</text:p>
          </table:table-cell>
          <table:table-cell table:style-name="Table4.A2" office:value-type="string">
            <text:p text:style-name="P45">0101</text:p>
          </table:table-cell>
          <table:table-cell table:style-name="Table4.C2" office:value-type="string">
            <text:p text:style-name="P45">4</text:p>
          </table:table-cell>
        </table:table-row>
        <table:table-row>
          <table:table-cell table:style-name="Table4.A2" office:value-type="string">
            <text:p text:style-name="P45">W</text:p>
          </table:table-cell>
          <table:table-cell table:style-name="Table4.A2" office:value-type="string">
            <text:p text:style-name="P45">012</text:p>
          </table:table-cell>
          <table:table-cell table:style-name="Table4.C2" office:value-type="string">
            <text:p text:style-name="P45">4</text:p>
          </table:table-cell>
        </table:table-row>
        <table:table-row>
          <table:table-cell table:style-name="Table4.A2" office:value-type="string">
            <text:p text:style-name="P45">N</text:p>
          </table:table-cell>
          <table:table-cell table:style-name="Table4.A2" office:value-type="string">
            <text:p text:style-name="P45">020</text:p>
          </table:table-cell>
          <table:table-cell table:style-name="Table4.C2" office:value-type="string">
            <text:p text:style-name="P45">4</text:p>
          </table:table-cell>
        </table:table-row>
        <table:table-row>
          <table:table-cell table:style-name="Table4.A2" office:value-type="string">
            <text:p text:style-name="P45">F</text:p>
          </table:table-cell>
          <table:table-cell table:style-name="Table4.A2" office:value-type="string">
            <text:p text:style-name="P45">021</text:p>
          </table:table-cell>
          <table:table-cell table:style-name="Table4.C2" office:value-type="string">
            <text:p text:style-name="P45">4</text:p>
          </table:table-cell>
        </table:table-row>
        <text:soft-page-break/>
        <table:table-row>
          <table:table-cell table:style-name="Table4.A2" office:value-type="string">
            <text:p text:style-name="P45">h</text:p>
          </table:table-cell>
          <table:table-cell table:style-name="Table4.A2" office:value-type="string">
            <text:p text:style-name="P45">102</text:p>
          </table:table-cell>
          <table:table-cell table:style-name="Table4.C2" office:value-type="string">
            <text:p text:style-name="P45">4</text:p>
          </table:table-cell>
        </table:table-row>
        <table:table-row>
          <table:table-cell table:style-name="Table4.A2" office:value-type="string">
            <text:p text:style-name="P45">ü</text:p>
          </table:table-cell>
          <table:table-cell table:style-name="Table4.A2" office:value-type="string">
            <text:p text:style-name="P45">112</text:p>
          </table:table-cell>
          <table:table-cell table:style-name="Table4.C2" office:value-type="string">
            <text:p text:style-name="P45">4</text:p>
          </table:table-cell>
        </table:table-row>
        <table:table-row>
          <table:table-cell table:style-name="Table4.A2" office:value-type="string">
            <text:p text:style-name="P45">D</text:p>
          </table:table-cell>
          <table:table-cell table:style-name="Table4.A2" office:value-type="string">
            <text:p text:style-name="P45">120</text:p>
          </table:table-cell>
          <table:table-cell table:style-name="Table4.C2" office:value-type="string">
            <text:p text:style-name="P45">4</text:p>
          </table:table-cell>
        </table:table-row>
        <table:table-row>
          <table:table-cell table:style-name="Table4.A2" office:value-type="string">
            <text:p text:style-name="P45">u</text:p>
          </table:table-cell>
          <table:table-cell table:style-name="Table4.A2" office:value-type="string">
            <text:p text:style-name="P45">121</text:p>
          </table:table-cell>
          <table:table-cell table:style-name="Table4.C2" office:value-type="string">
            <text:p text:style-name="P45">4</text:p>
          </table:table-cell>
        </table:table-row>
      </table:table>
      <text:p text:style-name="P44"/>
      <text:p text:style-name="P44">Kodierte Textlänge: 194 <text:tab/><text:tab/><text:tab/><text:tab/><text:tab/><text:tab/>Runtime: 64.15<text:span text:style-name="T41">5 milli </text:span>seconds</text:p>
      <text:h text:style-name="Heading_20_3" text:outline-level="3"><text:bookmark-start text:name="__RefHeading___Toc3292_3246065864"/>4.5 <text:span text:style-name="T36">s</text:span>chmuck2<text:bookmark-end text:name="__RefHeading___Toc3292_3246065864"/></text:h>
      <table:table table:name="Table5" table:style-name="Table5">
        <table:table-column table:style-name="Table5.A" table:number-columns-repeated="3"/>
        <table:table-row>
          <table:table-cell table:style-name="Table5.A1" office:value-type="string">
            <text:p text:style-name="P38">Symbol</text:p>
          </table:table-cell>
          <table:table-cell table:style-name="Table5.A1" office:value-type="string">
            <text:p text:style-name="P38">Code</text:p>
          </table:table-cell>
          <table:table-cell table:style-name="Table5.C1" office:value-type="string">
            <text:p text:style-name="P38">Kosten</text:p>
          </table:table-cell>
        </table:table-row>
        <table:table-row>
          <table:table-cell table:style-name="Table5.A2" office:value-type="string">
            <text:p text:style-name="P46">a</text:p>
          </table:table-cell>
          <table:table-cell table:style-name="Table5.A2" office:value-type="string">
            <text:p text:style-name="P46">000000</text:p>
          </table:table-cell>
          <table:table-cell table:style-name="Table5.C2" office:value-type="string">
            <text:p text:style-name="P46">6</text:p>
          </table:table-cell>
        </table:table-row>
        <table:table-row>
          <table:table-cell table:style-name="Table5.A2" office:value-type="string">
            <text:p text:style-name="P42">‘ ‘</text:p>
          </table:table-cell>
          <table:table-cell table:style-name="Table5.A2" office:value-type="string">
            <text:p text:style-name="P46">01</text:p>
          </table:table-cell>
          <table:table-cell table:style-name="Table5.C2" office:value-type="string">
            <text:p text:style-name="P46">6</text:p>
          </table:table-cell>
        </table:table-row>
        <table:table-row>
          <table:table-cell table:style-name="Table5.A2" office:value-type="string">
            <text:p text:style-name="P46">b</text:p>
          </table:table-cell>
          <table:table-cell table:style-name="Table5.A2" office:value-type="string">
            <text:p text:style-name="P46">001</text:p>
          </table:table-cell>
          <table:table-cell table:style-name="Table5.C2" office:value-type="string">
            <text:p text:style-name="P46">7</text:p>
          </table:table-cell>
        </table:table-row>
        <table:table-row>
          <table:table-cell table:style-name="Table5.A2" office:value-type="string">
            <text:p text:style-name="P46">c</text:p>
          </table:table-cell>
          <table:table-cell table:style-name="Table5.A2" office:value-type="string">
            <text:p text:style-name="P46">100</text:p>
          </table:table-cell>
          <table:table-cell table:style-name="Table5.C2" office:value-type="string">
            <text:p text:style-name="P46">7</text:p>
          </table:table-cell>
        </table:table-row>
        <table:table-row>
          <table:table-cell table:style-name="Table5.A2" office:value-type="string">
            <text:p text:style-name="P46">d</text:p>
          </table:table-cell>
          <table:table-cell table:style-name="Table5.A2" office:value-type="string">
            <text:p text:style-name="P46">0001</text:p>
          </table:table-cell>
          <table:table-cell table:style-name="Table5.C2" office:value-type="string">
            <text:p text:style-name="P46">8</text:p>
          </table:table-cell>
        </table:table-row>
        <table:table-row>
          <table:table-cell table:style-name="Table5.A2" office:value-type="string">
            <text:p text:style-name="P46">e</text:p>
          </table:table-cell>
          <table:table-cell table:style-name="Table5.A2" office:value-type="string">
            <text:p text:style-name="P46">00001</text:p>
          </table:table-cell>
          <table:table-cell table:style-name="Table5.C2" office:value-type="string">
            <text:p text:style-name="P46">9</text:p>
          </table:table-cell>
        </table:table-row>
        <table:table-row>
          <table:table-cell table:style-name="Table5.A2" office:value-type="string">
            <text:p text:style-name="P46">f</text:p>
          </table:table-cell>
          <table:table-cell table:style-name="Table5.A2" office:value-type="string">
            <text:p text:style-name="P46">000001</text:p>
          </table:table-cell>
          <table:table-cell table:style-name="Table5.C2" office:value-type="string">
            <text:p text:style-name="P46">10</text:p>
          </table:table-cell>
        </table:table-row>
        <table:table-row>
          <table:table-cell table:style-name="Table5.A2" office:value-type="string">
            <text:p text:style-name="P46">g</text:p>
          </table:table-cell>
          <table:table-cell table:style-name="Table5.A2" office:value-type="string">
            <text:p text:style-name="P46">11</text:p>
          </table:table-cell>
          <table:table-cell table:style-name="Table5.C2" office:value-type="string">
            <text:p text:style-name="P46">10</text:p>
          </table:table-cell>
        </table:table-row>
        <table:table-row>
          <table:table-cell table:style-name="Table5.A2" office:value-type="string">
            <text:p text:style-name="P46">h</text:p>
          </table:table-cell>
          <table:table-cell table:style-name="Table5.A2" office:value-type="string">
            <text:p text:style-name="P46">101</text:p>
          </table:table-cell>
          <table:table-cell table:style-name="Table5.C2" office:value-type="string">
            <text:p text:style-name="P46">11</text:p>
          </table:table-cell>
        </table:table-row>
      </table:table>
      <text:p text:style-name="P44"/>
      <text:p text:style-name="P44">Kodierte Textlänge: 266 <text:tab/><text:tab/><text:tab/><text:tab/><text:tab/><text:tab/>Runtime: 66.028 <text:span text:style-name="T42">milli</text:span> seconds</text:p>
      <text:h text:style-name="Heading_20_3" text:outline-level="3"><text:bookmark-start text:name="__RefHeading___Toc3294_3246065864"/>4.6 <text:span text:style-name="T36">s</text:span>chmuck3<text:bookmark-end text:name="__RefHeading___Toc3294_3246065864"/></text:h>
      <table:table table:name="Table6" table:style-name="Table6">
        <table:table-column table:style-name="Table6.A" table:number-columns-repeated="3"/>
        <table:table-row>
          <table:table-cell table:style-name="Table6.A1" office:value-type="string">
            <text:p text:style-name="P38">Symbol</text:p>
          </table:table-cell>
          <table:table-cell table:style-name="Table6.A1" office:value-type="string">
            <text:p text:style-name="P38">Code</text:p>
          </table:table-cell>
          <table:table-cell table:style-name="Table6.C1" office:value-type="string">
            <text:p text:style-name="P38">Kosten</text:p>
          </table:table-cell>
        </table:table-row>
        <table:table-row>
          <table:table-cell table:style-name="Table6.A2" office:value-type="string">
            <text:p text:style-name="P47">a</text:p>
          </table:table-cell>
          <table:table-cell table:style-name="Table6.A2" office:value-type="string">
            <text:p text:style-name="P47">000</text:p>
          </table:table-cell>
          <table:table-cell table:style-name="Table6.C2" office:value-type="string">
            <text:p text:style-name="P47">3</text:p>
          </table:table-cell>
        </table:table-row>
        <table:table-row>
          <table:table-cell table:style-name="Table6.A2" office:value-type="string">
            <text:p text:style-name="P47">b</text:p>
          </table:table-cell>
          <table:table-cell table:style-name="Table6.A2" office:value-type="string">
            <text:p text:style-name="P47">01</text:p>
          </table:table-cell>
          <table:table-cell table:style-name="Table6.C2" office:value-type="string">
            <text:p text:style-name="P47">3</text:p>
          </table:table-cell>
        </table:table-row>
        <table:table-row>
          <table:table-cell table:style-name="Table6.A2" office:value-type="string">
            <text:p text:style-name="P47">c</text:p>
          </table:table-cell>
          <table:table-cell table:style-name="Table6.A2" office:value-type="string">
            <text:p text:style-name="P47">10</text:p>
          </table:table-cell>
          <table:table-cell table:style-name="Table6.C2" office:value-type="string">
            <text:p text:style-name="P47">3</text:p>
          </table:table-cell>
        </table:table-row>
        <table:table-row>
          <table:table-cell table:style-name="Table6.A2" office:value-type="string">
            <text:p text:style-name="P42">‘ ‘</text:p>
          </table:table-cell>
          <table:table-cell table:style-name="Table6.A2" office:value-type="string">
            <text:p text:style-name="P47">2</text:p>
          </table:table-cell>
          <table:table-cell table:style-name="Table6.C2" office:value-type="string">
            <text:p text:style-name="P47">3</text:p>
          </table:table-cell>
        </table:table-row>
        <table:table-row>
          <table:table-cell table:style-name="Table6.A2" office:value-type="string">
            <text:p text:style-name="P47">d</text:p>
          </table:table-cell>
          <table:table-cell table:style-name="Table6.A2" office:value-type="string">
            <text:p text:style-name="P47">001</text:p>
          </table:table-cell>
          <table:table-cell table:style-name="Table6.C2" office:value-type="string">
            <text:p text:style-name="P47">4</text:p>
          </table:table-cell>
        </table:table-row>
        <table:table-row>
          <table:table-cell table:style-name="Table6.A2" office:value-type="string">
            <text:p text:style-name="P47">e</text:p>
          </table:table-cell>
          <table:table-cell table:style-name="Table6.A2" office:value-type="string">
            <text:p text:style-name="P47">02</text:p>
          </table:table-cell>
          <table:table-cell table:style-name="Table6.C2" office:value-type="string">
            <text:p text:style-name="P47">4</text:p>
          </table:table-cell>
        </table:table-row>
        <table:table-row>
          <table:table-cell table:style-name="Table6.A2" office:value-type="string">
            <text:p text:style-name="P47">f</text:p>
          </table:table-cell>
          <table:table-cell table:style-name="Table6.A2" office:value-type="string">
            <text:p text:style-name="P47">11</text:p>
          </table:table-cell>
          <table:table-cell table:style-name="Table6.C2" office:value-type="string">
            <text:p text:style-name="P47">4</text:p>
          </table:table-cell>
        </table:table-row>
        <table:table-row>
          <table:table-cell table:style-name="Table6.A2" office:value-type="string">
            <text:p text:style-name="P47">g</text:p>
          </table:table-cell>
          <table:table-cell table:style-name="Table6.A2" office:value-type="string">
            <text:p text:style-name="P47">002</text:p>
          </table:table-cell>
          <table:table-cell table:style-name="Table6.C2" office:value-type="string">
            <text:p text:style-name="P47">5</text:p>
          </table:table-cell>
        </table:table-row>
        <table:table-row>
          <table:table-cell table:style-name="Table6.A2" office:value-type="string">
            <text:p text:style-name="P47">h</text:p>
          </table:table-cell>
          <table:table-cell table:style-name="Table6.A2" office:value-type="string">
            <text:p text:style-name="P47">12</text:p>
          </table:table-cell>
          <table:table-cell table:style-name="Table6.C2" office:value-type="string">
            <text:p text:style-name="P47">5</text:p>
          </table:table-cell>
        </table:table-row>
      </table:table>
      <text:p text:style-name="P44"/>
      <text:p text:style-name="P44">Kodierte Textlänge: 337 <text:tab/><text:tab/><text:tab/><text:tab/><text:tab/><text:tab/>Runtime: 68.16<text:span text:style-name="T43">9 </text:span>milli seconds</text:p>
      <text:h text:style-name="Heading_20_3" text:outline-level="3"><text:bookmark-start text:name="__RefHeading___Toc3296_3246065864"/>4.7 <text:span text:style-name="T36">s</text:span>chmuck4<text:bookmark-end text:name="__RefHeading___Toc3296_3246065864"/></text:h>
      <table:table table:name="Table7" table:style-name="Table7">
        <table:table-column table:style-name="Table7.A" table:number-columns-repeated="3"/>
        <table:table-row>
          <table:table-cell table:style-name="Table7.A1" office:value-type="string">
            <text:p text:style-name="P38">Symbol</text:p>
          </table:table-cell>
          <table:table-cell table:style-name="Table7.A1" office:value-type="string">
            <text:p text:style-name="P38">Code</text:p>
          </table:table-cell>
          <table:table-cell table:style-name="Table7.C1" office:value-type="string">
            <text:p text:style-name="P38">Kosten</text:p>
          </table:table-cell>
        </table:table-row>
        <text:soft-page-break/>
        <table:table-row>
          <table:table-cell table:style-name="Table7.A2" office:value-type="string">
            <text:p text:style-name="P48">a</text:p>
          </table:table-cell>
          <table:table-cell table:style-name="Table7.A2" office:value-type="string">
            <text:p text:style-name="P48">001</text:p>
          </table:table-cell>
          <table:table-cell table:style-name="Table7.C2" office:value-type="string">
            <text:p text:style-name="P48">7</text:p>
          </table:table-cell>
        </table:table-row>
        <table:table-row>
          <table:table-cell table:style-name="Table7.A2" office:value-type="string">
            <text:p text:style-name="P48">b</text:p>
          </table:table-cell>
          <table:table-cell table:style-name="Table7.A2" office:value-type="string">
            <text:p text:style-name="P48">00000000</text:p>
          </table:table-cell>
          <table:table-cell table:style-name="Table7.C2" office:value-type="string">
            <text:p text:style-name="P48">8</text:p>
          </table:table-cell>
        </table:table-row>
        <table:table-row>
          <table:table-cell table:style-name="Table7.A2" office:value-type="string">
            <text:p text:style-name="P48">c</text:p>
          </table:table-cell>
          <table:table-cell table:style-name="Table7.A2" office:value-type="string">
            <text:p text:style-name="P48">0001</text:p>
          </table:table-cell>
          <table:table-cell table:style-name="Table7.C2" office:value-type="string">
            <text:p text:style-name="P48">8</text:p>
          </table:table-cell>
        </table:table-row>
        <table:table-row>
          <table:table-cell table:style-name="Table7.A2" office:value-type="string">
            <text:p text:style-name="P48">d</text:p>
          </table:table-cell>
          <table:table-cell table:style-name="Table7.A2" office:value-type="string">
            <text:p text:style-name="P48">0100</text:p>
          </table:table-cell>
          <table:table-cell table:style-name="Table7.C2" office:value-type="string">
            <text:p text:style-name="P48">8</text:p>
          </table:table-cell>
        </table:table-row>
        <table:table-row>
          <table:table-cell table:style-name="Table7.A2" office:value-type="string">
            <text:p text:style-name="P48">e</text:p>
          </table:table-cell>
          <table:table-cell table:style-name="Table7.A2" office:value-type="string">
            <text:p text:style-name="P48">1000</text:p>
          </table:table-cell>
          <table:table-cell table:style-name="Table7.C2" office:value-type="string">
            <text:p text:style-name="P48">8</text:p>
          </table:table-cell>
        </table:table-row>
        <table:table-row>
          <table:table-cell table:style-name="Table7.A2" office:value-type="string">
            <text:p text:style-name="P48">f</text:p>
          </table:table-cell>
          <table:table-cell table:style-name="Table7.A2" office:value-type="string">
            <text:p text:style-name="P48">00001</text:p>
          </table:table-cell>
          <table:table-cell table:style-name="Table7.C2" office:value-type="string">
            <text:p text:style-name="P48">9</text:p>
          </table:table-cell>
        </table:table-row>
        <table:table-row>
          <table:table-cell table:style-name="Table7.A2" office:value-type="string">
            <text:p text:style-name="P48">g</text:p>
          </table:table-cell>
          <table:table-cell table:style-name="Table7.A2" office:value-type="string">
            <text:p text:style-name="P49">000001</text:p>
          </table:table-cell>
          <table:table-cell table:style-name="Table7.C2" office:value-type="string">
            <text:p text:style-name="P48">10</text:p>
          </table:table-cell>
        </table:table-row>
        <table:table-row>
          <table:table-cell table:style-name="Table7.A2" office:value-type="string">
            <text:p text:style-name="P48">h</text:p>
          </table:table-cell>
          <table:table-cell table:style-name="Table7.A2" office:value-type="string">
            <text:p text:style-name="P48">11</text:p>
          </table:table-cell>
          <table:table-cell table:style-name="Table7.C2" office:value-type="string">
            <text:p text:style-name="P48">10</text:p>
          </table:table-cell>
        </table:table-row>
        <table:table-row>
          <table:table-cell table:style-name="Table7.A2" office:value-type="string">
            <text:p text:style-name="P48">i</text:p>
          </table:table-cell>
          <table:table-cell table:style-name="Table7.A2" office:value-type="string">
            <text:p text:style-name="P49">0000001</text:p>
          </table:table-cell>
          <table:table-cell table:style-name="Table7.C2" office:value-type="string">
            <text:p text:style-name="P48">11</text:p>
          </table:table-cell>
        </table:table-row>
        <table:table-row>
          <table:table-cell table:style-name="Table7.A2" office:value-type="string">
            <text:p text:style-name="P48">j</text:p>
          </table:table-cell>
          <table:table-cell table:style-name="Table7.A2" office:value-type="string">
            <text:p text:style-name="P48">011</text:p>
          </table:table-cell>
          <table:table-cell table:style-name="Table7.C2" office:value-type="string">
            <text:p text:style-name="P48">11</text:p>
          </table:table-cell>
        </table:table-row>
        <table:table-row>
          <table:table-cell table:style-name="Table7.A2" office:value-type="string">
            <text:p text:style-name="P48">k</text:p>
          </table:table-cell>
          <table:table-cell table:style-name="Table7.A2" office:value-type="string">
            <text:p text:style-name="P48">101</text:p>
          </table:table-cell>
          <table:table-cell table:style-name="Table7.C2" office:value-type="string">
            <text:p text:style-name="P48">11</text:p>
          </table:table-cell>
        </table:table-row>
        <table:table-row>
          <table:table-cell table:style-name="Table7.A2" office:value-type="string">
            <text:p text:style-name="P48">l</text:p>
          </table:table-cell>
          <table:table-cell table:style-name="Table7.A2" office:value-type="string">
            <text:p text:style-name="P49">00000001</text:p>
          </table:table-cell>
          <table:table-cell table:style-name="Table7.C2" office:value-type="string">
            <text:p text:style-name="P48">12</text:p>
          </table:table-cell>
        </table:table-row>
        <table:table-row>
          <table:table-cell table:style-name="Table7.A2" office:value-type="string">
            <text:p text:style-name="P48">m</text:p>
          </table:table-cell>
          <table:table-cell table:style-name="Table7.A2" office:value-type="string">
            <text:p text:style-name="P48">0101</text:p>
          </table:table-cell>
          <table:table-cell table:style-name="Table7.C2" office:value-type="string">
            <text:p text:style-name="P48">12</text:p>
          </table:table-cell>
        </table:table-row>
        <table:table-row>
          <table:table-cell table:style-name="Table7.A2" office:value-type="string">
            <text:p text:style-name="P48">n</text:p>
          </table:table-cell>
          <table:table-cell table:style-name="Table7.A2" office:value-type="string">
            <text:p text:style-name="P48">1001</text:p>
          </table:table-cell>
          <table:table-cell table:style-name="Table7.C2" office:value-type="string">
            <text:p text:style-name="P48">12</text:p>
          </table:table-cell>
        </table:table-row>
      </table:table>
      <text:p text:style-name="P44"/>
      <text:p text:style-name="P44">Kodierte Textlänge: 137 <text:tab/><text:tab/><text:tab/><text:tab/><text:tab/><text:tab/>Runtime: 68.306 milli seconds</text:p>
      <text:h text:style-name="P41" text:outline-level="3"><text:bookmark-start text:name="__RefHeading___Toc3298_3246065864"/>4.8 <text:span text:style-name="T36">s</text:span>chmuck5<text:bookmark-end text:name="__RefHeading___Toc3298_3246065864"/></text:h>
      <table:table table:name="Table8" table:style-name="Table8">
        <table:table-column table:style-name="Table8.A" table:number-columns-repeated="3"/>
        <table:table-row>
          <table:table-cell table:style-name="Table8.A1" office:value-type="string">
            <text:p text:style-name="P38">Symbol</text:p>
          </table:table-cell>
          <table:table-cell table:style-name="Table8.A1" office:value-type="string">
            <text:p text:style-name="P38">Code</text:p>
          </table:table-cell>
          <table:table-cell table:style-name="Table8.C1" office:value-type="string">
            <text:p text:style-name="P38">Kosten</text:p>
          </table:table-cell>
        </table:table-row>
        <table:table-row>
          <table:table-cell table:style-name="Table8.A2" office:value-type="string">
            <text:p text:style-name="P42">‘ ‘</text:p>
          </table:table-cell>
          <table:table-cell table:style-name="Table8.A2" office:value-type="string">
            <text:p text:style-name="P50">00</text:p>
          </table:table-cell>
          <table:table-cell table:style-name="Table8.C2" office:value-type="string">
            <text:p text:style-name="P50">2</text:p>
          </table:table-cell>
        </table:table-row>
        <table:table-row>
          <table:table-cell table:style-name="Table8.A2" office:value-type="string">
            <text:p text:style-name="P50">e</text:p>
          </table:table-cell>
          <table:table-cell table:style-name="Table8.A2" office:value-type="string">
            <text:p text:style-name="P50">010</text:p>
          </table:table-cell>
          <table:table-cell table:style-name="Table8.C2" office:value-type="string">
            <text:p text:style-name="P50">3</text:p>
          </table:table-cell>
        </table:table-row>
        <table:table-row>
          <table:table-cell table:style-name="Table8.A2" office:value-type="string">
            <text:p text:style-name="P50">t</text:p>
          </table:table-cell>
          <table:table-cell table:style-name="Table8.A2" office:value-type="string">
            <text:p text:style-name="P50">001</text:p>
          </table:table-cell>
          <table:table-cell table:style-name="Table8.C2" office:value-type="string">
            <text:p text:style-name="P50">3</text:p>
          </table:table-cell>
        </table:table-row>
        <table:table-row>
          <table:table-cell table:style-name="Table8.A2" office:value-type="string">
            <text:p text:style-name="P50">i</text:p>
          </table:table-cell>
          <table:table-cell table:style-name="Table8.A2" office:value-type="string">
            <text:p text:style-name="P50">02</text:p>
          </table:table-cell>
          <table:table-cell table:style-name="Table8.C2" office:value-type="string">
            <text:p text:style-name="P50">3</text:p>
          </table:table-cell>
        </table:table-row>
        <table:table-row>
          <table:table-cell table:style-name="Table8.A2" office:value-type="string">
            <text:p text:style-name="P50">o</text:p>
          </table:table-cell>
          <table:table-cell table:style-name="Table8.A2" office:value-type="string">
            <text:p text:style-name="P50">100</text:p>
          </table:table-cell>
          <table:table-cell table:style-name="Table8.C2" office:value-type="string">
            <text:p text:style-name="P50">3</text:p>
          </table:table-cell>
        </table:table-row>
        <table:table-row>
          <table:table-cell table:style-name="Table8.A2" office:value-type="string">
            <text:p text:style-name="P50">s</text:p>
          </table:table-cell>
          <table:table-cell table:style-name="Table8.A2" office:value-type="string">
            <text:p text:style-name="P50">101</text:p>
          </table:table-cell>
          <table:table-cell table:style-name="Table8.C2" office:value-type="string">
            <text:p text:style-name="P50">3</text:p>
          </table:table-cell>
        </table:table-row>
        <table:table-row>
          <table:table-cell table:style-name="Table8.A2" office:value-type="string">
            <text:p text:style-name="P50">a</text:p>
          </table:table-cell>
          <table:table-cell table:style-name="Table8.A2" office:value-type="string">
            <text:p text:style-name="P50">110</text:p>
          </table:table-cell>
          <table:table-cell table:style-name="Table8.C2" office:value-type="string">
            <text:p text:style-name="P50">3</text:p>
          </table:table-cell>
        </table:table-row>
        <table:table-row>
          <table:table-cell table:style-name="Table8.A2" office:value-type="string">
            <text:p text:style-name="P50">n</text:p>
          </table:table-cell>
          <table:table-cell table:style-name="Table8.A2" office:value-type="string">
            <text:p text:style-name="P50">111</text:p>
          </table:table-cell>
          <table:table-cell table:style-name="Table8.C2" office:value-type="string">
            <text:p text:style-name="P50">3</text:p>
          </table:table-cell>
        </table:table-row>
        <table:table-row>
          <table:table-cell table:style-name="Table8.A2" office:value-type="string">
            <text:p text:style-name="P50">r</text:p>
          </table:table-cell>
          <table:table-cell table:style-name="Table8.A2" office:value-type="string">
            <text:p text:style-name="P50">12</text:p>
          </table:table-cell>
          <table:table-cell table:style-name="Table8.C2" office:value-type="string">
            <text:p text:style-name="P50">3</text:p>
          </table:table-cell>
        </table:table-row>
        <table:table-row>
          <table:table-cell table:style-name="Table8.A2" office:value-type="string">
            <text:p text:style-name="P50">c</text:p>
          </table:table-cell>
          <table:table-cell table:style-name="Table8.A2" office:value-type="string">
            <text:p text:style-name="P50">20</text:p>
          </table:table-cell>
          <table:table-cell table:style-name="Table8.C2" office:value-type="string">
            <text:p text:style-name="P50">3</text:p>
          </table:table-cell>
        </table:table-row>
        <table:table-row>
          <table:table-cell table:style-name="Table8.A2" office:value-type="string">
            <text:p text:style-name="P50">d</text:p>
          </table:table-cell>
          <table:table-cell table:style-name="Table8.A2" office:value-type="string">
            <text:p text:style-name="P50">21</text:p>
          </table:table-cell>
          <table:table-cell table:style-name="Table8.C2" office:value-type="string">
            <text:p text:style-name="P50">3</text:p>
          </table:table-cell>
        </table:table-row>
        <table:table-row>
          <table:table-cell table:style-name="Table8.A2" office:value-type="string">
            <text:p text:style-name="P50">l</text:p>
          </table:table-cell>
          <table:table-cell table:style-name="Table8.A2" office:value-type="string">
            <text:p text:style-name="P50">3</text:p>
          </table:table-cell>
          <table:table-cell table:style-name="Table8.C2" office:value-type="string">
            <text:p text:style-name="P50">3</text:p>
          </table:table-cell>
        </table:table-row>
        <table:table-row>
          <table:table-cell table:style-name="Table8.A2" office:value-type="string">
            <text:p text:style-name="P50">m</text:p>
          </table:table-cell>
          <table:table-cell table:style-name="Table8.A2" office:value-type="string">
            <text:p text:style-name="P50">012</text:p>
          </table:table-cell>
          <table:table-cell table:style-name="Table8.C2" office:value-type="string">
            <text:p text:style-name="P50">4</text:p>
          </table:table-cell>
        </table:table-row>
        <table:table-row>
          <table:table-cell table:style-name="Table8.A2" office:value-type="string">
            <text:p text:style-name="P50">h</text:p>
          </table:table-cell>
          <table:table-cell table:style-name="Table8.A2" office:value-type="string">
            <text:p text:style-name="P50">03</text:p>
          </table:table-cell>
          <table:table-cell table:style-name="Table8.C2" office:value-type="string">
            <text:p text:style-name="P50">4</text:p>
          </table:table-cell>
        </table:table-row>
        <table:table-row>
          <table:table-cell table:style-name="Table8.A2" office:value-type="string">
            <text:p text:style-name="P50">u</text:p>
          </table:table-cell>
          <table:table-cell table:style-name="Table8.A2" office:value-type="string">
            <text:p text:style-name="P50">102</text:p>
          </table:table-cell>
          <table:table-cell table:style-name="Table8.C2" office:value-type="string">
            <text:p text:style-name="P50">4</text:p>
          </table:table-cell>
        </table:table-row>
        <table:table-row>
          <table:table-cell table:style-name="Table8.A2" office:value-type="string">
            <text:p text:style-name="P50">p</text:p>
          </table:table-cell>
          <table:table-cell table:style-name="Table8.A2" office:value-type="string">
            <text:p text:style-name="P50">112</text:p>
          </table:table-cell>
          <table:table-cell table:style-name="Table8.C2" office:value-type="string">
            <text:p text:style-name="P50">4</text:p>
          </table:table-cell>
        </table:table-row>
        <text:soft-page-break/>
        <table:table-row>
          <table:table-cell table:style-name="Table8.A2" office:value-type="string">
            <text:p text:style-name="P50">f</text:p>
          </table:table-cell>
          <table:table-cell table:style-name="Table8.A2" office:value-type="string">
            <text:p text:style-name="P50">13</text:p>
          </table:table-cell>
          <table:table-cell table:style-name="Table8.C2" office:value-type="string">
            <text:p text:style-name="P50">4</text:p>
          </table:table-cell>
        </table:table-row>
        <table:table-row>
          <table:table-cell table:style-name="Table8.A2" office:value-type="string">
            <text:p text:style-name="P50">b</text:p>
          </table:table-cell>
          <table:table-cell table:style-name="Table8.A2" office:value-type="string">
            <text:p text:style-name="P50">22</text:p>
          </table:table-cell>
          <table:table-cell table:style-name="Table8.C2" office:value-type="string">
            <text:p text:style-name="P50">4</text:p>
          </table:table-cell>
        </table:table-row>
        <table:table-row>
          <table:table-cell table:style-name="Table8.A2" office:value-type="string">
            <text:p text:style-name="P50">y</text:p>
          </table:table-cell>
          <table:table-cell table:style-name="Table8.A2" office:value-type="string">
            <text:p text:style-name="P50">4</text:p>
          </table:table-cell>
          <table:table-cell table:style-name="Table8.C2" office:value-type="string">
            <text:p text:style-name="P50">4</text:p>
          </table:table-cell>
        </table:table-row>
        <table:table-row>
          <table:table-cell table:style-name="Table8.A2" office:value-type="string">
            <text:p text:style-name="P50">g</text:p>
          </table:table-cell>
          <table:table-cell table:style-name="Table8.A2" office:value-type="string">
            <text:p text:style-name="P50">013</text:p>
          </table:table-cell>
          <table:table-cell table:style-name="Table8.C2" office:value-type="string">
            <text:p text:style-name="P50">5</text:p>
          </table:table-cell>
        </table:table-row>
      </table:table>
      <text:p text:style-name="P40"/>
      <text:p text:style-name="P40">Kodierte Textlänge: 3185 <text:tab/><text:tab/><text:tab/><text:tab/><text:tab/><text:tab/>Runtime: 64.56<text:span text:style-name="T44">9</text:span> milli seconds</text:p>
      <text:h text:style-name="P41" text:outline-level="3"><text:bookmark-start text:name="__RefHeading___Toc3300_3246065864"/>4.9 <text:span text:style-name="T36">s</text:span>chmuck6<text:bookmark-end text:name="__RefHeading___Toc3300_3246065864"/></text:h>
      <table:table table:name="Table9" table:style-name="Table9">
        <table:table-column table:style-name="Table9.A" table:number-columns-repeated="3"/>
        <table:table-row>
          <table:table-cell table:style-name="Table9.A1" office:value-type="string">
            <text:p text:style-name="P38">Symbol</text:p>
          </table:table-cell>
          <table:table-cell table:style-name="Table9.A1" office:value-type="string">
            <text:p text:style-name="P38">Code</text:p>
          </table:table-cell>
          <table:table-cell table:style-name="Table9.C1" office:value-type="string">
            <text:p text:style-name="P38">Kosten</text:p>
          </table:table-cell>
        </table:table-row>
        <table:table-row>
          <table:table-cell table:style-name="Table9.A2" office:value-type="string">
            <text:p text:style-name="P51">，</text:p>
          </table:table-cell>
          <table:table-cell table:style-name="Table9.A2" office:value-type="string">
            <text:p text:style-name="P52">00000</text:p>
          </table:table-cell>
          <table:table-cell table:style-name="Table9.C2" office:value-type="string">
            <text:p text:style-name="P52">5</text:p>
          </table:table-cell>
        </table:table-row>
        <table:table-row>
          <table:table-cell table:style-name="Table9.A2" office:value-type="string">
            <text:p text:style-name="P51">文</text:p>
          </table:table-cell>
          <table:table-cell table:style-name="Table9.A2" office:value-type="string">
            <text:p text:style-name="P52">0001</text:p>
          </table:table-cell>
          <table:table-cell table:style-name="Table9.C2" office:value-type="string">
            <text:p text:style-name="P52">5</text:p>
          </table:table-cell>
        </table:table-row>
        <table:table-row>
          <table:table-cell table:style-name="Table9.A2" office:value-type="string">
            <text:p text:style-name="P51">馬</text:p>
          </table:table-cell>
          <table:table-cell table:style-name="Table9.A2" office:value-type="string">
            <text:p text:style-name="P52">0010</text:p>
          </table:table-cell>
          <table:table-cell table:style-name="Table9.C2" office:value-type="string">
            <text:p text:style-name="P52">5</text:p>
          </table:table-cell>
        </table:table-row>
        <table:table-row>
          <table:table-cell table:style-name="Table9.A2" office:value-type="string">
            <text:p text:style-name="P51">。</text:p>
          </table:table-cell>
          <table:table-cell table:style-name="Table9.A2" office:value-type="string">
            <text:p text:style-name="P52">002</text:p>
          </table:table-cell>
          <table:table-cell table:style-name="Table9.C2" office:value-type="string">
            <text:p text:style-name="P52">5</text:p>
          </table:table-cell>
        </table:table-row>
        <table:table-row>
          <table:table-cell table:style-name="Table9.A2" office:value-type="string">
            <text:p text:style-name="P51">有</text:p>
          </table:table-cell>
          <table:table-cell table:style-name="Table9.A2" office:value-type="string">
            <text:p text:style-name="P52">0100</text:p>
          </table:table-cell>
          <table:table-cell table:style-name="Table9.C2" office:value-type="string">
            <text:p text:style-name="P52">5</text:p>
          </table:table-cell>
        </table:table-row>
        <table:table-row>
          <table:table-cell table:style-name="Table9.A2" office:value-type="string">
            <text:p text:style-name="P51">古</text:p>
          </table:table-cell>
          <table:table-cell table:style-name="Table9.A2" office:value-type="string">
            <text:p text:style-name="P52">011</text:p>
          </table:table-cell>
          <table:table-cell table:style-name="Table9.C2" office:value-type="string">
            <text:p text:style-name="P52">5</text:p>
          </table:table-cell>
        </table:table-row>
        <table:table-row>
          <table:table-cell table:style-name="Table9.A2" office:value-type="string">
            <text:p text:style-name="P51">英</text:p>
          </table:table-cell>
          <table:table-cell table:style-name="Table9.A2" office:value-type="string">
            <text:p text:style-name="P52">1000</text:p>
          </table:table-cell>
          <table:table-cell table:style-name="Table9.C2" office:value-type="string">
            <text:p text:style-name="P52">5</text:p>
          </table:table-cell>
        </table:table-row>
        <table:table-row>
          <table:table-cell table:style-name="Table9.A2" office:value-type="string">
            <text:p text:style-name="P51">雄</text:p>
          </table:table-cell>
          <table:table-cell table:style-name="Table9.A2" office:value-type="string">
            <text:p text:style-name="P52">101</text:p>
          </table:table-cell>
          <table:table-cell table:style-name="Table9.C2" office:value-type="string">
            <text:p text:style-name="P52">5</text:p>
          </table:table-cell>
        </table:table-row>
        <table:table-row>
          <table:table-cell table:style-name="Table9.A2" office:value-type="string">
            <text:p text:style-name="P51">未</text:p>
          </table:table-cell>
          <table:table-cell table:style-name="Table9.A2" office:value-type="string">
            <text:p text:style-name="P52">12</text:p>
          </table:table-cell>
          <table:table-cell table:style-name="Table9.C2" office:value-type="string">
            <text:p text:style-name="P52">5</text:p>
          </table:table-cell>
        </table:table-row>
        <table:table-row>
          <table:table-cell table:style-name="Table9.A2" office:value-type="string">
            <text:p text:style-name="P51">遇</text:p>
          </table:table-cell>
          <table:table-cell table:style-name="Table9.A2" office:value-type="string">
            <text:p text:style-name="P52">200</text:p>
          </table:table-cell>
          <table:table-cell table:style-name="Table9.C2" office:value-type="string">
            <text:p text:style-name="P52">5</text:p>
          </table:table-cell>
        </table:table-row>
        <table:table-row>
          <table:table-cell table:style-name="Table9.A2" office:value-type="string">
            <text:p text:style-name="P51">時</text:p>
          </table:table-cell>
          <table:table-cell table:style-name="Table9.A2" office:value-type="string">
            <text:p text:style-name="P52">21</text:p>
          </table:table-cell>
          <table:table-cell table:style-name="Table9.C2" office:value-type="string">
            <text:p text:style-name="P52">5</text:p>
          </table:table-cell>
        </table:table-row>
        <table:table-row>
          <table:table-cell table:style-name="Table9.A2" office:value-type="string">
            <text:p text:style-name="P51">都</text:p>
          </table:table-cell>
          <table:table-cell table:style-name="Table9.A2" office:value-type="string">
            <text:p text:style-name="P52">00001</text:p>
          </table:table-cell>
          <table:table-cell table:style-name="Table9.C2" office:value-type="string">
            <text:p text:style-name="P52">6</text:p>
          </table:table-cell>
        </table:table-row>
        <table:table-row>
          <table:table-cell table:style-name="Table9.A2" office:value-type="string">
            <text:p text:style-name="P51">無</text:p>
          </table:table-cell>
          <table:table-cell table:style-name="Table9.A2" office:value-type="string">
            <text:p text:style-name="P52">0002</text:p>
          </table:table-cell>
          <table:table-cell table:style-name="Table9.C2" office:value-type="string">
            <text:p text:style-name="P52">6</text:p>
          </table:table-cell>
        </table:table-row>
        <table:table-row>
          <table:table-cell table:style-name="Table9.A2" office:value-type="string">
            <text:p text:style-name="P51">大</text:p>
          </table:table-cell>
          <table:table-cell table:style-name="Table9.A2" office:value-type="string">
            <text:p text:style-name="P52">0011</text:p>
          </table:table-cell>
          <table:table-cell table:style-name="Table9.C2" office:value-type="string">
            <text:p text:style-name="P52">6</text:p>
          </table:table-cell>
        </table:table-row>
        <table:table-row>
          <table:table-cell table:style-name="Table9.A2" office:value-type="string">
            <text:p text:style-name="P51">志</text:p>
          </table:table-cell>
          <table:table-cell table:style-name="Table9.A2" office:value-type="string">
            <text:p text:style-name="P52">0101</text:p>
          </table:table-cell>
          <table:table-cell table:style-name="Table9.C2" office:value-type="string">
            <text:p text:style-name="P52">6</text:p>
          </table:table-cell>
        </table:table-row>
        <table:table-row>
          <table:table-cell table:style-name="Table9.A2" office:value-type="string">
            <text:p text:style-name="P51">非</text:p>
          </table:table-cell>
          <table:table-cell table:style-name="Table9.A2" office:value-type="string">
            <text:p text:style-name="P52">012</text:p>
          </table:table-cell>
          <table:table-cell table:style-name="Table9.C2" office:value-type="string">
            <text:p text:style-name="P52">6</text:p>
          </table:table-cell>
        </table:table-row>
        <table:table-row>
          <table:table-cell table:style-name="Table9.A2" office:value-type="string">
            <text:p text:style-name="P51">止</text:p>
          </table:table-cell>
          <table:table-cell table:style-name="Table9.A2" office:value-type="string">
            <text:p text:style-name="P52">0200</text:p>
          </table:table-cell>
          <table:table-cell table:style-name="Table9.C2" office:value-type="string">
            <text:p text:style-name="P52">6</text:p>
          </table:table-cell>
        </table:table-row>
        <table:table-row>
          <table:table-cell table:style-name="Table9.A2" office:value-type="string">
            <text:p text:style-name="P51">鄧</text:p>
          </table:table-cell>
          <table:table-cell table:style-name="Table9.A2" office:value-type="string">
            <text:p text:style-name="P52">021</text:p>
          </table:table-cell>
          <table:table-cell table:style-name="Table9.C2" office:value-type="string">
            <text:p text:style-name="P52">6</text:p>
          </table:table-cell>
        </table:table-row>
        <table:table-row>
          <table:table-cell table:style-name="Table9.A2" office:value-type="string">
            <text:p text:style-name="P51">禹</text:p>
          </table:table-cell>
          <table:table-cell table:style-name="Table9.A2" office:value-type="string">
            <text:p text:style-name="P52">1001</text:p>
          </table:table-cell>
          <table:table-cell table:style-name="Table9.C2" office:value-type="string">
            <text:p text:style-name="P52">6</text:p>
          </table:table-cell>
        </table:table-row>
        <table:table-row>
          <table:table-cell table:style-name="Table9.A2" office:value-type="string">
            <text:p text:style-name="P51">希</text:p>
          </table:table-cell>
          <table:table-cell table:style-name="Table9.A2" office:value-type="string">
            <text:p text:style-name="P52">102</text:p>
          </table:table-cell>
          <table:table-cell table:style-name="Table9.C2" office:value-type="string">
            <text:p text:style-name="P52">6</text:p>
          </table:table-cell>
        </table:table-row>
      </table:table>
      <text:p text:style-name="P40"/>
      <text:p text:style-name="P40"><text:soft-page-break/>Kodierte Textlänge: 234 <text:tab/><text:tab/><text:tab/><text:tab/><text:tab/><text:tab/>Runtime: 89.268 milli seconds</text:p>
      <text:h text:style-name="P41" text:outline-level="3"><text:bookmark-start text:name="__RefHeading___Toc3302_3246065864"/>4.10 <text:span text:style-name="T36">s</text:span>chmuck7<text:bookmark-end text:name="__RefHeading___Toc3302_3246065864"/></text:h>
      <table:table table:name="Table10" table:style-name="Table10">
        <table:table-column table:style-name="Table10.A" table:number-columns-repeated="3"/>
        <table:table-row>
          <table:table-cell table:style-name="Table10.A1" office:value-type="string">
            <text:p text:style-name="P38">Symbol</text:p>
          </table:table-cell>
          <table:table-cell table:style-name="Table10.A1" office:value-type="string">
            <text:p text:style-name="P38">Code</text:p>
          </table:table-cell>
          <table:table-cell table:style-name="Table10.C1" office:value-type="string">
            <text:p text:style-name="P38">Kosten</text:p>
          </table:table-cell>
        </table:table-row>
        <table:table-row>
          <table:table-cell table:style-name="Table10.A2" office:value-type="string">
            <text:p text:style-name="P42">‘ ‘</text:p>
          </table:table-cell>
          <table:table-cell table:style-name="Table10.A2" office:value-type="string">
            <text:p text:style-name="P53">00</text:p>
          </table:table-cell>
          <table:table-cell table:style-name="Table10.C2" office:value-type="string">
            <text:p text:style-name="P53">2</text:p>
          </table:table-cell>
        </table:table-row>
        <table:table-row>
          <table:table-cell table:style-name="Table10.A2" office:value-type="string">
            <text:p text:style-name="P53">e</text:p>
          </table:table-cell>
          <table:table-cell table:style-name="Table10.A2" office:value-type="string">
            <text:p text:style-name="P53">01</text:p>
          </table:table-cell>
          <table:table-cell table:style-name="Table10.C2" office:value-type="string">
            <text:p text:style-name="P53">2</text:p>
          </table:table-cell>
        </table:table-row>
        <table:table-row>
          <table:table-cell table:style-name="Table10.A2" office:value-type="string">
            <text:p text:style-name="P53">n</text:p>
          </table:table-cell>
          <table:table-cell table:style-name="Table10.A2" office:value-type="string">
            <text:p text:style-name="P53">02</text:p>
          </table:table-cell>
          <table:table-cell table:style-name="Table10.C2" office:value-type="string">
            <text:p text:style-name="P53">2</text:p>
          </table:table-cell>
        </table:table-row>
        <table:table-row>
          <table:table-cell table:style-name="Table10.A2" office:value-type="string">
            <text:p text:style-name="P53">i</text:p>
          </table:table-cell>
          <table:table-cell table:style-name="Table10.A2" office:value-type="string">
            <text:p text:style-name="P53">03</text:p>
          </table:table-cell>
          <table:table-cell table:style-name="Table10.C2" office:value-type="string">
            <text:p text:style-name="P53">2</text:p>
          </table:table-cell>
        </table:table-row>
        <table:table-row>
          <table:table-cell table:style-name="Table10.A2" office:value-type="string">
            <text:p text:style-name="P53">r</text:p>
          </table:table-cell>
          <table:table-cell table:style-name="Table10.A2" office:value-type="string">
            <text:p text:style-name="P53">04</text:p>
          </table:table-cell>
          <table:table-cell table:style-name="Table10.C2" office:value-type="string">
            <text:p text:style-name="P53">2</text:p>
          </table:table-cell>
        </table:table-row>
        <table:table-row>
          <table:table-cell table:style-name="Table10.A2" office:value-type="string">
            <text:p text:style-name="P53">s</text:p>
          </table:table-cell>
          <table:table-cell table:style-name="Table10.A2" office:value-type="string">
            <text:p text:style-name="P53">05</text:p>
          </table:table-cell>
          <table:table-cell table:style-name="Table10.C2" office:value-type="string">
            <text:p text:style-name="P53">2</text:p>
          </table:table-cell>
        </table:table-row>
        <table:table-row>
          <table:table-cell table:style-name="Table10.A2" office:value-type="string">
            <text:p text:style-name="P53">a</text:p>
          </table:table-cell>
          <table:table-cell table:style-name="Table10.A2" office:value-type="string">
            <text:p text:style-name="P53">06</text:p>
          </table:table-cell>
          <table:table-cell table:style-name="Table10.C2" office:value-type="string">
            <text:p text:style-name="P53">2</text:p>
          </table:table-cell>
        </table:table-row>
        <table:table-row>
          <table:table-cell table:style-name="Table10.A2" office:value-type="string">
            <text:p text:style-name="P53">d</text:p>
          </table:table-cell>
          <table:table-cell table:style-name="Table10.A2" office:value-type="string">
            <text:p text:style-name="P53">10</text:p>
          </table:table-cell>
          <table:table-cell table:style-name="Table10.C2" office:value-type="string">
            <text:p text:style-name="P53">2</text:p>
          </table:table-cell>
        </table:table-row>
        <table:table-row>
          <table:table-cell table:style-name="Table10.A2" office:value-type="string">
            <text:p text:style-name="P53">h</text:p>
          </table:table-cell>
          <table:table-cell table:style-name="Table10.A2" office:value-type="string">
            <text:p text:style-name="P53">11</text:p>
          </table:table-cell>
          <table:table-cell table:style-name="Table10.C2" office:value-type="string">
            <text:p text:style-name="P53">2</text:p>
          </table:table-cell>
        </table:table-row>
        <table:table-row>
          <table:table-cell table:style-name="Table10.A2" office:value-type="string">
            <text:p text:style-name="P53">t</text:p>
          </table:table-cell>
          <table:table-cell table:style-name="Table10.A2" office:value-type="string">
            <text:p text:style-name="P53">12</text:p>
          </table:table-cell>
          <table:table-cell table:style-name="Table10.C2" office:value-type="string">
            <text:p text:style-name="P53">2</text:p>
          </table:table-cell>
        </table:table-row>
        <table:table-row>
          <table:table-cell table:style-name="Table10.A2" office:value-type="string">
            <text:p text:style-name="P53">u</text:p>
          </table:table-cell>
          <table:table-cell table:style-name="Table10.A2" office:value-type="string">
            <text:p text:style-name="P53">13</text:p>
          </table:table-cell>
          <table:table-cell table:style-name="Table10.C2" office:value-type="string">
            <text:p text:style-name="P53">2</text:p>
          </table:table-cell>
        </table:table-row>
        <table:table-row>
          <table:table-cell table:style-name="Table10.A2" office:value-type="string">
            <text:p text:style-name="P53">l</text:p>
          </table:table-cell>
          <table:table-cell table:style-name="Table10.A2" office:value-type="string">
            <text:p text:style-name="P53">14</text:p>
          </table:table-cell>
          <table:table-cell table:style-name="Table10.C2" office:value-type="string">
            <text:p text:style-name="P53">2</text:p>
          </table:table-cell>
        </table:table-row>
        <table:table-row>
          <table:table-cell table:style-name="Table10.A2" office:value-type="string">
            <text:p text:style-name="P53">c</text:p>
          </table:table-cell>
          <table:table-cell table:style-name="Table10.A2" office:value-type="string">
            <text:p text:style-name="P53">15</text:p>
          </table:table-cell>
          <table:table-cell table:style-name="Table10.C2" office:value-type="string">
            <text:p text:style-name="P53">2</text:p>
          </table:table-cell>
        </table:table-row>
        <table:table-row>
          <table:table-cell table:style-name="Table10.A2" office:value-type="string">
            <text:p text:style-name="P53">g</text:p>
          </table:table-cell>
          <table:table-cell table:style-name="Table10.A2" office:value-type="string">
            <text:p text:style-name="P53">16</text:p>
          </table:table-cell>
          <table:table-cell table:style-name="Table10.C2" office:value-type="string">
            <text:p text:style-name="P53">2</text:p>
          </table:table-cell>
        </table:table-row>
        <table:table-row>
          <table:table-cell table:style-name="Table10.A2" office:value-type="string">
            <text:p text:style-name="P53">m</text:p>
          </table:table-cell>
          <table:table-cell table:style-name="Table10.A2" office:value-type="string">
            <text:p text:style-name="P53">20</text:p>
          </table:table-cell>
          <table:table-cell table:style-name="Table10.C2" office:value-type="string">
            <text:p text:style-name="P53">2</text:p>
          </table:table-cell>
        </table:table-row>
        <table:table-row>
          <table:table-cell table:style-name="Table10.A2" office:value-type="string">
            <text:p text:style-name="P53">o</text:p>
          </table:table-cell>
          <table:table-cell table:style-name="Table10.A2" office:value-type="string">
            <text:p text:style-name="P53">21</text:p>
          </table:table-cell>
          <table:table-cell table:style-name="Table10.C2" office:value-type="string">
            <text:p text:style-name="P53">2</text:p>
          </table:table-cell>
        </table:table-row>
        <table:table-row>
          <table:table-cell table:style-name="Table10.A2" office:value-type="string">
            <text:p text:style-name="P53">b</text:p>
          </table:table-cell>
          <table:table-cell table:style-name="Table10.A2" office:value-type="string">
            <text:p text:style-name="P53">22</text:p>
          </table:table-cell>
          <table:table-cell table:style-name="Table10.C2" office:value-type="string">
            <text:p text:style-name="P53">2</text:p>
          </table:table-cell>
        </table:table-row>
        <table:table-row>
          <table:table-cell table:style-name="Table10.A2" office:value-type="string">
            <text:p text:style-name="P42">,</text:p>
          </table:table-cell>
          <table:table-cell table:style-name="Table10.A2" office:value-type="string">
            <text:p text:style-name="P53">23</text:p>
          </table:table-cell>
          <table:table-cell table:style-name="Table10.C2" office:value-type="string">
            <text:p text:style-name="P53">2</text:p>
          </table:table-cell>
        </table:table-row>
        <table:table-row>
          <table:table-cell table:style-name="Table10.A2" office:value-type="string">
            <text:p text:style-name="P53">f</text:p>
          </table:table-cell>
          <table:table-cell table:style-name="Table10.A2" office:value-type="string">
            <text:p text:style-name="P53">24</text:p>
          </table:table-cell>
          <table:table-cell table:style-name="Table10.C2" office:value-type="string">
            <text:p text:style-name="P53">2</text:p>
          </table:table-cell>
        </table:table-row>
        <table:table-row>
          <table:table-cell table:style-name="Table10.A2" office:value-type="string">
            <text:p text:style-name="P53">w</text:p>
          </table:table-cell>
          <table:table-cell table:style-name="Table10.A2" office:value-type="string">
            <text:p text:style-name="P53">25</text:p>
          </table:table-cell>
          <table:table-cell table:style-name="Table10.C2" office:value-type="string">
            <text:p text:style-name="P53">2</text:p>
          </table:table-cell>
        </table:table-row>
      </table:table>
      <text:p text:style-name="P40"/>
      <text:p text:style-name="P40">Kodierte Textlänge: 165728 <text:tab/><text:tab/><text:tab/><text:tab/><text:tab/><text:tab/>Runtime: 103.46<text:span text:style-name="T45">6</text:span> milli seconds</text:p>
      <text:h text:style-name="P41" text:outline-level="3"><text:bookmark-start text:name="__RefHeading___Toc3304_3246065864"/>4.11 <text:span text:style-name="T36">s</text:span>chmuck8<text:bookmark-end text:name="__RefHeading___Toc3304_3246065864"/></text:h>
      <table:table table:name="Table11" table:style-name="Table11">
        <table:table-column table:style-name="Table11.A" table:number-columns-repeated="3"/>
        <table:table-row>
          <table:table-cell table:style-name="Table11.A1" office:value-type="string">
            <text:p text:style-name="P38">Symbol</text:p>
          </table:table-cell>
          <table:table-cell table:style-name="Table11.A1" office:value-type="string">
            <text:p text:style-name="P38">Code</text:p>
          </table:table-cell>
          <table:table-cell table:style-name="Table11.C1" office:value-type="string">
            <text:p text:style-name="P38">Kosten</text:p>
          </table:table-cell>
        </table:table-row>
        <table:table-row>
          <table:table-cell table:style-name="Table11.A2" office:value-type="string">
            <text:p text:style-name="P54">，</text:p>
          </table:table-cell>
          <table:table-cell table:style-name="Table11.A2" office:value-type="string">
            <text:p text:style-name="P55">0000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01</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1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11</text:p>
          </table:table-cell>
          <table:table-cell table:style-name="Table11.C2" office:value-type="string">
            <text:p text:style-name="P55">5</text:p>
          </table:table-cell>
        </table:table-row>
        <text:soft-page-break/>
        <table:table-row>
          <table:table-cell table:style-name="Table11.A2" office:value-type="string">
            <text:p text:style-name="P54">》</text:p>
          </table:table-cell>
          <table:table-cell table:style-name="Table11.A2" office:value-type="string">
            <text:p text:style-name="P55">0003</text:p>
          </table:table-cell>
          <table:table-cell table:style-name="Table11.C2" office:value-type="string">
            <text:p text:style-name="P55">5</text:p>
          </table:table-cell>
        </table:table-row>
        <table:table-row>
          <table:table-cell table:style-name="Table11.A2" office:value-type="string">
            <text:p text:style-name="P42">:</text:p>
          </table:table-cell>
          <table:table-cell table:style-name="Table11.A2" office:value-type="string">
            <text:p text:style-name="P55">0010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101</text:p>
          </table:table-cell>
          <table:table-cell table:style-name="Table11.C2" office:value-type="string">
            <text:p text:style-name="P55">5</text:p>
          </table:table-cell>
        </table:table-row>
        <table:table-row>
          <table:table-cell table:style-name="Table11.A2" office:value-type="string">
            <text:p text:style-name="P54">之</text:p>
          </table:table-cell>
          <table:table-cell table:style-name="Table11.A2" office:value-type="string">
            <text:p text:style-name="P55">00110</text:p>
          </table:table-cell>
          <table:table-cell table:style-name="Table11.C2" office:value-type="string">
            <text:p text:style-name="P55">5</text:p>
          </table:table-cell>
        </table:table-row>
        <table:table-row>
          <table:table-cell table:style-name="Table11.A2" office:value-type="string">
            <text:p text:style-name="P54">格</text:p>
          </table:table-cell>
          <table:table-cell table:style-name="Table11.A2" office:value-type="string">
            <text:p text:style-name="P55">00111</text:p>
          </table:table-cell>
          <table:table-cell table:style-name="Table11.C2" office:value-type="string">
            <text:p text:style-name="P55">5</text:p>
          </table:table-cell>
        </table:table-row>
        <table:table-row>
          <table:table-cell table:style-name="Table11.A2" office:value-type="string">
            <text:p text:style-name="P54">不</text:p>
          </table:table-cell>
          <table:table-cell table:style-name="Table11.A2" office:value-type="string">
            <text:p text:style-name="P55">0012</text:p>
          </table:table-cell>
          <table:table-cell table:style-name="Table11.C2" office:value-type="string">
            <text:p text:style-name="P55">5</text:p>
          </table:table-cell>
        </table:table-row>
        <table:table-row>
          <table:table-cell table:style-name="Table11.A2" office:value-type="string">
            <text:p text:style-name="P54">有</text:p>
          </table:table-cell>
          <table:table-cell table:style-name="Table11.A2" office:value-type="string">
            <text:p text:style-name="P55">0013</text:p>
          </table:table-cell>
          <table:table-cell table:style-name="Table11.C2" office:value-type="string">
            <text:p text:style-name="P55">5</text:p>
          </table:table-cell>
        </table:table-row>
        <table:table-row>
          <table:table-cell table:style-name="Table11.A2" office:value-type="string">
            <text:p text:style-name="P54">為</text:p>
          </table:table-cell>
          <table:table-cell table:style-name="Table11.A2" office:value-type="string">
            <text:p text:style-name="P55">0020</text:p>
          </table:table-cell>
          <table:table-cell table:style-name="Table11.C2" office:value-type="string">
            <text:p text:style-name="P55">5</text:p>
          </table:table-cell>
        </table:table-row>
        <table:table-row>
          <table:table-cell table:style-name="Table11.A2" office:value-type="string">
            <text:p text:style-name="P54">云</text:p>
          </table:table-cell>
          <table:table-cell table:style-name="Table11.A2" office:value-type="string">
            <text:p text:style-name="P55">0021</text:p>
          </table:table-cell>
          <table:table-cell table:style-name="Table11.C2" office:value-type="string">
            <text:p text:style-name="P55">5</text:p>
          </table:table-cell>
        </table:table-row>
        <table:table-row>
          <table:table-cell table:style-name="Table11.A2" office:value-type="string">
            <text:p text:style-name="P54">時</text:p>
          </table:table-cell>
          <table:table-cell table:style-name="Table11.A2" office:value-type="string">
            <text:p text:style-name="P55">004</text:p>
          </table:table-cell>
          <table:table-cell table:style-name="Table11.C2" office:value-type="string">
            <text:p text:style-name="P55">5</text:p>
          </table:table-cell>
        </table:table-row>
        <table:table-row>
          <table:table-cell table:style-name="Table11.A2" office:value-type="string">
            <text:p text:style-name="P54">其</text:p>
          </table:table-cell>
          <table:table-cell table:style-name="Table11.A2" office:value-type="string">
            <text:p text:style-name="P55">01000</text:p>
          </table:table-cell>
          <table:table-cell table:style-name="Table11.C2" office:value-type="string">
            <text:p text:style-name="P55">5</text:p>
          </table:table-cell>
        </table:table-row>
        <table:table-row>
          <table:table-cell table:style-name="Table11.A2" office:value-type="string">
            <text:p text:style-name="P54">一</text:p>
          </table:table-cell>
          <table:table-cell table:style-name="Table11.A2" office:value-type="string">
            <text:p text:style-name="P55">01001</text:p>
          </table:table-cell>
          <table:table-cell table:style-name="Table11.C2" office:value-type="string">
            <text:p text:style-name="P55">5</text:p>
          </table:table-cell>
        </table:table-row>
        <table:table-row>
          <table:table-cell table:style-name="Table11.A2" office:value-type="string">
            <text:p text:style-name="P54">武</text:p>
          </table:table-cell>
          <table:table-cell table:style-name="Table11.A2" office:value-type="string">
            <text:p text:style-name="P55">01010</text:p>
          </table:table-cell>
          <table:table-cell table:style-name="Table11.C2" office:value-type="string">
            <text:p text:style-name="P55">5</text:p>
          </table:table-cell>
        </table:table-row>
        <table:table-row>
          <table:table-cell table:style-name="Table11.A2" office:value-type="string">
            <text:p text:style-name="P54">相</text:p>
          </table:table-cell>
          <table:table-cell table:style-name="Table11.A2" office:value-type="string">
            <text:p text:style-name="P55">01011</text:p>
          </table:table-cell>
          <table:table-cell table:style-name="Table11.C2" office:value-type="string">
            <text:p text:style-name="P55">5</text:p>
          </table:table-cell>
        </table:table-row>
        <table:table-row>
          <table:table-cell table:style-name="Table11.A2" office:value-type="string">
            <text:p text:style-name="P54">人</text:p>
          </table:table-cell>
          <table:table-cell table:style-name="Table11.A2" office:value-type="string">
            <text:p text:style-name="P55">0102</text:p>
          </table:table-cell>
          <table:table-cell table:style-name="Table11.C2" office:value-type="string">
            <text:p text:style-name="P55">5</text:p>
          </table:table-cell>
        </table:table-row>
        <table:table-row>
          <table:table-cell table:style-name="Table11.A2" office:value-type="string">
            <text:p text:style-name="P54">詩</text:p>
          </table:table-cell>
          <table:table-cell table:style-name="Table11.A2" office:value-type="string">
            <text:p text:style-name="P55">0103</text:p>
          </table:table-cell>
          <table:table-cell table:style-name="Table11.C2" office:value-type="string">
            <text:p text:style-name="P55">5</text:p>
          </table:table-cell>
        </table:table-row>
      </table:table>
      <text:p text:style-name="P40"/>
      <text:p text:style-name="P40">Kodierte Textlänge: 3428 <text:tab/><text:tab/><text:tab/><text:tab/><text:tab/><text:tab/>Runtime: 79.832 milli seconds</text:p>
      <text:h text:style-name="P41" text:outline-level="3"><text:bookmark-start text:name="__RefHeading___Toc3306_3246065864"/>4.12 <text:span text:style-name="T36">s</text:span>chmuck9<text:bookmark-end text:name="__RefHeading___Toc3306_3246065864"/></text:h>
      <table:table table:name="Table12" table:style-name="Table12">
        <table:table-column table:style-name="Table12.A" table:number-columns-repeated="3"/>
        <table:table-row>
          <table:table-cell table:style-name="Table12.A1" office:value-type="string">
            <text:p text:style-name="P38">Symbol</text:p>
          </table:table-cell>
          <table:table-cell table:style-name="Table12.A1" office:value-type="string">
            <text:p text:style-name="P38">Code</text:p>
          </table:table-cell>
          <table:table-cell table:style-name="Table12.C1" office:value-type="string">
            <text:p text:style-name="P38">Kosten</text:p>
          </table:table-cell>
        </table:table-row>
        <table:table-row>
          <table:table-cell table:style-name="Table12.A2" office:value-type="string">
            <text:p text:style-name="P56">の</text:p>
          </table:table-cell>
          <table:table-cell table:style-name="Table12.A2" office:value-type="string">
            <text:p text:style-name="P56">000000000</text:p>
          </table:table-cell>
          <table:table-cell table:style-name="Table12.C2" office:value-type="string">
            <text:p text:style-name="P57">9</text:p>
          </table:table-cell>
        </table:table-row>
        <table:table-row>
          <table:table-cell table:style-name="Table12.A2" office:value-type="string">
            <text:p text:style-name="P56">た</text:p>
          </table:table-cell>
          <table:table-cell table:style-name="Table12.A2" office:value-type="string">
            <text:p text:style-name="P56">00000001</text:p>
          </table:table-cell>
          <table:table-cell table:style-name="Table12.C2" office:value-type="string">
            <text:p text:style-name="P57">9</text:p>
          </table:table-cell>
        </table:table-row>
        <table:table-row>
          <table:table-cell table:style-name="Table12.A2" office:value-type="string">
            <text:p text:style-name="P56">に</text:p>
          </table:table-cell>
          <table:table-cell table:style-name="Table12.A2" office:value-type="string">
            <text:p text:style-name="P56">00000010</text:p>
          </table:table-cell>
          <table:table-cell table:style-name="Table12.C2" office:value-type="string">
            <text:p text:style-name="P57">9</text:p>
          </table:table-cell>
        </table:table-row>
        <table:table-row>
          <table:table-cell table:style-name="Table12.A2" office:value-type="string">
            <text:p text:style-name="P56">い</text:p>
          </table:table-cell>
          <table:table-cell table:style-name="Table12.A2" office:value-type="string">
            <text:p text:style-name="P56">0000002</text:p>
          </table:table-cell>
          <table:table-cell table:style-name="Table12.C2" office:value-type="string">
            <text:p text:style-name="P57">9</text:p>
          </table:table-cell>
        </table:table-row>
        <table:table-row>
          <table:table-cell table:style-name="Table12.A2" office:value-type="string">
            <text:p text:style-name="P56">し</text:p>
          </table:table-cell>
          <table:table-cell table:style-name="Table12.A2" office:value-type="string">
            <text:p text:style-name="P56">00000100</text:p>
          </table:table-cell>
          <table:table-cell table:style-name="Table12.C2" office:value-type="string">
            <text:p text:style-name="P57">9</text:p>
          </table:table-cell>
        </table:table-row>
        <table:table-row>
          <table:table-cell table:style-name="Table12.A2" office:value-type="string">
            <text:p text:style-name="P56">と</text:p>
          </table:table-cell>
          <table:table-cell table:style-name="Table12.A2" office:value-type="string">
            <text:p text:style-name="P56">0000011</text:p>
          </table:table-cell>
          <table:table-cell table:style-name="Table12.C2" office:value-type="string">
            <text:p text:style-name="P57">9</text:p>
          </table:table-cell>
        </table:table-row>
        <table:table-row>
          <table:table-cell table:style-name="Table12.A2" office:value-type="string">
            <text:p text:style-name="P56">を</text:p>
          </table:table-cell>
          <table:table-cell table:style-name="Table12.A2" office:value-type="string">
            <text:p text:style-name="P56">0000020</text:p>
          </table:table-cell>
          <table:table-cell table:style-name="Table12.C2" office:value-type="string">
            <text:p text:style-name="P57">9</text:p>
          </table:table-cell>
        </table:table-row>
        <text:soft-page-break/>
        <table:table-row>
          <table:table-cell table:style-name="Table12.A2" office:value-type="string">
            <text:p text:style-name="P56">て</text:p>
          </table:table-cell>
          <table:table-cell table:style-name="Table12.A2" office:value-type="string">
            <text:p text:style-name="P56">000003</text:p>
          </table:table-cell>
          <table:table-cell table:style-name="Table12.C2" office:value-type="string">
            <text:p text:style-name="P57">9</text:p>
          </table:table-cell>
        </table:table-row>
        <table:table-row>
          <table:table-cell table:style-name="Table12.A2" office:value-type="string">
            <text:p text:style-name="P56">は</text:p>
          </table:table-cell>
          <table:table-cell table:style-name="Table12.A2" office:value-type="string">
            <text:p text:style-name="P56">00001000</text:p>
          </table:table-cell>
          <table:table-cell table:style-name="Table12.C2" office:value-type="string">
            <text:p text:style-name="P57">9</text:p>
          </table:table-cell>
        </table:table-row>
        <table:table-row>
          <table:table-cell table:style-name="Table12.A2" office:value-type="string">
            <text:p text:style-name="P42">‘ ‘</text:p>
          </table:table-cell>
          <table:table-cell table:style-name="Table12.A2" office:value-type="string">
            <text:p text:style-name="P58">0000101</text:p>
          </table:table-cell>
          <table:table-cell table:style-name="Table12.C2" office:value-type="string">
            <text:p text:style-name="P59">9</text:p>
          </table:table-cell>
        </table:table-row>
        <table:table-row>
          <table:table-cell table:style-name="Table12.A2" office:value-type="string">
            <text:p text:style-name="P58">な</text:p>
          </table:table-cell>
          <table:table-cell table:style-name="Table12.A2" office:value-type="string">
            <text:p text:style-name="P58">0000110</text:p>
          </table:table-cell>
          <table:table-cell table:style-name="Table12.C2" office:value-type="string">
            <text:p text:style-name="P59">9</text:p>
          </table:table-cell>
        </table:table-row>
        <table:table-row>
          <table:table-cell table:style-name="Table12.A2" office:value-type="string">
            <text:p text:style-name="P58">。</text:p>
          </table:table-cell>
          <table:table-cell table:style-name="Table12.A2" office:value-type="string">
            <text:p text:style-name="P58">000012</text:p>
          </table:table-cell>
          <table:table-cell table:style-name="Table12.C2" office:value-type="string">
            <text:p text:style-name="P59">9</text:p>
          </table:table-cell>
        </table:table-row>
        <table:table-row>
          <table:table-cell table:style-name="Table12.A2" office:value-type="string">
            <text:p text:style-name="P58">が</text:p>
          </table:table-cell>
          <table:table-cell table:style-name="Table12.A2" office:value-type="string">
            <text:p text:style-name="P58">0000200</text:p>
          </table:table-cell>
          <table:table-cell table:style-name="Table12.C2" office:value-type="string">
            <text:p text:style-name="P59">9</text:p>
          </table:table-cell>
        </table:table-row>
        <table:table-row>
          <table:table-cell table:style-name="Table12.A2" office:value-type="string">
            <text:p text:style-name="P58">る</text:p>
          </table:table-cell>
          <table:table-cell table:style-name="Table12.A2" office:value-type="string">
            <text:p text:style-name="P58">000021</text:p>
          </table:table-cell>
          <table:table-cell table:style-name="Table12.C2" office:value-type="string">
            <text:p text:style-name="P59">9</text:p>
          </table:table-cell>
        </table:table-row>
        <table:table-row>
          <table:table-cell table:style-name="Table12.A2" office:value-type="string">
            <text:p text:style-name="P58">で</text:p>
          </table:table-cell>
          <table:table-cell table:style-name="Table12.A2" office:value-type="string">
            <text:p text:style-name="P58">00010000</text:p>
          </table:table-cell>
          <table:table-cell table:style-name="Table12.C2" office:value-type="string">
            <text:p text:style-name="P59">9</text:p>
          </table:table-cell>
        </table:table-row>
        <table:table-row>
          <table:table-cell table:style-name="Table12.A2" office:value-type="string">
            <text:p text:style-name="P58">こ</text:p>
          </table:table-cell>
          <table:table-cell table:style-name="Table12.A2" office:value-type="string">
            <text:p text:style-name="P58">0001001</text:p>
          </table:table-cell>
          <table:table-cell table:style-name="Table12.C2" office:value-type="string">
            <text:p text:style-name="P59">9</text:p>
          </table:table-cell>
        </table:table-row>
        <table:table-row>
          <table:table-cell table:style-name="Table12.A2" office:value-type="string">
            <text:p text:style-name="P58">か</text:p>
          </table:table-cell>
          <table:table-cell table:style-name="Table12.A2" office:value-type="string">
            <text:p text:style-name="P58">0001010</text:p>
          </table:table-cell>
          <table:table-cell table:style-name="Table12.C2" office:value-type="string">
            <text:p text:style-name="P59">9</text:p>
          </table:table-cell>
        </table:table-row>
        <table:table-row>
          <table:table-cell table:style-name="Table12.A2" office:value-type="string">
            <text:p text:style-name="P58">っ</text:p>
          </table:table-cell>
          <table:table-cell table:style-name="Table12.A2" office:value-type="string">
            <text:p text:style-name="P58">000102</text:p>
          </table:table-cell>
          <table:table-cell table:style-name="Table12.C2" office:value-type="string">
            <text:p text:style-name="P59">9</text:p>
          </table:table-cell>
        </table:table-row>
        <table:table-row>
          <table:table-cell table:style-name="Table12.A2" office:value-type="string">
            <text:p text:style-name="P58">ら</text:p>
          </table:table-cell>
          <table:table-cell table:style-name="Table12.A2" office:value-type="string">
            <text:p text:style-name="P58">0001100</text:p>
          </table:table-cell>
          <table:table-cell table:style-name="Table12.C2" office:value-type="string">
            <text:p text:style-name="P59">9</text:p>
          </table:table-cell>
        </table:table-row>
        <table:table-row>
          <table:table-cell table:style-name="Table12.A2" office:value-type="string">
            <text:p text:style-name="P58">う</text:p>
          </table:table-cell>
          <table:table-cell table:style-name="Table12.A2" office:value-type="string">
            <text:p text:style-name="P58">000111</text:p>
          </table:table-cell>
          <table:table-cell table:style-name="Table12.C2" office:value-type="string">
            <text:p text:style-name="P59">9</text:p>
          </table:table-cell>
        </table:table-row>
      </table:table>
      <text:p text:style-name="P40"/>
      <text:p text:style-name="P40">Kodierte Textlänge: 42224 <text:tab/><text:tab/><text:tab/><text:tab/><text:tab/><text:tab/>Runtime: 146.457 milli seconds</text:p>
      <text:h text:style-name="P41" text:outline-level="3"><text:bookmark-start text:name="__RefHeading___Toc3308_3246065864"/>4.13 long_message_a<text:bookmark-end text:name="__RefHeading___Toc3308_3246065864"/></text:h>
      <text:p text:style-name="P60">Input:</text:p>
      <text:p text:style-name="P60"><text:span text:style-name="Citation">36</text:span></text:p>
      <text:p text:style-name="P60"><text:span text:style-name="Citation">1 1 1 1 1 1 1 1 1 1 1 1 1 1 1 1 1 1 1 1 1 1 1 1 1 1 1 1 1 1 1 1 1 1 1 1</text:span></text:p>
      <text:p text:style-name="P60"><text:span text:style-name="Citation">Das hier ist meine erste BWINF-Teilnahme. Ich hätte nie gedacht, dass ich soweit kommen würde. Jetzt sind wir schon in der zweiten Runde; verrückt oder? Danke für alles BWINF Team &lt;3</text:span></text:p>
      <table:table table:name="Table13" table:style-name="Table13">
        <table:table-column table:style-name="Table13.A" table:number-columns-repeated="3"/>
        <table:table-row>
          <table:table-cell table:style-name="Table13.A1" office:value-type="string">
            <text:p text:style-name="P38">Symbol</text:p>
          </table:table-cell>
          <table:table-cell table:style-name="Table13.A1" office:value-type="string">
            <text:p text:style-name="P38">Code</text:p>
          </table:table-cell>
          <table:table-cell table:style-name="Table13.C1" office:value-type="string">
            <text:p text:style-name="P38">Kosten</text:p>
          </table:table-cell>
        </table:table-row>
        <table:table-row>
          <table:table-cell table:style-name="Table13.A2" office:value-type="string">
            <text:p text:style-name="P42">‘ ‘</text:p>
          </table:table-cell>
          <table:table-cell table:style-name="Table13.A2" office:value-type="string">
            <text:p text:style-name="P61">0</text:p>
          </table:table-cell>
          <table:table-cell table:style-name="Table13.C2" office:value-type="string">
            <text:p text:style-name="P61">1</text:p>
          </table:table-cell>
        </table:table-row>
        <table:table-row>
          <table:table-cell table:style-name="Table13.A2" office:value-type="string">
            <text:p text:style-name="P61">e</text:p>
          </table:table-cell>
          <table:table-cell table:style-name="Table13.A2" office:value-type="string">
            <text:p text:style-name="P61">1</text:p>
          </table:table-cell>
          <table:table-cell table:style-name="Table13.C2" office:value-type="string">
            <text:p text:style-name="P61">1</text:p>
          </table:table-cell>
        </table:table-row>
        <table:table-row>
          <table:table-cell table:style-name="Table13.A2" office:value-type="string">
            <text:p text:style-name="P61">i</text:p>
          </table:table-cell>
          <table:table-cell table:style-name="Table13.A2" office:value-type="string">
            <text:p text:style-name="P61">2</text:p>
          </table:table-cell>
          <table:table-cell table:style-name="Table13.C2" office:value-type="string">
            <text:p text:style-name="P61">1</text:p>
          </table:table-cell>
        </table:table-row>
        <table:table-row>
          <table:table-cell table:style-name="Table13.A2" office:value-type="string">
            <text:p text:style-name="P61">t</text:p>
          </table:table-cell>
          <table:table-cell table:style-name="Table13.A2" office:value-type="string">
            <text:p text:style-name="P61">30</text:p>
          </table:table-cell>
          <table:table-cell table:style-name="Table13.C2" office:value-type="string">
            <text:p text:style-name="P61">2</text:p>
          </table:table-cell>
        </table:table-row>
        <table:table-row>
          <table:table-cell table:style-name="Table13.A2" office:value-type="string">
            <text:p text:style-name="P61">n</text:p>
          </table:table-cell>
          <table:table-cell table:style-name="Table13.A2" office:value-type="string">
            <text:p text:style-name="P61">31</text:p>
          </table:table-cell>
          <table:table-cell table:style-name="Table13.C2" office:value-type="string">
            <text:p text:style-name="P61">2</text:p>
          </table:table-cell>
        </table:table-row>
        <table:table-row>
          <table:table-cell table:style-name="Table13.A2" office:value-type="string">
            <text:p text:style-name="P61">s</text:p>
          </table:table-cell>
          <table:table-cell table:style-name="Table13.A2" office:value-type="string">
            <text:p text:style-name="P61">32</text:p>
          </table:table-cell>
          <table:table-cell table:style-name="Table13.C2" office:value-type="string">
            <text:p text:style-name="P61">2</text:p>
          </table:table-cell>
        </table:table-row>
        <text:soft-page-break/>
        <table:table-row>
          <table:table-cell table:style-name="Table13.A2" office:value-type="string">
            <text:p text:style-name="P61">r</text:p>
          </table:table-cell>
          <table:table-cell table:style-name="Table13.A2" office:value-type="string">
            <text:p text:style-name="P61">33</text:p>
          </table:table-cell>
          <table:table-cell table:style-name="Table13.C2" office:value-type="string">
            <text:p text:style-name="P61">2</text:p>
          </table:table-cell>
        </table:table-row>
        <table:table-row>
          <table:table-cell table:style-name="Table13.A2" office:value-type="string">
            <text:p text:style-name="P61">a</text:p>
          </table:table-cell>
          <table:table-cell table:style-name="Table13.A2" office:value-type="string">
            <text:p text:style-name="P61">34</text:p>
          </table:table-cell>
          <table:table-cell table:style-name="Table13.C2" office:value-type="string">
            <text:p text:style-name="P61">2</text:p>
          </table:table-cell>
        </table:table-row>
        <table:table-row>
          <table:table-cell table:style-name="Table13.A2" office:value-type="string">
            <text:p text:style-name="P61">h</text:p>
          </table:table-cell>
          <table:table-cell table:style-name="Table13.A2" office:value-type="string">
            <text:p text:style-name="P61">35</text:p>
          </table:table-cell>
          <table:table-cell table:style-name="Table13.C2" office:value-type="string">
            <text:p text:style-name="P61">2</text:p>
          </table:table-cell>
        </table:table-row>
        <table:table-row>
          <table:table-cell table:style-name="Table13.A2" office:value-type="string">
            <text:p text:style-name="P61">d</text:p>
          </table:table-cell>
          <table:table-cell table:style-name="Table13.A2" office:value-type="string">
            <text:p text:style-name="P61">36</text:p>
          </table:table-cell>
          <table:table-cell table:style-name="Table13.C2" office:value-type="string">
            <text:p text:style-name="P61">2</text:p>
          </table:table-cell>
        </table:table-row>
        <table:table-row>
          <table:table-cell table:style-name="Table13.A2" office:value-type="string">
            <text:p text:style-name="P61">m</text:p>
          </table:table-cell>
          <table:table-cell table:style-name="Table13.A2" office:value-type="string">
            <text:p text:style-name="P61">37</text:p>
          </table:table-cell>
          <table:table-cell table:style-name="Table13.C2" office:value-type="string">
            <text:p text:style-name="P61">2</text:p>
          </table:table-cell>
        </table:table-row>
        <table:table-row>
          <table:table-cell table:style-name="Table13.A2" office:value-type="string">
            <text:p text:style-name="P61">c</text:p>
          </table:table-cell>
          <table:table-cell table:style-name="Table13.A2" office:value-type="string">
            <text:p text:style-name="P61">38</text:p>
          </table:table-cell>
          <table:table-cell table:style-name="Table13.C2" office:value-type="string">
            <text:p text:style-name="P61">2</text:p>
          </table:table-cell>
        </table:table-row>
        <table:table-row>
          <table:table-cell table:style-name="Table13.A2" office:value-type="string">
            <text:p text:style-name="P61">o</text:p>
          </table:table-cell>
          <table:table-cell table:style-name="Table13.A2" office:value-type="string">
            <text:p text:style-name="P61">39</text:p>
          </table:table-cell>
          <table:table-cell table:style-name="Table13.C2" office:value-type="string">
            <text:p text:style-name="P61">2</text:p>
          </table:table-cell>
        </table:table-row>
        <table:table-row>
          <table:table-cell table:style-name="Table13.A2" office:value-type="string">
            <text:p text:style-name="P61">w</text:p>
          </table:table-cell>
          <table:table-cell table:style-name="Table13.A2" office:value-type="string">
            <text:p text:style-name="P61">3A</text:p>
          </table:table-cell>
          <table:table-cell table:style-name="Table13.C2" office:value-type="string">
            <text:p text:style-name="P61">2</text:p>
          </table:table-cell>
        </table:table-row>
        <table:table-row>
          <table:table-cell table:style-name="Table13.A2" office:value-type="string">
            <text:p text:style-name="P61">I</text:p>
          </table:table-cell>
          <table:table-cell table:style-name="Table13.A2" office:value-type="string">
            <text:p text:style-name="P61">3B</text:p>
          </table:table-cell>
          <table:table-cell table:style-name="Table13.C2" office:value-type="string">
            <text:p text:style-name="P61">2</text:p>
          </table:table-cell>
        </table:table-row>
        <table:table-row>
          <table:table-cell table:style-name="Table13.A2" office:value-type="string">
            <text:p text:style-name="P61">l</text:p>
          </table:table-cell>
          <table:table-cell table:style-name="Table13.A2" office:value-type="string">
            <text:p text:style-name="P61">3C</text:p>
          </table:table-cell>
          <table:table-cell table:style-name="Table13.C2" office:value-type="string">
            <text:p text:style-name="P61">2</text:p>
          </table:table-cell>
        </table:table-row>
        <table:table-row>
          <table:table-cell table:style-name="Table13.A2" office:value-type="string">
            <text:p text:style-name="P61">k</text:p>
          </table:table-cell>
          <table:table-cell table:style-name="Table13.A2" office:value-type="string">
            <text:p text:style-name="P61">3D</text:p>
          </table:table-cell>
          <table:table-cell table:style-name="Table13.C2" office:value-type="string">
            <text:p text:style-name="P61">2</text:p>
          </table:table-cell>
        </table:table-row>
        <table:table-row>
          <table:table-cell table:style-name="Table13.A2" office:value-type="string">
            <text:p text:style-name="P61">ü</text:p>
          </table:table-cell>
          <table:table-cell table:style-name="Table13.A2" office:value-type="string">
            <text:p text:style-name="P61">3E</text:p>
          </table:table-cell>
          <table:table-cell table:style-name="Table13.C2" office:value-type="string">
            <text:p text:style-name="P61">2</text:p>
          </table:table-cell>
        </table:table-row>
        <table:table-row>
          <table:table-cell table:style-name="Table13.A2" office:value-type="string">
            <text:p text:style-name="P61">D</text:p>
          </table:table-cell>
          <table:table-cell table:style-name="Table13.A2" office:value-type="string">
            <text:p text:style-name="P61">3F</text:p>
          </table:table-cell>
          <table:table-cell table:style-name="Table13.C2" office:value-type="string">
            <text:p text:style-name="P61">2</text:p>
          </table:table-cell>
        </table:table-row>
        <table:table-row>
          <table:table-cell table:style-name="Table13.A2" office:value-type="string">
            <text:p text:style-name="P61">B</text:p>
          </table:table-cell>
          <table:table-cell table:style-name="Table13.A2" office:value-type="string">
            <text:p text:style-name="P61">3G</text:p>
          </table:table-cell>
          <table:table-cell table:style-name="Table13.C2" office:value-type="string">
            <text:p text:style-name="P61">2</text:p>
          </table:table-cell>
        </table:table-row>
      </table:table>
      <text:p text:style-name="P40"/>
      <text:p text:style-name="P40">Kodierte Textlänge: 300 <text:tab/><text:tab/><text:tab/><text:tab/><text:tab/><text:tab/>Runtime: 67.049 milli seconds</text:p>
      <text:h text:style-name="P41" text:outline-level="3"><text:bookmark-start text:name="__RefHeading___Toc3310_3246065864"/>4.14 long_message_b<text:bookmark-end text:name="__RefHeading___Toc3310_3246065864"/></text:h>
      <text:p text:style-name="P62">Input:</text:p>
      <text:p text:style-name="P62"><text:span text:style-name="Citation">36</text:span></text:p>
      <text:p text:style-name="P62"><text:span text:style-name="Citation">1 1 1 1 1 1 1 1 1 1 1 1 2 2 2 2 3 3 3 3 4 4 4 4 5 5 5 5 5 6 6 6 6 6 6 7</text:span></text:p>
      <text:p text:style-name="P62"><text:span text:style-name="Citation">Das hier ist meine erste BWINF-Teilnahme. Ich hätte nie gedacht, dass ich soweit kommen würde. Jetzt sind wir schon in der zweiten Runde; verrückt oder? Danke für alles BWINF Team &lt;3</text:span></text:p>
      <table:table table:name="Table14" table:style-name="Table14">
        <table:table-column table:style-name="Table14.A" table:number-columns-repeated="3"/>
        <table:table-row>
          <table:table-cell table:style-name="Table14.A1" office:value-type="string">
            <text:p text:style-name="P38">Symbol</text:p>
          </table:table-cell>
          <table:table-cell table:style-name="Table14.A1" office:value-type="string">
            <text:p text:style-name="P38">Code</text:p>
          </table:table-cell>
          <table:table-cell table:style-name="Table14.C1" office:value-type="string">
            <text:p text:style-name="P38">Kosten</text:p>
          </table:table-cell>
        </table:table-row>
        <table:table-row>
          <table:table-cell table:style-name="Table14.A2" office:value-type="string">
            <text:p text:style-name="P42">‘ ‘</text:p>
          </table:table-cell>
          <table:table-cell table:style-name="Table14.A2" office:value-type="string">
            <text:p text:style-name="P63">1</text:p>
          </table:table-cell>
          <table:table-cell table:style-name="Table14.C2" office:value-type="string">
            <text:p text:style-name="P63">1</text:p>
          </table:table-cell>
        </table:table-row>
        <table:table-row>
          <table:table-cell table:style-name="Table14.A2" office:value-type="string">
            <text:p text:style-name="P63">e</text:p>
          </table:table-cell>
          <table:table-cell table:style-name="Table14.A2" office:value-type="string">
            <text:p text:style-name="P63">2</text:p>
          </table:table-cell>
          <table:table-cell table:style-name="Table14.C2" office:value-type="string">
            <text:p text:style-name="P63">1</text:p>
          </table:table-cell>
        </table:table-row>
        <table:table-row>
          <table:table-cell table:style-name="Table14.A2" office:value-type="string">
            <text:p text:style-name="P63">i</text:p>
          </table:table-cell>
          <table:table-cell table:style-name="Table14.A2" office:value-type="string">
            <text:p text:style-name="P63">3</text:p>
          </table:table-cell>
          <table:table-cell table:style-name="Table14.C2" office:value-type="string">
            <text:p text:style-name="P63">1</text:p>
          </table:table-cell>
        </table:table-row>
        <table:table-row>
          <table:table-cell table:style-name="Table14.A2" office:value-type="string">
            <text:p text:style-name="P63">t</text:p>
          </table:table-cell>
          <table:table-cell table:style-name="Table14.A2" office:value-type="string">
            <text:p text:style-name="P63">4</text:p>
          </table:table-cell>
          <table:table-cell table:style-name="Table14.C2" office:value-type="string">
            <text:p text:style-name="P63">1</text:p>
          </table:table-cell>
        </table:table-row>
        <table:table-row>
          <table:table-cell table:style-name="Table14.A2" office:value-type="string">
            <text:p text:style-name="P63">n</text:p>
          </table:table-cell>
          <table:table-cell table:style-name="Table14.A2" office:value-type="string">
            <text:p text:style-name="P63">5</text:p>
          </table:table-cell>
          <table:table-cell table:style-name="Table14.C2" office:value-type="string">
            <text:p text:style-name="P63">1</text:p>
          </table:table-cell>
        </table:table-row>
        <table:table-row>
          <table:table-cell table:style-name="Table14.A2" office:value-type="string">
            <text:p text:style-name="P63">s</text:p>
          </table:table-cell>
          <table:table-cell table:style-name="Table14.A2" office:value-type="string">
            <text:p text:style-name="P63">6</text:p>
          </table:table-cell>
          <table:table-cell table:style-name="Table14.C2" office:value-type="string">
            <text:p text:style-name="P63">1</text:p>
          </table:table-cell>
        </table:table-row>
        <table:table-row>
          <table:table-cell table:style-name="Table14.A2" office:value-type="string">
            <text:p text:style-name="P63">r</text:p>
          </table:table-cell>
          <table:table-cell table:style-name="Table14.A2" office:value-type="string">
            <text:p text:style-name="P63">7</text:p>
          </table:table-cell>
          <table:table-cell table:style-name="Table14.C2" office:value-type="string">
            <text:p text:style-name="P63">1</text:p>
          </table:table-cell>
        </table:table-row>
        <table:table-row>
          <table:table-cell table:style-name="Table14.A2" office:value-type="string">
            <text:p text:style-name="P63">a</text:p>
          </table:table-cell>
          <table:table-cell table:style-name="Table14.A2" office:value-type="string">
            <text:p text:style-name="P63">8</text:p>
          </table:table-cell>
          <table:table-cell table:style-name="Table14.C2" office:value-type="string">
            <text:p text:style-name="P63">1</text:p>
          </table:table-cell>
        </table:table-row>
        <table:table-row>
          <table:table-cell table:style-name="Table14.A2" office:value-type="string">
            <text:p text:style-name="P63">h</text:p>
          </table:table-cell>
          <table:table-cell table:style-name="Table14.A2" office:value-type="string">
            <text:p text:style-name="P63">9</text:p>
          </table:table-cell>
          <table:table-cell table:style-name="Table14.C2" office:value-type="string">
            <text:p text:style-name="P63">1</text:p>
          </table:table-cell>
        </table:table-row>
        <text:soft-page-break/>
        <table:table-row>
          <table:table-cell table:style-name="Table14.A2" office:value-type="string">
            <text:p text:style-name="P63">d</text:p>
          </table:table-cell>
          <table:table-cell table:style-name="Table14.A2" office:value-type="string">
            <text:p text:style-name="P63">A</text:p>
          </table:table-cell>
          <table:table-cell table:style-name="Table14.C2" office:value-type="string">
            <text:p text:style-name="P63">1</text:p>
          </table:table-cell>
        </table:table-row>
        <table:table-row>
          <table:table-cell table:style-name="Table14.A2" office:value-type="string">
            <text:p text:style-name="P63">m</text:p>
          </table:table-cell>
          <table:table-cell table:style-name="Table14.A2" office:value-type="string">
            <text:p text:style-name="P63">B</text:p>
          </table:table-cell>
          <table:table-cell table:style-name="Table14.C2" office:value-type="string">
            <text:p text:style-name="P63">1</text:p>
          </table:table-cell>
        </table:table-row>
        <table:table-row>
          <table:table-cell table:style-name="Table14.A2" office:value-type="string">
            <text:p text:style-name="P63">c</text:p>
          </table:table-cell>
          <table:table-cell table:style-name="Table14.A2" office:value-type="string">
            <text:p text:style-name="P63">00</text:p>
          </table:table-cell>
          <table:table-cell table:style-name="Table14.C2" office:value-type="string">
            <text:p text:style-name="P63">2</text:p>
          </table:table-cell>
        </table:table-row>
        <table:table-row>
          <table:table-cell table:style-name="Table14.A2" office:value-type="string">
            <text:p text:style-name="P63">o</text:p>
          </table:table-cell>
          <table:table-cell table:style-name="Table14.A2" office:value-type="string">
            <text:p text:style-name="P63">01</text:p>
          </table:table-cell>
          <table:table-cell table:style-name="Table14.C2" office:value-type="string">
            <text:p text:style-name="P63">2</text:p>
          </table:table-cell>
        </table:table-row>
        <table:table-row>
          <table:table-cell table:style-name="Table14.A2" office:value-type="string">
            <text:p text:style-name="P63">w</text:p>
          </table:table-cell>
          <table:table-cell table:style-name="Table14.A2" office:value-type="string">
            <text:p text:style-name="P63">02</text:p>
          </table:table-cell>
          <table:table-cell table:style-name="Table14.C2" office:value-type="string">
            <text:p text:style-name="P63">2</text:p>
          </table:table-cell>
        </table:table-row>
        <table:table-row>
          <table:table-cell table:style-name="Table14.A2" office:value-type="string">
            <text:p text:style-name="P63">I</text:p>
          </table:table-cell>
          <table:table-cell table:style-name="Table14.A2" office:value-type="string">
            <text:p text:style-name="P63">03</text:p>
          </table:table-cell>
          <table:table-cell table:style-name="Table14.C2" office:value-type="string">
            <text:p text:style-name="P63">2</text:p>
          </table:table-cell>
        </table:table-row>
        <table:table-row>
          <table:table-cell table:style-name="Table14.A2" office:value-type="string">
            <text:p text:style-name="P63">l</text:p>
          </table:table-cell>
          <table:table-cell table:style-name="Table14.A2" office:value-type="string">
            <text:p text:style-name="P63">04</text:p>
          </table:table-cell>
          <table:table-cell table:style-name="Table14.C2" office:value-type="string">
            <text:p text:style-name="P63">2</text:p>
          </table:table-cell>
        </table:table-row>
        <table:table-row>
          <table:table-cell table:style-name="Table14.A2" office:value-type="string">
            <text:p text:style-name="P63">k</text:p>
          </table:table-cell>
          <table:table-cell table:style-name="Table14.A2" office:value-type="string">
            <text:p text:style-name="P63">05</text:p>
          </table:table-cell>
          <table:table-cell table:style-name="Table14.C2" office:value-type="string">
            <text:p text:style-name="P63">2</text:p>
          </table:table-cell>
        </table:table-row>
        <table:table-row>
          <table:table-cell table:style-name="Table14.A2" office:value-type="string">
            <text:p text:style-name="P63">ü</text:p>
          </table:table-cell>
          <table:table-cell table:style-name="Table14.A2" office:value-type="string">
            <text:p text:style-name="P63">06</text:p>
          </table:table-cell>
          <table:table-cell table:style-name="Table14.C2" office:value-type="string">
            <text:p text:style-name="P63">2</text:p>
          </table:table-cell>
        </table:table-row>
        <table:table-row>
          <table:table-cell table:style-name="Table14.A2" office:value-type="string">
            <text:p text:style-name="P63">D</text:p>
          </table:table-cell>
          <table:table-cell table:style-name="Table14.A2" office:value-type="string">
            <text:p text:style-name="P63">07</text:p>
          </table:table-cell>
          <table:table-cell table:style-name="Table14.C2" office:value-type="string">
            <text:p text:style-name="P63">2</text:p>
          </table:table-cell>
        </table:table-row>
        <table:table-row>
          <table:table-cell table:style-name="Table14.A2" office:value-type="string">
            <text:p text:style-name="P63">B</text:p>
          </table:table-cell>
          <table:table-cell table:style-name="Table14.A2" office:value-type="string">
            <text:p text:style-name="P63">08</text:p>
          </table:table-cell>
          <table:table-cell table:style-name="Table14.C2" office:value-type="string">
            <text:p text:style-name="P63">2</text:p>
          </table:table-cell>
        </table:table-row>
      </table:table>
      <text:p text:style-name="P40"/>
      <text:p text:style-name="P40">Kodierte Textlänge: 252 <text:tab/><text:tab/><text:tab/><text:tab/><text:tab/><text:tab/>Runtime: 61.67<text:span text:style-name="T46">7</text:span> milli seconds</text:p>
      <text:h text:style-name="P41" text:outline-level="3"><text:bookmark-start text:name="__RefHeading___Toc3312_3246065864"/>4.15 short_message<text:bookmark-end text:name="__RefHeading___Toc3312_3246065864"/></text:h>
      <text:p text:style-name="P64">Input:</text:p>
      <text:p text:style-name="P64"><text:span text:style-name="Citation">2</text:span></text:p>
      <text:p text:style-name="P64"><text:span text:style-name="Citation">1 1</text:span></text:p>
      <text:p text:style-name="P64"><text:span text:style-name="Citation">a</text:span></text:p>
      <table:table table:name="Table15" table:style-name="Table15">
        <table:table-column table:style-name="Table15.A" table:number-columns-repeated="3"/>
        <table:table-row>
          <table:table-cell table:style-name="Table15.A1" office:value-type="string">
            <text:p text:style-name="P38">Symbol</text:p>
          </table:table-cell>
          <table:table-cell table:style-name="Table15.A1" office:value-type="string">
            <text:p text:style-name="P38">Code</text:p>
          </table:table-cell>
          <table:table-cell table:style-name="Table15.C1" office:value-type="string">
            <text:p text:style-name="P38">Kosten</text:p>
          </table:table-cell>
        </table:table-row>
        <table:table-row>
          <table:table-cell table:style-name="Table15.A2" office:value-type="string">
            <text:p text:style-name="P65">a</text:p>
          </table:table-cell>
          <table:table-cell table:style-name="Table15.A2" office:value-type="string">
            <text:p text:style-name="P66">0</text:p>
          </table:table-cell>
          <table:table-cell table:style-name="Table15.C2" office:value-type="string">
            <text:p text:style-name="P66">1</text:p>
          </table:table-cell>
        </table:table-row>
      </table:table>
      <text:p text:style-name="P40"/>
      <text:p text:style-name="P40">Kodierte Textlänge: 1 <text:tab/><text:tab/><text:tab/><text:tab/><text:tab/><text:tab/>Runtime: 63.906 milli seconds</text:p>
      <text:h text:style-name="Heading_20_3" text:outline-level="3"><text:bookmark-start text:name="__RefHeading___Toc3314_3246065864"/>4.16 single<text:bookmark-end text:name="__RefHeading___Toc3314_3246065864"/></text:h>
      <text:p text:style-name="P67">Input:</text:p>
      <text:p text:style-name="P67"><text:span text:style-name="Citation">1</text:span></text:p>
      <text:p text:style-name="P67"><text:span text:style-name="Citation">1</text:span></text:p>
      <text:p text:style-name="P67"><text:span text:style-name="Citation">Single</text:span></text:p>
      <text:p text:style-name="Text_20_body"/>
      <text:p text:style-name="P68">ValueError: Es muss mindestens 2 Perlen geben!</text:p>
      <text:h text:style-name="Heading_20_1" text:outline-level="1"><text:bookmark-start text:name="__RefHeading___Toc2238_4178761632"/><text:soft-page-break/>Quellcode<text:bookmark-end text:name="__RefHeading___Toc2238_4178761632"/></text:h>
      <text:p text:style-name="Standard"><text:span text:style-name="Source_20_Text"><text:span text:style-name="T28">class Node:</text:span></text:span></text:p>
      <text:p text:style-name="Standard"><text:span text:style-name="Source_20_Text"><text:span text:style-name="T28">    def __init__(self, value, is_leaf=True):</text:span></text:span></text:p>
      <text:p text:style-name="Standard"><text:span text:style-name="Source_20_Text"><text:span text:style-name="T28">        self.value = value</text:span></text:span></text:p>
      <text:p text:style-name="Standard"><text:span text:style-name="Source_20_Text"><text:span text:style-name="T28">        self.is_leaf = is_leaf</text:span></text:span></text:p>
      <text:p text:style-name="Standard"><text:span text:style-name="Source_20_Text"><text:span text:style-name="T28">        self.children = []</text:span></text:span></text:p>
      <text:p text:style-name="Standard"><text:span text:style-name="Source_20_Text"><text:span text:style-name="T28">        self.parent = None</text:span></text:span></text:p>
      <text:p text:style-name="Standard"><text:span text:style-name="Source_20_Text"><text:span text:style-name="T28">    def __lt__(self, other):</text:span></text:span></text:p>
      <text:p text:style-name="Standard"><text:span text:style-name="Source_20_Text"><text:span text:style-name="T28">        return self.value &lt; other.value</text:span></text:span></text:p>
      <text:p text:style-name="Standard"><text:span text:style-name="Source_20_Text"><text:span text:style-name="T28"/></text:span></text:p>
      <text:p text:style-name="Standard"><text:span text:style-name="Source_20_Text"><text:span text:style-name="T28">class TreeWithHeap:</text:span></text:span></text:p>
      <text:p text:style-name="Standard"><text:span text:style-name="Source_20_Text"><text:span text:style-name="T28">    def __init__(self, is_weighted, frequencies= {}):</text:span></text:span></text:p>
      <text:p text:style-name="Standard"><text:span text:style-name="Source_20_Text"><text:span text:style-name="T28">        if is_weighted:</text:span></text:span></text:p>
      <text:p text:style-name="Standard"><text:span text:style-name="Source_20_Text"><text:span text:style-name="T28">            self.root = Node(0)</text:span></text:span></text:p>
      <text:p text:style-name="Standard"><text:span text:style-name="Source_20_Text"><text:span text:style-name="T28">            self.leaf_heap = [(self.root.value, self.root)]# Min-heap of leaf nodes</text:span></text:span></text:p>
      <text:p text:style-name="Standard"><text:span text:style-name="Source_20_Text"><text:span text:style-name="T28">        else:</text:span></text:span></text:p>
      <text:p text:style-name="Standard"><text:span text:style-name="Source_20_Text"><text:span text:style-name="T28">            self.root = Node(0)</text:span></text:span></text:p>
      <text:p text:style-name="Standard"><text:span text:style-name="Source_20_Text"><text:span text:style-name="T28">            self.top_layer = []</text:span></text:span></text:p>
      <text:p text:style-name="Standard"><text:span text:style-name="Source_20_Text"><text:span text:style-name="T28">            for item in frequencies.items():</text:span></text:span></text:p>
      <text:p text:style-name="Standard"><text:span text:style-name="Source_20_Text"><text:span text:style-name="T28">                self.node = Node(item[1]) </text:span></text:span></text:p>
      <text:p text:style-name="Standard"><text:span text:style-name="Source_20_Text"><text:span text:style-name="T28">                self.top_layer.append(self.node)</text:span></text:span></text:p>
      <text:p text:style-name="Standard"><text:span text:style-name="Source_20_Text"><text:span text:style-name="T28"/></text:span></text:p>
      <text:p text:style-name="Standard"><text:span text:style-name="Source_20_Text"><text:span text:style-name="T28">    def add_parent(self, children, value):</text:span></text:span></text:p>
      <text:p text:style-name="Standard"><text:span text:style-name="Source_20_Text"><text:span text:style-name="T28">        new_parent = Node(value, is_leaf=False)</text:span></text:span></text:p>
      <text:p text:style-name="Standard"><text:span text:style-name="Source_20_Text"><text:span text:style-name="T28">        for child in children:</text:span></text:span></text:p>
      <text:p text:style-name="Standard"><text:span text:style-name="Source_20_Text"><text:span text:style-name="T28">            if child.parent is not None:</text:span></text:span></text:p>
      <text:p text:style-name="Standard"><text:span text:style-name="Source_20_Text"><text:span text:style-name="T28">                child.parent.children.remove(child)</text:span></text:span></text:p>
      <text:p text:style-name="Standard"><text:span text:style-name="Source_20_Text"><text:span text:style-name="T28">            child.parent = new_parent</text:span></text:span></text:p>
      <text:p text:style-name="Standard"><text:span text:style-name="Source_20_Text"><text:span text:style-name="T28">            new_parent.children.append(child)</text:span></text:span></text:p>
      <text:p text:style-name="Standard"><text:span text:style-name="Source_20_Text"><text:span text:style-name="T28">            if child in self.top_layer:</text:span></text:span></text:p>
      <text:p text:style-name="Standard"><text:span text:style-name="Source_20_Text"><text:span text:style-name="T28">                self.top_layer.remove(child)</text:span></text:span></text:p>
      <text:p text:style-name="Standard"><text:span text:style-name="Source_20_Text"><text:span text:style-name="T28">        self.top_layer.append(new_parent)</text:span></text:span></text:p>
      <text:p text:style-name="Standard"><text:span text:style-name="Source_20_Text"><text:span text:style-name="T28">        return new_parent</text:span></text:span></text:p>
      <text:p text:style-name="Standard"><text:span text:style-name="Source_20_Text"><text:span text:style-name="T28"/></text:span></text:p>
      <text:p text:style-name="Standard"><text:span text:style-name="Source_20_Text"><text:span text:style-name="T28">    def add_child(self, parent, value):</text:span></text:span></text:p>
      <text:p text:style-name="Standard"><text:span text:style-name="Source_20_Text"><text:span text:style-name="T28">        new_node = Node(value)</text:span></text:span></text:p>
      <text:p text:style-name="Standard"><text:span text:style-name="Source_20_Text"><text:span text:style-name="T28">        new_node.parent = parent</text:span></text:span></text:p>
      <text:p text:style-name="Standard"><text:span text:style-name="Source_20_Text"><text:span text:style-name="T28">        parent.children.append(new_node)</text:span></text:span></text:p>
      <text:p text:style-name="Standard"><text:span text:style-name="Source_20_Text"><text:span text:style-name="T28">        return new_node</text:span></text:span></text:p>
      <text:p text:style-name="Standard"><text:span text:style-name="Source_20_Text"><text:span text:style-name="T28"/></text:span></text:p>
      <text:p text:style-name="Standard"><text:span text:style-name="Source_20_Text"><text:span text:style-name="T28">    def find_n_smallest(self, n):</text:span></text:span></text:p>
      <text:p text:style-name="Standard"><text:span text:style-name="Source_20_Text"><text:span text:style-name="T28">        if n &lt;= 0:</text:span></text:span></text:p>
      <text:p text:style-name="Standard"><text:span text:style-name="Source_20_Text"><text:span text:style-name="T28">            return []</text:span></text:span></text:p>
      <text:p text:style-name="Standard"><text:span text:style-name="Source_20_Text"><text:span text:style-name="T28">        return heapq.nsmallest(n, self.top_layer, key=lambda node: node)</text:span></text:span></text:p>
      <text:p text:style-name="Standard"><text:span text:style-name="Source_20_Text"><text:span text:style-name="T28"/></text:span></text:p>
      <text:p text:style-name="Standard"><text:span text:style-name="Source_20_Text"><text:span text:style-name="T28">    def find_min_leaf(self):</text:span></text:span></text:p>
      <text:p text:style-name="Standard"><text:span text:style-name="Source_20_Text"><text:span text:style-name="T28">        if not self.leaf_heap:</text:span></text:span></text:p>
      <text:p text:style-name="Standard"><text:span text:style-name="Source_20_Text"><text:span text:style-name="T28">            return None</text:span></text:span></text:p>
      <text:p text:style-name="Standard"><text:span text:style-name="Source_20_Text"><text:span text:style-name="T28">        return self.leaf_heap[0][1]</text:span></text:span></text:p>
      <text:p text:style-name="Standard"><text:span text:style-name="Source_20_Text"><text:span text:style-name="T28"/></text:span></text:p>
      <text:p text:style-name="Standard"><text:span text:style-name="Source_20_Text"><text:span text:style-name="T28">    def transform_and_add_children(self, node, new_values):</text:span></text:span></text:p>
      <text:p text:style-name="Standard"><text:span text:style-name="Source_20_Text"><text:span text:style-name="T28">        node.is_leaf = False</text:span></text:span></text:p>
      <text:p text:style-name="Standard"><text:span text:style-name="Source_20_Text"><text:span text:style-name="T28">        self.leaf_heap = [(val, n) for val, n in self.leaf_heap if n != node]</text:span></text:span></text:p>
      <text:p text:style-name="Standard"><text:span text:style-name="Source_20_Text"><text:span text:style-name="T28">        heapq.heapify(self.leaf_heap)</text:span></text:span></text:p>
      <text:p text:style-name="Standard"><text:span text:style-name="Source_20_Text"><text:span text:style-name="T28">        for value in new_values:</text:span></text:span></text:p>
      <text:p text:style-name="Standard"><text:span text:style-name="Source_20_Text"><text:span text:style-name="T28">            new_node_value = node.value + value</text:span></text:span></text:p>
      <text:p text:style-name="Standard"><text:span text:style-name="Source_20_Text"><text:span text:style-name="T28">            new_node = Node(new_node_value)</text:span></text:span></text:p>
      <text:p text:style-name="Standard"><text:span text:style-name="Source_20_Text"><text:span text:style-name="T28">            node.children.append(new_node)</text:span></text:span></text:p>
      <text:p text:style-name="Standard"><text:span text:style-name="Source_20_Text"><text:span text:style-name="T28">            heapq.heappush(self.leaf_heap, (new_node.value, new_node))</text:span></text:span></text:p>
      <text:p text:style-name="Standard"><text:span text:style-name="Source_20_Text"><text:span text:style-name="T28"/></text:span></text:p>
      <text:p text:style-name="Standard"><text:span text:style-name="Source_20_Text"><text:span text:style-name="T28">    def find_all_paths(self, is_weighted=False):</text:span></text:span></text:p>
      <text:p text:style-name="Standard"><text:span text:style-name="Source_20_Text"><text:span text:style-name="T28">        paths = []</text:span></text:span></text:p>
      <text:p text:style-name="Standard"><text:span text:style-name="Source_20_Text"><text:span text:style-name="T28"/></text:span></text:p>
      <text:p text:style-name="Standard"><text:span text:style-name="Source_20_Text"><text:span text:style-name="T28">        def dfs(node, current_path):</text:span></text:span></text:p>
      <text:p text:style-name="Standard"><text:soft-page-break/><text:span text:style-name="Source_20_Text"><text:span text:style-name="T28">            if node.is_leaf:</text:span></text:span></text:p>
      <text:p text:style-name="Standard"><text:span text:style-name="Source_20_Text"><text:span text:style-name="T28">                if is_weighted:</text:span></text:span></text:p>
      <text:p text:style-name="Standard"><text:span text:style-name="Source_20_Text"><text:span text:style-name="T28">                    paths.append((current_path, node.value))</text:span></text:span></text:p>
      <text:p text:style-name="Standard"><text:span text:style-name="Source_20_Text"><text:span text:style-name="T28">                else:</text:span></text:span></text:p>
      <text:p text:style-name="Standard"><text:span text:style-name="Source_20_Text"><text:span text:style-name="T28">                    if len(current_path) == 0:</text:span></text:span></text:p>
      <text:p text:style-name="Standard"><text:span text:style-name="Source_20_Text"><text:span text:style-name="T28"><text:tab/><text:tab/><text:tab/> <text:s text:c="3"/>current_path = "0"</text:span></text:span></text:p>
      <text:p text:style-name="Standard"><text:span text:style-name="Source_20_Text"><text:span text:style-name="T28">                        path_length = 1</text:span></text:span></text:p>
      <text:p text:style-name="Standard"><text:span text:style-name="Source_20_Text"><text:span text:style-name="T28">                    else:</text:span></text:span></text:p>
      <text:p text:style-name="Standard"><text:span text:style-name="Source_20_Text"><text:span text:style-name="T28">                        path_length = len(current_path)</text:span></text:span></text:p>
      <text:p text:style-name="Standard"><text:span text:style-name="Source_20_Text"><text:span text:style-name="T28">                    paths.append((current_path, path_length))</text:span></text:span></text:p>
      <text:p text:style-name="Standard"><text:span text:style-name="Source_20_Text"><text:span text:style-name="T28">                return</text:span></text:span></text:p>
      <text:p text:style-name="Standard"><text:span text:style-name="Source_20_Text"><text:span text:style-name="T28">            for index, child in enumerate(node.children):</text:span></text:span></text:p>
      <text:p text:style-name="Standard"><text:span text:style-name="Source_20_Text"><text:span text:style-name="T28">                dfs(child, current_path + str(index_mapping(index)))</text:span></text:span></text:p>
      <text:p text:style-name="Standard"><text:span text:style-name="Source_20_Text"><text:span text:style-name="T28">        dfs(self.root, "")</text:span></text:span></text:p>
      <text:p text:style-name="Standard"><text:span text:style-name="Source_20_Text"><text:span text:style-name="T28">        return paths</text:span></text:span></text:p>
      <text:p text:style-name="Standard"><text:span text:style-name="Source_20_Text"><text:span text:style-name="T28"/></text:span></text:p>
      <text:p text:style-name="Standard"><text:span text:style-name="Source_20_Text"><text:span text:style-name="T28">def read_file():</text:span></text:span></text:p>
      <text:p text:style-name="Standard"><text:span text:style-name="Source_20_Text"><text:span text:style-name="T28">    with open(directory+filename, encoding='utf-8') as file:</text:span></text:span></text:p>
      <text:p text:style-name="Standard"><text:span text:style-name="Source_20_Text"><text:span text:style-name="T28">        content = file.readlines()</text:span></text:span></text:p>
      <text:p text:style-name="Standard"><text:span text:style-name="Source_20_Text"><text:span text:style-name="T28">        content = [line.strip() for line in content]</text:span></text:span></text:p>
      <text:p text:style-name="Standard"><text:span text:style-name="Source_20_Text"><text:span text:style-name="T28">    n = int(content[0])</text:span></text:span></text:p>
      <text:p text:style-name="Standard"><text:span text:style-name="Source_20_Text"><text:span text:style-name="T28">    if n == 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Es muss mindestens 2 Perlen geben!")</text:span></text:span></text:p>
      <text:p text:style-name="Standard"><text:span text:style-name="Source_20_Text"><text:span text:style-name="T28">        raise ValueError('Es muss mindestens 2 Perlen geben!')</text:span></text:span></text:p>
      <text:p text:style-name="Standard"><text:span text:style-name="Source_20_Text"><text:span text:style-name="T28">    pearls = [int(number) for number in content[1].split()]</text:span></text:span></text:p>
      <text:p text:style-name="Standard"><text:span text:style-name="Source_20_Text"><text:span text:style-name="T28">    message = content[2]</text:span></text:span></text:p>
      <text:p text:style-name="Standard"><text:span text:style-name="Source_20_Text"><text:span text:style-name="T28">    return n, pearls, message</text:span></text:span></text:p>
      <text:p text:style-name="Standard"><text:span text:style-name="Source_20_Text"><text:span text:style-name="T28"/></text:span></text:p>
      <text:p text:style-name="Standard"><text:span text:style-name="Source_20_Text"><text:span text:style-name="T28">def count_frequencies(frequencies={}):</text:span></text:span></text:p>
      <text:p text:style-name="Standard"><text:span text:style-name="Source_20_Text"><text:span text:style-name="T28">    for char in message:</text:span></text:span></text:p>
      <text:p text:style-name="Standard"><text:span text:style-name="Source_20_Text"><text:span text:style-name="T28">        if char not in frequencies:</text:span></text:span></text:p>
      <text:p text:style-name="Standard"><text:span text:style-name="Source_20_Text"><text:span text:style-name="T28">            frequencies[char] = 1</text:span></text:span></text:p>
      <text:p text:style-name="Standard"><text:span text:style-name="Source_20_Text"><text:span text:style-name="T28">        else:</text:span></text:span></text:p>
      <text:p text:style-name="Standard"><text:span text:style-name="Source_20_Text"><text:span text:style-name="T28">            frequencies[char] += 1</text:span></text:span></text:p>
      <text:p text:style-name="Standard"><text:span text:style-name="Source_20_Text"><text:span text:style-name="T28">    return frequencies, len(frequencies)</text:span></text:span></text:p>
      <text:p text:style-name="Standard"><text:span text:style-name="Source_20_Text"><text:span text:style-name="T28"/></text:span></text:p>
      <text:p text:style-name="Standard"><text:span text:style-name="Source_20_Text"><text:span text:style-name="T28">def collapse_tree(tree, n):</text:span></text:span></text:p>
      <text:p text:style-name="Standard"><text:span text:style-name="Source_20_Text"><text:span text:style-name="T28">    n_smallest = tree.find_n_smallest(n)</text:span></text:span></text:p>
      <text:p text:style-name="Standard"><text:span text:style-name="Source_20_Text"><text:span text:style-name="T28">    if len(n_smallest) == 1:</text:span></text:span></text:p>
      <text:p text:style-name="Standard"><text:span text:style-name="Source_20_Text"><text:span text:style-name="T28">        return tree</text:span></text:span></text:p>
      <text:p text:style-name="Standard"><text:span text:style-name="Source_20_Text"><text:span text:style-name="T28">    tree.add_parent(n_smallest, sum([node.value for node in n_smallest]))</text:span></text:span></text:p>
      <text:p text:style-name="Standard"><text:span text:style-name="Source_20_Text"><text:span text:style-name="T28">    collapse_tree(tree, n)</text:span></text:span></text:p>
      <text:p text:style-name="Standard"><text:span text:style-name="Source_20_Text"><text:span text:style-name="T28">    return tree</text:span></text:span></text:p>
      <text:p text:style-name="Standard"><text:span text:style-name="Source_20_Text"><text:span text:style-name="T28"/></text:span></text:p>
      <text:p text:style-name="Standard"><text:span text:style-name="Source_20_Text"><text:span text:style-name="T28">def index_mapping(index):</text:span></text:span></text:p>
      <text:p text:style-name="Standard"><text:span text:style-name="Source_20_Text"><text:span text:style-name="T28">    if index &lt; 10:</text:span></text:span></text:p>
      <text:p text:style-name="Standard"><text:span text:style-name="Source_20_Text"><text:span text:style-name="T28">        return index</text:span></text:span></text:p>
      <text:p text:style-name="Standard"><text:span text:style-name="Source_20_Text"><text:span text:style-name="T28">    elif index &gt;= 10 and index &lt;= 36:</text:span></text:span></text:p>
      <text:p text:style-name="Standard"><text:span text:style-name="Source_20_Text"><text:span text:style-name="T28">        return chr(index+55)</text:span></text:span></text:p>
      <text:p text:style-name="Standard"><text:span text:style-name="Source_20_Text"><text:span text:style-name="T28">    elif index &gt;= 37 and index &lt;= 62:</text:span></text:span></text:p>
      <text:p text:style-name="Standard"><text:span text:style-name="Source_20_Text"><text:span text:style-name="T28">        return chr(index+60)</text:span></text:span></text:p>
      <text:p text:style-name="Standard"><text:span text:style-name="Source_20_Text"><text:span text:style-name="T28">    else:</text:span></text:span></text:p>
      <text:p text:style-name="Standard"><text:span text:style-name="Source_20_Text"><text:span text:style-name="T28">        raise ValueError("Wie kann das sein?")</text:span></text:span></text:p>
      <text:p text:style-name="Standard"><text:span text:style-name="Source_20_Text"><text:span text:style-name="T28"/></text:span></text:p>
      <text:p text:style-name="Standard"><text:span text:style-name="Source_20_Text"><text:span text:style-name="T28">def assign_codes(paths, frequencies, total_characters):</text:span></text:span></text:p>
      <text:p text:style-name="Standard"><text:span text:style-name="Source_20_Text"><text:span text:style-name="T28">    paths = sorted(paths, key=lambda x: x[1])[:total_characters]</text:span></text:span></text:p>
      <text:p text:style-name="Standard"><text:span text:style-name="Source_20_Text"><text:span text:style-name="T28">    frequencies = sorted(frequencies.items(), key=lambda x: x[1], reverse=True)</text:span></text:span></text:p>
      <text:p text:style-name="Standard"><text:span text:style-name="Source_20_Text"><text:span text:style-name="T28">    codes = {}</text:span></text:span></text:p>
      <text:p text:style-name="Standard"><text:span text:style-name="Source_20_Text"><text:span text:style-name="T28">    for i in range(len(frequencies)):</text:span></text:span></text:p>
      <text:p text:style-name="Standard"><text:span text:style-name="Source_20_Text"><text:span text:style-name="T28">        codes[frequencies[i][0]] = paths[i]</text:span></text:span></text:p>
      <text:p text:style-name="Standard"><text:span text:style-name="Source_20_Text"><text:span text:style-name="T28">    return codes</text:span></text:span></text:p>
      <text:p text:style-name="Standard"><text:span text:style-name="Source_20_Text"><text:span text:style-name="T28"/></text:span></text:p>
      <text:p text:style-name="Standard"><text:span text:style-name="Source_20_Text"><text:span text:style-name="T28">def encode_message(codes):</text:span></text:span></text:p>
      <text:p text:style-name="Standard"><text:span text:style-name="Source_20_Text"><text:span text:style-name="T28">    encoded = ""</text:span></text:span></text:p>
      <text:p text:style-name="Standard"><text:soft-page-break/><text:span text:style-name="Source_20_Text"><text:span text:style-name="T28">    encoded_length = 0</text:span></text:span></text:p>
      <text:p text:style-name="Standard"><text:span text:style-name="Source_20_Text"><text:span text:style-name="T28">    for char in message:</text:span></text:span></text:p>
      <text:p text:style-name="Standard"><text:span text:style-name="Source_20_Text"><text:span text:style-name="T28">        encoded += codes[char][0]</text:span></text:span></text:p>
      <text:p text:style-name="Standard"><text:span text:style-name="Source_20_Text"><text:span text:style-name="T28">        encoded_length += codes[char][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str(codes)+"\n"+f"Kodierte Textlänge {encoded_length}")</text:span></text:span></text:p>
      <text:p text:style-name="Standard"><text:span text:style-name="Source_20_Text"><text:span text:style-name="T28">    print(codes)</text:span></text:span></text:p>
      <text:p text:style-name="Standard"><text:span text:style-name="Source_20_Text"><text:span text:style-name="T28">    print(f"Kodierte Textlänge {encoded_length}")</text:span></text:span></text:p>
      <text:p text:style-name="Standard"><text:span text:style-name="Source_20_Text"><text:span text:style-name="T28"/></text:span></text:p>
      <text:p text:style-name="Standard"><text:span text:style-name="Source_20_Text"><text:span text:style-name="T28">def n_ary_huffman(n):</text:span></text:span></text:p>
      <text:p text:style-name="Standard"><text:span text:style-name="Source_20_Text"><text:span text:style-name="T28">    frequencies, total_characters = count_frequencies()</text:span></text:span></text:p>
      <text:p text:style-name="Standard"><text:span text:style-name="Source_20_Text"><text:span text:style-name="T28">    tree = TreeWithHeap(False, frequencies)</text:span></text:span></text:p>
      <text:p text:style-name="Standard"><text:span text:style-name="Source_20_Text"><text:span text:style-name="T28">    collapse_tree(tree, n)</text:span></text:span></text:p>
      <text:p text:style-name="Standard"><text:span text:style-name="Source_20_Text"><text:span text:style-name="T28">    tree.root = tree.top_layer[0]</text:span></text:span></text:p>
      <text:p text:style-name="Standard"><text:span text:style-name="Source_20_Text"><text:span text:style-name="T28">    paths = tree.find_all_paths()</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Standard"><text:span text:style-name="Source_20_Text"><text:span text:style-name="T28"/></text:span></text:p>
      <text:p text:style-name="Standard"><text:span text:style-name="Source_20_Text"><text:span text:style-name="T28">def weighted_huffman(n, pearls, message):</text:span></text:span></text:p>
      <text:p text:style-name="Standard"><text:span text:style-name="Source_20_Text"><text:span text:style-name="T28">    frequencies, total_characters = count_frequencies()</text:span></text:span></text:p>
      <text:p text:style-name="Standard"><text:span text:style-name="Source_20_Text"><text:span text:style-name="T28">    needed_expansions = (total_characters-1)/(n-1)    </text:span></text:span></text:p>
      <text:p text:style-name="Standard"><text:span text:style-name="Source_20_Text"><text:span text:style-name="T28">    tree = TreeWithHeap(True)</text:span></text:span></text:p>
      <text:p text:style-name="Standard"><text:span text:style-name="Source_20_Text"><text:span text:style-name="T28">    for i in range(math.ceil(needed_expansions)):</text:span></text:span></text:p>
      <text:p text:style-name="Standard"><text:span text:style-name="Source_20_Text"><text:span text:style-name="T28">        min_leaf_node = tree.find_min_leaf()</text:span></text:span></text:p>
      <text:p text:style-name="Standard"><text:span text:style-name="Source_20_Text"><text:span text:style-name="T28">        tree.transform_and_add_children(min_leaf_node, pearls)</text:span></text:span></text:p>
      <text:p text:style-name="Standard"><text:span text:style-name="Source_20_Text"><text:span text:style-name="T28">    paths = tree.find_all_paths(True)</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Standard"><text:span text:style-name="Source_20_Text"><text:span text:style-name="T28"/></text:span></text:p>
      <text:p text:style-name="Standard"><text:span text:style-name="Source_20_Text"><text:span text:style-name="T28">n, pearls, message = read_file()</text:span></text:span></text:p>
      <text:p text:style-name="Standard"><text:span text:style-name="Source_20_Text"><text:span text:style-name="T28">n_not_1 = len([x for x in pearls if x != 1])</text:span></text:span></text:p>
      <text:p text:style-name="Standard"><text:span text:style-name="Source_20_Text"><text:span text:style-name="T28">if n &gt; 62: #Es wird maximal mit 62 Perlen kodiert</text:span></text:span></text:p>
      <text:p text:style-name="Standard"><text:span text:style-name="Source_20_Text"><text:span text:style-name="T28">        n = 62</text:span></text:span></text:p>
      <text:p text:style-name="Standard"><text:span text:style-name="Source_20_Text"><text:span text:style-name="T28">if n_not_1 == 0:</text:span></text:span></text:p>
      <text:p text:style-name="Standard"><text:span text:style-name="Source_20_Text"><text:span text:style-name="T28">    n_ary_huffman(n)</text:span></text:span></text:p>
      <text:p text:style-name="Standard"><text:span text:style-name="Source_20_Text"><text:span text:style-name="T28">else:</text:span></text:span></text:p>
      <text:p text:style-name="Standard"><text:span text:style-name="Source_20_Text"><text:span text:style-name="T28">    weighted_huffman(n, pearls, message)</text:span></text:span></text:p>
      <text:p text:style-name="Text_20_body"><text:span text:style-name="Source_20_Text"><text:span text:style-name="T28"/></text:span></text:p>
      <text:h text:style-name="Heading_20_1" text:outline-level="1"><text:bookmark-start text:name="__RefHeading___Toc3502_3246065864"/><text:span text:style-name="Source_20_Text">Anhang</text:span><text:bookmark-end text:name="__RefHeading___Toc3502_3246065864"/></text:h>
      <text:p text:style-name="P69">Schmuck0</text:p>
      <text:p text:style-name="Text_20_body">{'E': ('000', 3), ' ': ('001', 3), 'I': ('010', 3), 'N': ('110', 3), 'S': ('111', 3), 'D': ('0110', 4), 'O': ('0111', 4), 'L': ('1000', 4), 'R': ('1001', 4), 'M': ('1010', 4), 'C': ('10110', 5), 'H': ('10111', 5)}</text:p>
      <text:p text:style-name="Text_20_body">Kodierte Textlänge: 113</text:p>
      <text:p text:style-name="P69">schmuck00</text:p>
      <text:p text:style-name="Text_20_body">{' ': ('00', 2), 'e': ('01', 2), 'i': ('10', 2), 't': ('021', 3), 'n': ('022', 3), 's': ('110', 3), 'h': ('111', 3), 'c': ('120', 3), 'l': ('0200', 4), 'a': ('0201', 4), 'r': ('0202', 4), 'd': ('1120', 4), 'D': ('1121', 4), 'u': ('1212', 4), 'w': ('1220', 4), 'm': ('1222', 4), 'G': ('11220', 5), 'g': ('11221', 5), 'E': ('11222', 5), 'k': ('12100', 5), 'f': ('12101', 5), 'W': ('12102', 5), 'Z': ('12110', 5), 'P': ('12111', 5), 'o': ('12112', 5), '?': ('12210', 5), 'A': ('12211', 5), 'b': ('12212', 5)}</text:p>
      <text:p text:style-name="Text_20_body">Kodierte Textlänge: 420</text:p>
      <text:p text:style-name="P69">schmuck01</text:p>
      <text:p text:style-name="Text_20_body"><text:soft-page-break/>{' ': ('0', 1), 'e': ('2', 1), 'n': ('10', 2), 'r': ('12', 2), 'i': ('13', 2), 's': ('30', 2), 'l': ('31', 2), 'a': ('32', 2), 't': ('33', 2), 'h': ('40', 2), 'c': ('41', 2), 'o': ('43', 2), 'g': ('110', 3), 'm': ('111', 3), 'u': ('112', 3), '.': ('113', 3), 'd': ('114', 3), 'k': ('140', 3), 'E': ('141', 3), ',': ('142', 3), 'D': ('143', 3), 'b': ('144', 3), 'w': ('340', 3), 'ü': ('342', 3), 'f': ('343', 3), 'S': ('344', 3), 'v': ('420', 3), 'I': ('422', 3), 'p': ('423', 3), 'O': ('424', 3), 'V': ('440', 3), 'ö': ('441', 3), 'z': ('442', 3), 'F': ('443', 3), 'B': ('444', 3), 'ä': ('3410', 4), 'G': ('3411', 4), 'K': ('3412', 4), 'R': ('3413', 4), 'M': ('3414', 4), 'ß': ('4210', 4), 'H': ('4211', 4), 'N': ('4212', 4), 'W': ('4213', 4), '…': ('4214', 4)}</text:p>
      <text:p text:style-name="Text_20_body">Kodierte Textlänge: 1150</text:p>
      <text:p text:style-name="P69">schmuck1</text:p>
      <text:p text:style-name="Text_20_body">{'e': ('001', 3), 't': ('011', 3), ' ': ('100', 3), 'r': ('101', 3), 'i': ('110', 3), 'n': ('111', 3), 'w': ('20', 3), 'B': ('21', 3), 'I': ('0000', 4), 's': ('0001', 4), 'f': ('002', 4), '"': ('0100', 4), 'b': ('0101', 4), 'W': ('012', 4), 'N': ('020', 4), 'F': ('021', 4), 'h': ('102', 4), 'ü': ('112', 4), 'D': ('120', 4), 'u': ('121', 4), 'd': ('22', 4), 'o': ('0002', 5), 'm': ('0102', 5), 'a': ('022', 5), 'k': ('122', 5)}</text:p>
      <text:p text:style-name="Text_20_body">Kodierte Textlänge: 194</text:p>
      <text:p text:style-name="P69">schmuck2</text:p>
      <text:p text:style-name="Text_20_body">{'a': ('000000', 6), ' ': ('01', 6), 'b': ('001', 7), 'c': ('100', 7), 'd': ('0001', 8), 'e': ('00001', 9), 'f': ('000001', 10), 'g': ('11', 10), 'h': ('101', 11)}</text:p>
      <text:p text:style-name="Text_20_body">Kodierte Textlänge: 266</text:p>
      <text:p text:style-name="P69">schmuck3</text:p>
      <text:p text:style-name="Text_20_body">{'a': ('000', 3), 'b': ('01', 3), 'c': ('10', 3), ' ': ('2', 3), 'd': ('001', 4), 'e': ('02', 4), 'f': ('11', 4), 'g': ('002', 5), 'h': ('12', 5)}</text:p>
      <text:p text:style-name="Text_20_body">Kodierte Textlänge: 337</text:p>
      <text:p text:style-name="P69">schmuck4</text:p>
      <text:p text:style-name="Text_20_body">{'a': ('001', 7), 'b': ('00000000', 8), 'c': ('0001', 8), 'd': ('0100', 8), 'e': ('1000', 8), 'f': ('00001', 9), 'g': ('000001', 10), 'h': ('11', 10), 'i': ('0000001', 11), 'j': ('011', 11), 'k': ('101', 11), 'l': ('00000001', 12), 'm': ('0101', 12), 'n': ('1001', 12)}</text:p>
      <text:p text:style-name="Text_20_body">Kodierte Textlänge: 137</text:p>
      <text:p text:style-name="P69">schmuck5</text:p>
      <text:p text:style-name="Text_20_body">{' ': ('00', 2), 'e': ('010', 3), 't': ('011', 3), 'i': ('02', 3), 'o': ('100', 3), 's': ('101', 3), 'a': ('110', 3), 'n': ('111', 3), 'r': ('12', 3), 'c': ('20', 3), 'd': ('21', 3), 'l': ('3', 3), 'm': ('012', 4), 'h': ('03', 4), 'u': ('102', 4), 'p': ('112', 4), 'f': ('13', 4), 'b': ('22', 4), 'y': ('4', 4), 'g': ('013', 5), '.': ('04', 5), 'v': ('103', 5), 'x': ('113', 5), 'q': ('14', 5), ',': ('23', 5), 'w': ('5', 5), 'T': ('014', 6), 'F': ('05', 6), 'S': ('104', 6), '-': ('114', 6), 'A': ('15', 6), 'H': ('24', 6), '1': ('6', 6), '9': ('015', 7), '5': ('06', 7), '2': ('105', 7), 'z': ('115', 7), 'G': ('16', 7), '’': ('25', 7), 'j': ('016', 8), ';': ('106', 8)}</text:p>
      <text:p text:style-name="Text_20_body">Kodierte Textlänge: 3185</text:p>
      <text:p text:style-name="P69"><text:soft-page-break/>schmuck6</text:p>
      <text:p text:style-name="Text_20_body">{'，': ('00000', 5), '文': ('0001', 5), '馬': ('0010', 5), '。': ('002', 5), '有': ('0100', 5), '古': ('011', 5), '英': ('1000', 5), '雄': ('101', 5), '未': ('12', 5), '遇': ('200', 5), '時': ('21', 5), '都': ('00001', 6), '無': ('0002', 6), '大': ('0011', 6), '志': ('0101', 6), '非': ('012', 6), '止': ('0200', 6), '鄧': ('021', 6), '禹': ('1001', 6), '希': ('102', 6), '學': ('1100', 6), '、': ('111', 6), '武': ('201', 6), '望': ('22', 6), '督': ('00002', 7), '郵': ('0012', 7), '也': ('0102', 7), '晉': ('0201', 7), '公': ('022', 7), '妻': ('1002', 7), '不': ('1101', 7), '肯': ('112', 7), '去': ('202', 7), '齊': ('0202', 8)}</text:p>
      <text:p text:style-name="Text_20_body">Kodierte Textlänge: 234</text:p>
      <text:p text:style-name="P69">schmuck7</text:p>
      <text:p text:style-name="Text_20_body">{' ': ('00', 2), 'e': ('01', 2), 'n': ('02', 2), 'i': ('03', 2), 'r': ('04', 2), 's': ('05', 2), 'a': ('06', 2), 'd': ('10', 2), 'h': ('11', 2), 't': ('12', 2), 'u': ('13', 2), 'l': ('14', 2), 'c': ('15', 2), 'g': ('16', 2), 'm': ('20', 2), 'o': ('21', 2), 'b': ('22', 2), ',': ('23', 2), 'f': ('24', 2), 'w': ('25', 2), '.': ('26', 2), 'k': ('30', 2), 'z': ('31', 2), 'S': ('32', 2), 'ä': ('33', 2), 'ü': ('34', 2), 'ö': ('35', 2), 'v': ('40', 2), 'p': ('41', 2), 'F': ('42', 2), 'ß': ('43', 2), 'D': ('44', 2), 'E': ('45', 2), 'V': ('46', 2), 'W': ('50', 2), 'N': ('51', 2), 'K': ('52', 2), 'B': ('53', 2), 'A': ('54', 2), 'M': ('55', 2), 'H': ('56', 2), 'I': ('60', 2), 'L': ('61', 2), 'R': ('62', 2), 'G': ('63', 2), 'T': ('64', 2), 'Z': ('65', 2), 'j': ('66', 2), 'J': ('7', 2), '-': ('07', 3), ';': ('17', 3), '(': ('27', 3), ')': ('360', 3), ':': ('361', 3), '_': ('362', 3), 'O': ('363', 3), 'U': ('364', 3), '[': ('365', 3), ']': ('366', 3), '„': ('37', 3), '“': ('47', 3), 'P': ('57', 3), '1': ('67', 3), '4': ('8', 3), '3': ('08', 4), '?': ('18', 4), '2': ('28', 4), '!': ('367', 4), '5': ('38', 4), '6': ('48', 4), '0': ('58', 4), 'q': ('68', 4), 'Ä': ('9', 4), '8': ('09', 5), '7': ('19', 5), '9': ('29', 5), 'Q': ('368', 5), '’': ('39', 5), 'Ö': ('49', 5), 'x': ('59', 5), 'y': ('69', 5), 'C': ('369', 6)}</text:p>
      <text:p text:style-name="Text_20_body">Kodierte Textlänge: 165728</text:p>
      <text:p text:style-name="P69">schmuck8</text:p>
      <text:p text:style-name="Text_20_body">{'，': ('00000', 5), '。': ('00001', 5), '「': ('00010', 5), '」': ('00011', 5), '》': ('0003', 5), '：': ('00100', 5), '《': ('00101', 5), '之': ('00110', 5), '格': ('00111', 5), '不': ('0012', 5), '有': ('0013', 5), '為': ('0020', 5), '云': ('0021', 5), '時': ('004', 5), '其': ('01000', 5), '一': ('01001', 5), '武': ('01010', 5), '相': ('01011', 5), '人': ('0102', 5), '詩': ('0103', 5), '風': ('01100', 5), '也': ('01101', 5), '公': ('01110', 5), '是': ('01111', 5), '知': ('0112', 5), '在': ('0113', 5), '誰': ('0120', 5), '；': ('0121', 5), '未': ('0130', 5), '都': ('0131', 5), '、': ('014', 5), '馬': ('0200', 5), '嚴': ('0201', 5), '而': ('0210', 5), '意': ('0211', 5), '以': ('022', 5), '言': ('023', 5), '日': ('0300', 5), '十': ('0301', 5), '百': ('0310', 5), '皆': ('0311', 5), '作': ('032', 5), '者': ('033', 5), '花': ('040', 5), '天': ('041', 5), '調': ('10000', 5), '性': ('10001', 5), '情': ('10010', 5), '律': ('10011', 5), '骨': ('1002', 5), '無': ('1003', 5), '大': ('10100', 5), '志': ('10101', 5), '非': ('10110', 5), '禹': ('10111', 5), '文': ('1013', 5), '光': ('1020', 5), '與': ('1030', 5), '李': ('1031', 5), '通': ('104', 5), '尤': ('11000', 5), '目': ('11001', 5), '曰': ('11010', 5), '君': ('11011', 5), '得': ('1102', 5), '韓': ('1103', 5), '王': ('11100', 5), '後': ('11101', 5), '見': ('11110', 5), '解': ('11111', 5), '林': ('1112', 5), '將': ('1113', 5), '開': ('1120', 5), '看': ('1121', 5), '來': ('1130', 5), '四': ('1131', 5), '此': ('114', 5), '便': ('1200', 5), '年': ('1201', 5), '已': ('1210', 5), '中': ('1211', 5), '出': ('122', 5), '七': ('123', 5), '上': ('1300', 5), '問': ('1301', 5), '濟': ('1310', 5), '才': ('1311', 5), '何': ('132', 5), '滿': ('133', 5), '自': ('140', 5), '水': ('141', 5), '外': ('2001', 5), '多': ('2010', 5), '枝': ('2011', 5), '繩': ('202', 5), '深': ('203', 5), ' ': ('2100', 5), '好': ('2101', 5), '談': ('2110', 5), '趣': ('2111', 5), '三': ('212', 5), '篇': ('213', 5), '同': ('220', 5), '乎': ('221', 5), '吟': ('230', 5), '古': ('231', 5), '英': ('24', 5), '雄': <text:soft-page-break/>('3000', 5), '遇': ('3001', 5), '止': ('3010', 5), '鄧': ('3011', 5), '希': ('302', 5), '學': ('303', 5), '望': ('3100', 5), '督': ('3101', 5), '郵': ('3110', 5), '晉': ('3111', 5), '妻': ('312', 5), '肯': ('313', 5), '去': ('320', 5), '齊': ('321', 5), '貧': ('330', 5), '訟': ('331', 5), '逋': ('34', 5), '租': ('400', 5), '於': ('401', 5), '奇': ('410', 5), '歸': ('411', 5), '謂': ('42', 5), '寧': ('43', 5), '耶': ('00002', 6), '窺': ('00003', 6), '盼': ('00012', 6), '榮': ('00013', 6), '蘄': ('00020', 6), '小': ('00021', 6), '卒': ('0004', 6), '士': ('00102', 6), '封': ('00103', 6), '怒': ('00112', 6), '侮': ('00113', 6), '己': ('0014', 6), '奮': ('0022', 6), '拳': ('0023', 6), '毆': ('00300', 6), '般': ('00301', 6), '鄂': ('00310', 6), '西': ('00311', 6), '辛': ('0032', 6), '丑': ('0033', 6), '元': ('01002', 6), '攬': ('01003', 6), '鏡': ('01012', 6), '老': ('01013', 6), '門': ('0104', 6), '草': ('01102', 6), '生': ('01103', 6), '詠': ('01112', 6), '懷': ('01113', 6), '猶': ('0114', 6), '如': ('0122', 6), '到': ('0123', 6), '可': ('0132', 6), '郎': ('0133', 6), '玩': ('0202', 6), '詞': ('0203', 6), '若': ('0212', 6), '料': ('0213', 6), '入': ('024', 6), '及': ('0302', 6), '省': ('0303', 6), '經': ('0312', 6), '略': ('0313', 6), '金': ('034', 6), '丞': ('042', 6), '席': ('043', 6), '心': ('10002', 6), '酬': ('10003', 6), '恩': ('10012', 6), '客': ('10013', 6), '屈': ('1004', 6), '指': ('10102', 6), '世': ('10103', 6), '登': ('10112', 6), '甲': ('10113', 6), '秀': ('10120', 6), '樓': ('10121', 6), '絕': ('1014', 6), '句': ('10210', 6), '炊': ('10211', 6), '煙': ('1022', 6), '卓': ('1023', 6), '午': ('1032', 6), '散': ('1033', 6), '輕': ('11002', 6), '絲': ('11003', 6), '萬': ('11012', 6), '家': ('11013', 6), '飯': ('1104', 6), '熟': ('11102', 6), '訊': ('11103', 6), '招': ('11112', 6), '火': ('11113', 6), '斜': ('1114', 6), '陽': ('1122', 6), '樹': ('1123', 6), '鄉': ('1132', 6), '祠': ('1133', 6), '居': ('1202', 6), '然': ('1203', 6), '侯': ('1212', 6), '命': ('1213', 6), '氣': ('124', 6), '象': ('1302', 6), '迥': ('1303', 6), '異': ('1312', 6), '張': ('1313', 6), '桐': ('134', 6), '城': ('142', 6), '則': ('143', 6), '翰': ('20000', 6), '至': ('20001', 6), '首': ('2002', 6), '最': ('2003', 6), '清': ('2012', 6), '妙': ('2013', 6), '柳': ('204', 6), '陰': ('2102', 6), '春': ('2103', 6), '曲': ('2112', 6), '暮': ('2113', 6), '山': ('214', 6), '葉': ('222', 6), '底': ('223', 6), '雙': ('232', 6), '蝴': ('233', 6), '蝶': ('3002', 6), '先': ('3003', 6), '臨': ('3012', 6), '種': ('3013', 6), '化': ('304', 6), '兩': ('3102', 6), '扈': ('3103', 6), '蹕': ('3112', 6), '憐': ('3113', 6), '龍': ('314', 6), '鐘': ('322', 6), '叟': ('323', 6), '騎': ('332', 6), '踏': ('333', 6), '冰': ('402', 6), '星': ('403', 6), '和': ('412', 6), '皇': ('413', 6), '〈': ('44', 6), '箏': ('00004', 7), '九': ('00014', 7), '霄': ('00022', 7), '近': ('00023', 7), '增': ('00104', 7), '華': ('00114', 7), '色': ('0024', 7), '野': ('00302', 7), '仗': ('00303', 7), '寶': ('00312', 7), '押': ('00313', 7), '字': ('0034', 7), '韻': ('01004', 7), '寄': ('01014', 7), '托': ('01104', 7), '遙': ('01114', 7), '二': ('0124', 7), '楊': ('0134', 7), '誠': ('0204', 7), '齋': ('0214', 7), '從': ('0304', 7), '分': ('0314', 7), '低': ('044', 7), '拙': ('10004', 7), '空': ('10014', 7), '架': ('10104', 7), '子': ('10114', 7), '腔': ('10122', 7), '口': ('10123', 7), '易': ('10212', 7), '描': ('10213', 7), '專': ('1024', 7), '寫': ('1034', 7), '靈': ('11004', 7), '辦': ('11014', 7), '餘': ('11104', 7), '愛': ('11114', 7), '須': ('1124', 7), '半': ('1134', 7), '勞': ('1204', 7), '思': ('1214', 7), '婦': ('1304', 7), '率': ('1314', 7), '事': ('144', 7), '今': ('20002', 7), '能': ('20003', 7), '範': ('2004', 7), '圍': ('2014', 7), '否': ('2104', 7), '況': ('2114', 7), '皋': ('224', 7), '歌': ('234', 7), '國': ('3004', 7), '雅': ('3014', 7), '頌': ('3104', 7), '豈': ('3114', 7), '定': ('324', 7), '哉': ('334', 7), '許': ('404', 7), '渾': ('414', 7), '似': ('00024', 8), '成': ('00304', 8), '仙': ('00314', 8), '里': ('10124', 8), '莫': ('10214', 8), '浪': ('20004', 8)}</text:p>
      <text:p text:style-name="Text_20_body">Kodierte Textlänge: 3428</text:p>
      <text:p text:style-name="P69">schmuck9</text:p>
      <text:p text:style-name="Text_20_body">{'の': ('000000000', 9), 'た': ('00000001', 9), 'に': ('00000010', 9), 'い': ('0000002', 9), 'し': ('00000100', 9), 'と': ('0000011', 9), 'を': ('0000020', 9), 'て': ('000003', 9), 'は': ('00001000', 9), '、': ('0000101', 9), 'な': ('0000110', 9), '。': ('000012', 9), 'が': ('0000200', 9), 'る': ('000021', 9), 'で': ('00010000', 9), 'こ': ('0001001', 9), 'か': ('0001010', 9), 'っ': ('000102', 9), 'ら': ('0001100', 9), 'う': ('000111', 9), 'れ': <text:soft-page-break/>('000120', 9), 'す': ('00013', 9), 'ー': ('0002000', 9), 'り': ('000201', 9), 'き': ('000210', 9), 'ま': ('00022', 9), 'そ': ('000300', 9), 'ン': ('00031', 9), 'く': ('00100000', 9), 'よ': ('0010001', 9), 'だ': ('0010010', 9), 'あ': ('001002', 9), 'さ': ('0010100', 9), 'も': ('001011', 9), 'わ': ('001020', 9), '・': ('00103', 9), ' ': ('0011000', 9), '\u3000': ('001101', 9), 'お': ('001110', 9), 'け': ('00112', 9), '「': ('001200', 9), '」': ('00121', 9), 'ル': ('00130', 9), 'え': ('0020000', 9), 'ち': ('002001', 9), 'ん': ('002010', 9), 'ラ': ('00202', 9), 'つ': ('002100', 9), 'ス': ('00211', 9), 'カ': ('00220', 9), '人': ('0023', 9), 'イ': ('003000', 9), '見': ('00301', 9), 'ト': ('00310', 9), 'ウ': ('0032', 9), 'レ': ('01000000', 9), 'ど': ('0100001', 9), 'や': ('0100010', 9), 'ジ': ('010002', 9), '大': ('0100100', 9), '聖': ('010011', 9), '彼': ('010020', 9), 'め': ('01003', 9), '上': ('0101000', 9), 'エ': ('010101', 9), '者': ('010110', 9), 'せ': ('01012', 9), 'ア': ('010200', 9), '思': ('01021', 9), 'フ': ('01030', 9), '出': ('0110000', 9), 'ば': ('011001', 9), 'サ': ('011010', 9), '車': ('01102', 9), '堂': ('011100', 9), '建': ('01111', 9), '海': ('01120', 9), '中': ('0113', 9), 'む': ('012000', 9), '道': ('01201', 9), 'ョ': ('01210', 9), '事': ('0122', 9), '物': ('01300', 9), 'み': ('0131', 9), 'チ': ('0200000', 9), '言': ('020001', 9), 'タ': ('020010', 9), '手': ('02002', 9), '地': ('020100', 9), '一': ('02011', 9), '口': ('02020', 9), '会': ('0203', 9), 'べ': ('021000', 9), 'ク': ('02101', 9), 'げ': ('02110', 9), '部': ('0212', 9), 'マ': ('02200', 9), 'ほ': ('0221', 9), 'オ': ('0230', 9), 'ろ': ('030000', 9), 'び': ('03001', 9), '立': ('03010', 9), '水': ('0302', 9), '築': ('03100', 9), '乗': ('0311', 9), '雨': ('0320', 9), '通': ('033', 9), 'ょ': ('10000000', 9), '入': ('1000001', 9), 'ね': ('1000010', 9), '主': ('100002', 9), '任': ('1000100', 9), '司': ('100011', 9), '場': ('100020', 9), '川': ('10003', 9), '決': ('1001000', 9), '自': ('100101', 9), '馬': ('100110', 9), '員': ('10012', 9), 'ァ': ('100200', 9), 'ド': ('10021', 9), 'ぶ': ('10030', 9), '家': ('1010000', 9), '合': ('101001', 9), '―': ('101010', 9), '分': ('10102', 9), '気': ('101100', 9), '祭': ('10111', 9), '線': ('10120', 9), '内': ('1013', 9), '送': ('102000', 9), '後': ('10201', 9), '港': ('10210', 9), 'ざ': ('1022', 9), '市': ('10300', 9), '取': ('1031', 9), 'ッ': ('1100000', 9), '利': ('110001', 9), '明': ('110010', 9), '行': ('11002', 9), 'ご': ('110100', 9), '目': ('11011', 9), '駅': ('11020', 9), '降': ('1103', 9), '前': ('111000', 9), 'ぎ': ('11101', 9), '友': ('11110', 9), '奏': ('1112', 9), '重': ('11200', 9), '不': ('1121', 9), '陸': ('1130', 9), '四': ('120000', 9), '得': ('12001', 9), '身': ('12010', 9), '防': ('1202', 9), 'ぐ': ('12100', 9), '振': ('1211', 9), '方': ('1220', 9), '広': ('123', 9), '鉄': ('13000', 9), '外': ('1301', 9), '交': ('1310', 9), '年': ('132', 9), '運': ('2000000', 9), '屋': ('200001', 9), '式': ('200010', 9), '敷': ('20002', 9), '過': ('200100', 9), 'ワ': ('20011', 9), '着': ('20020', 9), '用': ('2003', 9), '数': ('201000', 9), '実': ('20101', 9), '側': ('20110', 9), 'ぼ': ('2012', 9), 'ひ': ('20200', 9), '若': ('2021', 9), '意': ('2030', 9), '紹': ('210000', 9), '介': ('21001', 9), '教': ('21010', 9), 'ミ': ('2102', 9), 'ノ': ('21100', 9), 'ガ': ('2111', 9), '医': ('2120', 9), 'リ': ('213', 9), '差': ('22000', 9), '安': ('2201', 9), '素': ('2210', 9), '塔': ('222', 9), '量': ('2300', 9), '無': ('231', 9), '船': ('300000', 9), 'ダ': ('30001', 9), '撃': ('30010', 9), '名': ('3002', 9), '河': ('30100', 9), '他': ('3011', 9), '民': ('3020', 9), '生': ('303', 9), '代': ('31000', 9), '考': ('3101', 9), '石': ('3110', 9), '堤': ('312', 9), '牧': ('3200', 9), '草': ('321', 9), '味': ('330', 9), '南': ('000000001', 10), '越': ('00000002', 10), '舞': ('00000011', 10), '町': ('0000003', 10), '々': ('00000101', 10), '小': ('0000012', 10), '北': ('0000021', 10), '走': ('00001001', 10), '復': ('0000102', 10), '保': ('0000111', 10), '古': ('000013', 10), '説': ('0000201', 10), '修': ('000022', 10), '商': ('0000300', 10), 'ず': ('000031', 10), '到': ('00010001', 10), '荷': ('0001002', 10), '足': ('0001011', 10), '音': ('000103', 10), 'パ': ('0001101', 10), 'じ': ('000112', 10), '歩': ('000121', 10), 'ぞ': ('0002001', 10), '少': ('000202', 10), '散': ('000211', 10), '巨': ('00023', 10), '空': ('000301', 10), '話': ('00032', 10), '格': ('00100001', 10), '助': ('0010002', 10), '仕': ('0010011', 10), '示': ('001003', 10), 'づ': ('0010101', 10), '指': ('001012', 10), 'ゃ': ('001021', 10), '特': ('0011001', 10), '廊': ('001102', 10), '晴': ('001111', 10), '眠': ('00113', 10), '図': ('001201', 10), 'ォ': ('00122', 10), '元': ('00131', 10), '呼': ('0020001', 10), '所': ('002002', 10), '今': ('002011', 10), '岸': ('00203', 10), '二': <text:soft-page-break/>('002101', 10), '寄': ('00212', 10), '隊': ('00221', 10), '隻': ('003001', 10), '世': ('00302', 10), '由': ('00311', 10), '砂': ('0033', 10), '流': ('01000001', 10), '細': ('0100002', 10), '横': ('0100011', 10), '伸': ('010003', 10), '知': ('0100101', 10), '放': ('010012', 10), '羊': ('010021', 10), '権': ('0101001', 10), '持': ('010102', 10), '負': ('010111', 10), '美': ('01013', 10), '風': ('010201', 10), '波': ('01022', 10), '儀': ('01031', 10), '日': ('0110001', 10), 'ゆ': ('011002', 10), '窓': ('011011', 10), '動': ('01103', 10), '境': ('011101', 10), 'グ': ('01112', 10), '輪': ('01121', 10), '街': ('012001', 10), '治': ('01202', 10), '都': ('01211', 10), '有': ('0123', 10), '能': ('01301', 10), '信': ('0132', 10), '望': ('0200001', 10), '集': ('020002', 10), '団': ('020011', 10), '便': ('02003', 10), '社': ('020101', 10), '支': ('02012', 10), '工': ('02021', 10), '委': ('021001', 10), '時': ('02102', 10), '汽': ('02111', 10), '午': ('0213', 10), '三': ('02201', 10), '等': ('0222', 10), '券': ('0231', 10), '買': ('030001', 10), '厳': ('03002', 10), '心': ('03011', 10), '老': ('0303', 10), 'ブ': ('03101', 10), 'ム': ('0312', 10), 'ホ': ('0321', 10), 'テ': ('10000001', 10), '床': ('1000002', 10), '覆': ('1000011', 10), '十': ('100003', 10), '全': ('1000101', 10), '頭': ('100012', 10), '面': ('100021', 10), '感': ('1001001', 10), 'ピ': ('100102', 10), 'ヴ': ('100111', 10), '進': ('10013', 10), '根': ('100201', 10), '神': ('10022', 10), 'ポ': ('10031', 10), '深': ('1010001', 10), '套': ('101002', 10), '暗': ('101011', 10), '職': ('10103', 10), '直': ('101101', 10), '多': ('10112', 10), '以': ('10121', 10), '頷': ('102001', 10), '参': ('10202', 10), 'キ': ('10211', 10), '尊': ('1023', 10), '区': ('10301', 10), '下': ('1032', 10), 'シ': ('1100001', 10), '楽': ('110002', 10), 'ぬ': ('110011', 10), '度': ('11003', 10), '対': ('110101', 10), '達': ('11012', 10), '何': ('11021', 10), '役': ('111001', 10), '濡': ('11102', 10), '匂': ('11111', 10), '注': ('1113', 10), 'ベ': ('11201', 10), '丈': ('1122', 10), '様': ('1131', 10), '積': ('120001', 10), '山': ('12002', 10), '英': ('12011', 10), '国': ('1203', 10), '測': ('12101', 10), '制': ('1212', 10), '作': ('1221', 10), '単': ('13001', 10), '敵': ('1302', 10), '艦': ('1311', 10), '戦': ('133', 10), '六': ('2000001', 10), '紀': ('200002', 10), '攻': ('200011', 10), '迎': ('20003', 10), '緒': ('200101', 10), '歴': ('20012', 10), '史': ('20021', 10), '輝': ('201001', 10), '残': ('20102', 10), '域': ('20111', 10), '沈': ('2013', 10), '泥': ('20201', 10), 'ふ': ('2022', 10), '州': ('2031', 10), '貿': ('210001', 10), '易': ('21002', 10), '探': ('21011', 10), 'へ': ('2103', 10), '縦': ('21101', 10), '縮': ('2112', 10), '変': ('2121', 10), '貌': ('22001', 10), '類': ('2202', 10), '計': ('2211', 10), '塩': ('223', 10), '沢': ('2301', 10), '埋': ('232', 10), '償': ('300001', 10), '真': ('30002', 10), '路': ('30011', 10), '造': ('3003', 10), '低': ('30101', 10), '峡': ('3012', 10), 'プ': ('3021', 10), '産': ('31001', 10), '抵': ('3102', 10), '抗': ('3111', 10), '渡': ('313', 10), '東': ('3201', 10), '潮': ('322', 10), '共': ('331', 10), '忘': ('000000002', 11), '昔': ('00000003', 11), '拘': ('00000012', 11), '束': ('00000102', 11), '断': ('0000013', 11), '切': ('0000022', 11), '暴': ('00001002', 11), '階': ('0000103', 11), '眺': ('0000112', 11), '誰': ('0000202', 11), '再': ('000023', 11), '移': ('0000301', 11), '浸': ('000032', 11), '湖': ('00010002', 11), '界': ('0001003', 11), '幅': ('0001012', 11), 'ザ': ('0001102', 11), '幹': ('000113', 11), '捨': ('000122', 11), '七': ('0002002', 11), '長': ('000203', 11), '鄙': ('000212', 11), '往': ('000302', 11), '選': ('00033', 11), '議': ('00100002', 11), 'ゼ': ('0010003', 11), '体': ('0010012', 11), '表': ('0010102', 11), '正': ('001013', 11), '組': ('001022', 11), '織': ('0011002', 11), '改': ('001103', 11), '善': ('001112', 11), '必': ('001202', 11), '要': ('00123', 11), '設': ('00132', 11), '性': ('0020002', 11), '去': ('002003', 11), '比': ('002012', 11), '粗': ('002102', 11), '末': ('00213', 11), '託': ('00222', 11), '当': ('003002', 11), '珍': ('00303', 11), '消': ('00312', 11), '毎': ('01000002', 11), '激': ('0100003', 11), 'ロ': ('0100012', 11), '旅': ('0100102', 11), '費': ('010013', 11), '節': ('010022', 11), '約': ('0101002', 11), '換': ('010103', 11), '威': ('010112', 11), '苦': ('010202', 11), '労': ('01023', 11), '終': ('01032', 11), '養': ('0110002', 11), '院': ('011003', 11), '配': ('011012', 11), '属': ('011102', 11), 'ズ': ('01113', 11), '族': ('01122', 11), '喜': ('012002', 11), '好': ('01203', 11), '客': ('01212', 11), '余': ('01302', 11), '裕': ('0133', 11), 'ぷ': ('0200002', 11), '藁': ('020003', 11), '突': <text:soft-page-break/>('020012', 11), '間': ('020102', 11), '耐': ('02013', 11), '完': ('02022', 11), '駆': ('021002', 11), '角': ('02103', 11), '聳': ('02112', 11), 'セ': ('02202', 11), '嘆': ('0223', 11), '声': ('0232', 11), '抑': ('030002', 11), '篠': ('03003', 11), '追': ('03012', 11), '払': ('03102', 11), '緑': ('0313', 11), '幾': ('0322', 11), 'デ': ('10000002', 11), 'ィ': ('1000003', 11), 'ゴ': ('1000012', 11), '待': ('1000102', 11), '沛': ('100013', 11), '然': ('100022', 11), '砕': ('1001002', 11), '霧': ('100103', 11), '昇': ('100112', 11), '蒸': ('100202', 11), 'ェ': ('10023', 11), '被': ('10032', 11), '台': ('1010002', 11), '紗': ('101003', 11), '幕': ('101012', 11), '郭': ('101102', 11), '浮': ('10113', 11), '想': ('10122', 11), '像': ('102002', 11), '描': ('10203', 11), '姿': ('10212', 11), '遥': ('10302', 11), '秘': ('1033', 11), '的': ('1100002', 11), '荘': ('110003', 11), '門': ('110012', 11), '停': ('110102', 11), '抜': ('11013', 11), '板': ('11022', 11), '御': ('111002', 11), '開': ('11103', 11), '届': ('11112', 11), '帽': ('11202', 11), '子': ('1123', 11), '襟': ('1132', 11), '飛': ('120002', 11), '墓': ('12003', 11), '急': ('12012', 11), '服': ('12102', 11), '撥': ('1213', 11), '扉': ('1222', 11), '戸': ('13002', 11), '革': ('1303', 11), '帳': ('1312', 11), '《': ('2000002', 11), '》': ('200003', 11), '押': ('200012', 11), '雲': ('200102', 11), '閉': ('20013', 11), '薄': ('20022', 11), '歌': ('201002', 11), '席': ('20103', 11), '男': ('20112', 11), '返': ('20202', 11), '領': ('2023', 11), '袖': ('2032', 11), '首': ('210002', 11), '巻': ('21003', 11), '挨': ('21012', 11), '拶': ('21102', 11), '彩': ('2113', 11), '使': ('2122', 11), '同': ('22002', 11), '己': ('2203', 11), '申': ('2212', 11), '聞': ('2302', 11), '別': ('233', 11), '付': ('300002', 11), '泊': ('30003', 11), '業': ('30012', 11), '誇': ('30102', 11), '回': ('3013', 11), '短': ('3022', 11), '敬': ('31002', 11), '調': ('3103', 11), '相': ('3112', 11), '扱': ('3202', 11), '貶': ('323', 11), '疑': ('332', 11), '問': ('000000003', 12), 'ャ': ('00000013', 12), '礼': ('00000103', 12), '拝': ('0000023', 12), '演': ('00001003', 12), 'ニ': ('0000113', 12), '優': ('0000203', 12), '秀': ('0000302', 12), '売': ('000033', 12), '管': ('00010003', 12), '理': ('0001013', 12), '伝': ('0001103', 12), '受': ('000123', 12), '肩': ('0002003', 12), '態': ('000213', 12), '侮': ('000303', 12), '蔑': ('00100003', 12), '万': ('0010013', 12), '逆': ('0010103', 12), '充': ('001023', 12), '認': ('0011003', 12), '識': ('001113', 12), '恭': ('001203', 12), '揖': ('00133', 12), '丁': ('0020003', 12), '寧': ('002013', 12), '謙': ('002103', 12), '虚': ('00223', 12), '惜': ('003003', 12), '護': ('00313', 12), '務': ('01000003', 12), '料': ('0100013', 12), '機': ('0100103', 12), '嫌': ('010023', 12), '徴': ('0101003', 12), '摘': ('010113', 12), '折': ('010203', 12), '快': ('01033', 12), '褒': ('0110003', 12), '逃': ('011013', 12), '観': ('011103', 12), '念': ('01123', 12), '傘': ('012003', 12), '独': ('01213', 12), '雰': ('01303', 12), '囲': ('0200003', 12), '醸': ('020013', 12), '冷': ('020103', 12), '漏': ('02023', 12), '雄': ('021003', 12), '弁': ('02113', 12), '案': ('02203', 12), '千': ('0233', 12), '百': ('030003', 12), '五': ('03013', 12), '経': ('03103', 12), '験': ('0323', 12), '脇': ('10000003', 12), '尋': ('1000013', 12), '導': ('1000103', 12), '夫': ('100023', 12), '答': ('1001003', 12), '眉': ('100113', 12), '毛': ('100203', 12), '崇': ('10033', 12), '高': ('1010003', 12), '簡': ('101013', 12), 'ケ': ('101103', 12), '吟': ('10123', 12), '値': ('102003', 12), '軽': ('10213', 12), '岩': ('10303', 12), '頑': ('1100003', 12), '架': ('110013', 12), '構': ('110103', 12), '莫': ('11023', 12), '抱': ('111003', 12), '亀': ('11113', 12), '裂': ('11203', 12), '煉': ('1133', 12), '瓦': ('120003', 12), '詰': ('12013', 12), '跡': ('12103', 12), '筋': ('1223', 12), '枠': ('13003', 12), '割': ('1313', 12), '稲': ('2000003', 12), '妻': ('200013', 12), '刻': ('200103', 12), '印': ('20023', 12), '諺': ('201003', 12), '半': ('20113', 12), '円': ('20203', 12), '形': ('2033', 12), '背': ('210003', 12), '載': ('21013', 12), '！': ('21103', 12), '胆': ('2123', 12), '連': ('22003', 12), '応': ('2213', 12), 'ぜ': ('2303', 12), '定': ('300003', 12), '関': ('30013', 12), '天': ('30103', 12), '登': ('3023', 12), 'ギ': ('31003', 12), 'ペ': ('3113', 12), '拭': ('3203', 12)}</text:p>
      <text:p text:style-name="Text_20_body">Kodierte Textlänge: 42224</text:p>
      <text:p text:style-name="P69"><text:soft-page-break/>long_message_a</text:p>
      <text:p text:style-name="Text_20_body">{' ': ('0', 1), 'e': ('1', 1), 'i': ('2', 1), 't': ('30', 2), 'n': ('31', 2), 's': ('32', 2), 'r': ('33', 2), 'a': ('34', 2), 'h': ('35', 2), 'd': ('36', 2), 'm': ('37', 2), 'c': ('38', 2), 'o': ('39', 2), 'w': ('3A', 2), 'I': ('3B', 2), 'l': ('3C', 2), 'k': ('3D', 2), 'ü': ('3E', 2), 'D': ('3F', 2), 'B': ('3G', 2), 'W': ('3H', 2), 'N': ('3I', 2), 'F': ('3J', 2), 'T': ('3K', 2), '.': ('3L', 2), 'z': ('3M', 2), '-': ('3N', 2), 'ä': ('3O', 2), 'g': ('3P', 2), ',': ('3Q', 2), 'J': ('3R', 2), 'R': ('3S', 2), 'u': ('3T', 2), ';': ('3U', 2), 'v': ('3V', 2), '?': ('3W', 2), 'f': ('3X', 2), '&lt;': ('3Y', 2), '3': ('3Z', 2)}</text:p>
      <text:p text:style-name="Text_20_body">Kodierte Textlänge: 300</text:p>
      <text:p text:style-name="P69">long_message_b</text:p>
      <text:p text:style-name="Text_20_body">{' ': ('1', 1), 'e': ('2', 1), 'i': ('3', 1), 't': ('4', 1), 'n': ('5', 1), 's': ('6', 1), 'r': ('7', 1), 'a': ('8', 1), 'h': ('9', 1), 'd': ('A', 1), 'm': ('B', 1), 'c': ('00', 2), 'o': ('01', 2), 'w': ('02', 2), 'I': ('03', 2), 'l': ('04', 2), 'k': ('05', 2), 'ü': ('06', 2), 'D': ('07', 2), 'B': ('08', 2), 'W': ('09', 2), 'N': ('0A', 2), 'F': ('0B', 2), 'T': ('C', 2), '.': ('D', 2), 'z': ('E', 2), '-': ('F', 2), 'ä': ('0C', 3), 'g': ('0D', 3), ',': ('0E', 3), 'J': ('0F', 3), 'R': ('G', 3), 'u': ('H', 3), ';': ('I', 3), 'v': ('J', 3), '?': ('0G', 4), 'f': ('0H', 4), '&lt;': ('0I', 4), '3': ('0J', 4)}</text:p>
      <text:p text:style-name="Text_20_body">Kodierte Textlänge: 252</text:p>
      <text:p text:style-name="P69">short_message</text:p>
      <text:p text:style-name="Text_20_body">{'a': ('0', 1)}</text:p>
      <text:p text:style-name="Text_20_body">Kodierte Textlänge: 1</text:p>
      <text:p text:style-name="P69">single</text:p>
      <text:p text:style-name="Text_20_body">Es muss mindestens 2 Perlen geb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1: Schmucknachrichten</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30</text:page-number>/<text:page-count>30</text:page-count></text:p>
      </style:footer>
      <style:footer-first>
        <text:p text:style-name="Footer"><text:tab/><text:page-number text:select-page="current">1</text:page-number>/<text:page-count>3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7H49M59S</meta:editing-duration>
    <meta:editing-cycles>117</meta:editing-cycles>
    <meta:generator>LibreOffice/25.2.0.3$Windows_X86_64 LibreOffice_project/e1cf4a87eb02d755bce1a01209907ea5ddc8f069</meta:generator>
    <dc:date>2025-03-10T19:19:55.499151200</dc:date>
    <meta:document-statistic meta:table-count="15" meta:image-count="0" meta:object-count="0" meta:page-count="30" meta:paragraph-count="1311" meta:word-count="10235" meta:character-count="53233" meta:non-whitespace-character-count="44083"/>
  </office:meta>
</office:document-meta>
</file>